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723cm"/>
    </style:style>
    <style:style style:name="co2" style:family="table-column">
      <style:table-column-properties fo:break-before="auto" style:column-width="2.295cm"/>
    </style:style>
    <style:style style:name="co3" style:family="table-column">
      <style:table-column-properties fo:break-before="auto" style:column-width="1.261cm"/>
    </style:style>
    <style:style style:name="co4" style:family="table-column">
      <style:table-column-properties fo:break-before="auto" style:column-width="1.342cm"/>
    </style:style>
    <style:style style:name="co5" style:family="table-column">
      <style:table-column-properties fo:break-before="auto" style:column-width="1.288cm"/>
    </style:style>
    <style:style style:name="co6" style:family="table-column">
      <style:table-column-properties fo:break-before="auto" style:column-width="1.423cm"/>
    </style:style>
    <style:style style:name="co7" style:family="table-column">
      <style:table-column-properties fo:break-before="auto" style:column-width="3.085cm"/>
    </style:style>
    <style:style style:name="co8" style:family="table-column">
      <style:table-column-properties fo:break-before="auto" style:column-width="2.323cm"/>
    </style:style>
    <style:style style:name="co9" style:family="table-column">
      <style:table-column-properties fo:break-before="auto" style:column-width="2.133cm"/>
    </style:style>
    <style:style style:name="co10" style:family="table-column">
      <style:table-column-properties fo:break-before="auto" style:column-width="2.623cm"/>
    </style:style>
    <style:style style:name="co11" style:family="table-column">
      <style:table-column-properties fo:break-before="auto" style:column-width="1.369cm"/>
    </style:style>
    <style:style style:name="co12" style:family="table-column">
      <style:table-column-properties fo:break-before="auto" style:column-width="1.914cm"/>
    </style:style>
    <style:style style:name="co13" style:family="table-column">
      <style:table-column-properties fo:break-before="auto" style:column-width="2.459cm"/>
    </style:style>
    <style:style style:name="co14" style:family="table-column">
      <style:table-column-properties fo:break-before="auto" style:column-width="1.452cm"/>
    </style:style>
    <style:style style:name="co15" style:family="table-column">
      <style:table-column-properties fo:break-before="auto" style:column-width="1.316cm"/>
    </style:style>
    <style:style style:name="co16" style:family="table-column">
      <style:table-column-properties fo:break-before="auto" style:column-width="1.887cm"/>
    </style:style>
    <style:style style:name="co1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21.721cm" svg:height="10.2cm" svg:x="17.093cm" svg:y="110.711cm">
            <draw:object draw:notify-on-update-of-ranges="Sheet1.B246:Sheet1.B246 Sheet1.B247:Sheet1.B277 Sheet1.C246:Sheet1.C246 Sheet1.C247:Sheet1.C277 Sheet1.D246:Sheet1.D246 Sheet1.D247:Sheet1.D277 Sheet1.E246:Sheet1.E246 Sheet1.E247:Sheet1.E277 Sheet1.F246:Sheet1.F246 Sheet1.F247:Sheet1.F277 Sheet1.G246:Sheet1.G246 Sheet1.G247:Sheet1.G277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21.675cm" svg:height="9.67cm" svg:x="16.901cm" svg:y="125.107cm">
            <draw:object draw:notify-on-update-of-ranges="Sheet1.B278:Sheet1.B278 Sheet1.B279:Sheet1.B330 Sheet1.C278:Sheet1.C278 Sheet1.C279:Sheet1.C330 Sheet1.D278:Sheet1.D278 Sheet1.D279:Sheet1.D330 Sheet1.E278:Sheet1.E278 Sheet1.E279:Sheet1.E330 Sheet1.F278:Sheet1.F278 Sheet1.F279:Sheet1.F330 Sheet1.G278:Sheet1.G278 Sheet1.G279:Sheet1.G330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21.722cm" svg:height="9.882cm" svg:x="16.9cm" svg:y="149.092cm">
            <draw:object draw:notify-on-update-of-ranges="Sheet1.B331:Sheet1.B331 Sheet1.B332:Sheet1.B404 Sheet1.C331:Sheet1.C331 Sheet1.C332:Sheet1.C404 Sheet1.D331:Sheet1.D331 Sheet1.D332:Sheet1.D404 Sheet1.E331:Sheet1.E331 Sheet1.E332:Sheet1.E404 Sheet1.F331:Sheet1.F331 Sheet1.F332:Sheet1.F404 Sheet1.G331:Sheet1.G331 Sheet1.G332:Sheet1.G404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5.999cm" svg:height="8.999cm" svg:x="38.928cm" svg:y="112.91cm">
            <draw:object draw:notify-on-update-of-ranges="Sheet1.AB247:Sheet1.AB249 Sheet1.AC246:Sheet1.AC246 Sheet1.AC247:Sheet1.AC249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13" table:default-cell-style-name="Default"/>
        <table:table-row table:style-name="ro1">
          <table:table-cell office:value-type="string" calcext:value-type="string">
            <text:p>Contexts</text:p>
          </table:table-cell>
          <table:table-cell office:value-type="string" calcext:value-type="string">
            <text:p><text:s/>Issue Width</text:p>
          </table:table-cell>
          <table:table-cell office:value-type="string" calcext:value-type="string">
            <text:p><text:s/>ALUs</text:p>
          </table:table-cell>
          <table:table-cell office:value-type="string" calcext:value-type="string">
            <text:p><text:s/>MULs</text:p>
          </table:table-cell>
          <table:table-cell office:value-type="string" calcext:value-type="string">
            <text:p><text:s/>LSUs</text:p>
          </table:table-cell>
          <table:table-cell office:value-type="string" calcext:value-type="string">
            <text:p><text:s/>Banks</text:p>
          </table:table-cell>
          <table:table-cell office:value-type="string" calcext:value-type="string">
            <text:p><text:s/>Cycles</text:p>
          </table:table-cell>
          <table:table-cell office:value-type="string" calcext:value-type="string">
            <text:p><text:s/>Total Cycles</text:p>
          </table:table-cell>
          <table:table-cell office:value-type="string" calcext:value-type="string">
            <text:p><text:s/>Total Stalls</text:p>
          </table:table-cell>
          <table:table-cell office:value-type="string" calcext:value-type="string">
            <text:p><text:s/>Decode Stalls</text:p>
          </table:table-cell>
          <table:table-cell office:value-type="string" calcext:value-type="string">
            <text:p><text:s/>NOPs</text:p>
          </table:table-cell>
          <table:table-cell office:value-type="string" calcext:value-type="string">
            <text:p><text:s/>Branches</text:p>
          </table:table-cell>
          <table:table-cell office:value-type="string" calcext:value-type="string">
            <text:p><text:s/>Memory Ops</text:p>
          </table:table-cell>
          <table:table-cell office:value-type="string" calcext:value-type="string">
            <text:p><text:s/>DRAM</text:p>
          </table:table-cell>
          <table:table-cell office:value-type="string" calcext:value-type="string">
            <text:p><text:s/>IRAM</text:p>
          </table:table-cell>
          <table:table-cell office:value-type="string" calcext:value-type="string">
            <text:p><text:s/>Iterations</text:p>
          </table:table-cell>
          <table:table-cell table:number-columns-repeated="13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187075" calcext:value-type="float">
            <text:p>187075</text:p>
          </table:table-cell>
          <table:table-cell office:value-type="float" office:value="11401" calcext:value-type="float">
            <text:p>11401</text:p>
          </table:table-cell>
          <table:table-cell office:value-type="float" office:value="5239" calcext:value-type="float">
            <text:p>5239</text:p>
          </table:table-cell>
          <table:table-cell office:value-type="float" office:value="36219" calcext:value-type="float">
            <text:p>36219</text:p>
          </table:table-cell>
          <table:table-cell office:value-type="float" office:value="2045" calcext:value-type="float">
            <text:p>2045</text:p>
          </table:table-cell>
          <table:table-cell office:value-type="float" office:value="0" calcext:value-type="float">
            <text:p>0</text:p>
          </table:table-cell>
          <table:table-cell office:value-type="float" office:value="147516" calcext:value-type="float">
            <text:p>147516</text:p>
          </table:table-cell>
          <table:table-cell office:value-type="float" office:value="1944" calcext:value-type="float">
            <text:p>1944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173656" calcext:value-type="float">
            <text:p>173656</text:p>
          </table:table-cell>
          <table:table-cell office:value-type="float" office:value="17460" calcext:value-type="float">
            <text:p>17460</text:p>
          </table:table-cell>
          <table:table-cell office:value-type="float" office:value="11298" calcext:value-type="float">
            <text:p>11298</text:p>
          </table:table-cell>
          <table:table-cell office:value-type="float" office:value="42371" calcext:value-type="float">
            <text:p>42371</text:p>
          </table:table-cell>
          <table:table-cell office:value-type="float" office:value="2045" calcext:value-type="float">
            <text:p>2045</text:p>
          </table:table-cell>
          <table:table-cell office:value-type="float" office:value="0" calcext:value-type="float">
            <text:p>0</text:p>
          </table:table-cell>
          <table:table-cell office:value-type="float" office:value="147516" calcext:value-type="float">
            <text:p>147516</text:p>
          </table:table-cell>
          <table:table-cell office:value-type="float" office:value="1976" calcext:value-type="float">
            <text:p>197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12591" calcext:value-type="float">
            <text:p>212591</text:p>
          </table:table-cell>
          <table:table-cell office:value-type="float" office:value="20537" calcext:value-type="float">
            <text:p>20537</text:p>
          </table:table-cell>
          <table:table-cell office:value-type="float" office:value="14375" calcext:value-type="float">
            <text:p>14375</text:p>
          </table:table-cell>
          <table:table-cell office:value-type="float" office:value="42371" calcext:value-type="float">
            <text:p>42371</text:p>
          </table:table-cell>
          <table:table-cell office:value-type="float" office:value="2045" calcext:value-type="float">
            <text:p>2045</text:p>
          </table:table-cell>
          <table:table-cell office:value-type="float" office:value="29708" calcext:value-type="float">
            <text:p>29708</text:p>
          </table:table-cell>
          <table:table-cell office:value-type="float" office:value="147516" calcext:value-type="float">
            <text:p>147516</text:p>
          </table:table-cell>
          <table:table-cell office:value-type="float" office:value="1976" calcext:value-type="float">
            <text:p>197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63433" calcext:value-type="float">
            <text:p>163433</text:p>
          </table:table-cell>
          <table:table-cell office:value-type="float" office:value="28731" calcext:value-type="float">
            <text:p>28731</text:p>
          </table:table-cell>
          <table:table-cell office:value-type="float" office:value="22569" calcext:value-type="float">
            <text:p>22569</text:p>
          </table:table-cell>
          <table:table-cell office:value-type="float" office:value="42371" calcext:value-type="float">
            <text:p>42371</text:p>
          </table:table-cell>
          <table:table-cell office:value-type="float" office:value="2045" calcext:value-type="float">
            <text:p>2045</text:p>
          </table:table-cell>
          <table:table-cell office:value-type="float" office:value="1032" calcext:value-type="float">
            <text:p>1032</text:p>
          </table:table-cell>
          <table:table-cell office:value-type="float" office:value="147516" calcext:value-type="float">
            <text:p>147516</text:p>
          </table:table-cell>
          <table:table-cell office:value-type="float" office:value="1976" calcext:value-type="float">
            <text:p>197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72632" calcext:value-type="float">
            <text:p>172632</text:p>
          </table:table-cell>
          <table:table-cell office:value-type="float" office:value="20544" calcext:value-type="float">
            <text:p>20544</text:p>
          </table:table-cell>
          <table:table-cell office:value-type="float" office:value="14382" calcext:value-type="float">
            <text:p>14382</text:p>
          </table:table-cell>
          <table:table-cell office:value-type="float" office:value="42371" calcext:value-type="float">
            <text:p>42371</text:p>
          </table:table-cell>
          <table:table-cell office:value-type="float" office:value="2045" calcext:value-type="float">
            <text:p>2045</text:p>
          </table:table-cell>
          <table:table-cell office:value-type="float" office:value="0" calcext:value-type="float">
            <text:p>0</text:p>
          </table:table-cell>
          <table:table-cell office:value-type="float" office:value="147516" calcext:value-type="float">
            <text:p>147516</text:p>
          </table:table-cell>
          <table:table-cell office:value-type="float" office:value="1976" calcext:value-type="float">
            <text:p>197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11567" calcext:value-type="float">
            <text:p>211567</text:p>
          </table:table-cell>
          <table:table-cell office:value-type="float" office:value="23621" calcext:value-type="float">
            <text:p>23621</text:p>
          </table:table-cell>
          <table:table-cell office:value-type="float" office:value="17459" calcext:value-type="float">
            <text:p>17459</text:p>
          </table:table-cell>
          <table:table-cell office:value-type="float" office:value="42371" calcext:value-type="float">
            <text:p>42371</text:p>
          </table:table-cell>
          <table:table-cell office:value-type="float" office:value="2045" calcext:value-type="float">
            <text:p>2045</text:p>
          </table:table-cell>
          <table:table-cell office:value-type="float" office:value="29708" calcext:value-type="float">
            <text:p>29708</text:p>
          </table:table-cell>
          <table:table-cell office:value-type="float" office:value="147516" calcext:value-type="float">
            <text:p>147516</text:p>
          </table:table-cell>
          <table:table-cell office:value-type="float" office:value="1976" calcext:value-type="float">
            <text:p>197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62409" calcext:value-type="float">
            <text:p>162409</text:p>
          </table:table-cell>
          <table:table-cell office:value-type="float" office:value="31815" calcext:value-type="float">
            <text:p>31815</text:p>
          </table:table-cell>
          <table:table-cell office:value-type="float" office:value="25653" calcext:value-type="float">
            <text:p>25653</text:p>
          </table:table-cell>
          <table:table-cell office:value-type="float" office:value="42371" calcext:value-type="float">
            <text:p>42371</text:p>
          </table:table-cell>
          <table:table-cell office:value-type="float" office:value="2045" calcext:value-type="float">
            <text:p>2045</text:p>
          </table:table-cell>
          <table:table-cell office:value-type="float" office:value="1032" calcext:value-type="float">
            <text:p>1032</text:p>
          </table:table-cell>
          <table:table-cell office:value-type="float" office:value="147516" calcext:value-type="float">
            <text:p>147516</text:p>
          </table:table-cell>
          <table:table-cell office:value-type="float" office:value="1976" calcext:value-type="float">
            <text:p>197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172276" calcext:value-type="float">
            <text:p>172276</text:p>
          </table:table-cell>
          <table:table-cell office:value-type="float" office:value="22992" calcext:value-type="float">
            <text:p>22992</text:p>
          </table:table-cell>
          <table:table-cell office:value-type="float" office:value="16830" calcext:value-type="float">
            <text:p>16830</text:p>
          </table:table-cell>
          <table:table-cell office:value-type="float" office:value="45575" calcext:value-type="float">
            <text:p>45575</text:p>
          </table:table-cell>
          <table:table-cell office:value-type="float" office:value="2045" calcext:value-type="float">
            <text:p>2045</text:p>
          </table:table-cell>
          <table:table-cell office:value-type="float" office:value="0" calcext:value-type="float">
            <text:p>0</text:p>
          </table:table-cell>
          <table:table-cell office:value-type="float" office:value="147516" calcext:value-type="float">
            <text:p>147516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13386" calcext:value-type="float">
            <text:p>213386</text:p>
          </table:table-cell>
          <table:table-cell office:value-type="float" office:value="25176" calcext:value-type="float">
            <text:p>25176</text:p>
          </table:table-cell>
          <table:table-cell office:value-type="float" office:value="19014" calcext:value-type="float">
            <text:p>19014</text:p>
          </table:table-cell>
          <table:table-cell office:value-type="float" office:value="45571" calcext:value-type="float">
            <text:p>45571</text:p>
          </table:table-cell>
          <table:table-cell office:value-type="float" office:value="2045" calcext:value-type="float">
            <text:p>2045</text:p>
          </table:table-cell>
          <table:table-cell office:value-type="float" office:value="31756" calcext:value-type="float">
            <text:p>31756</text:p>
          </table:table-cell>
          <table:table-cell office:value-type="float" office:value="147516" calcext:value-type="float">
            <text:p>147516</text:p>
          </table:table-cell>
          <table:table-cell office:value-type="float" office:value="1996" calcext:value-type="float">
            <text:p>199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58084" calcext:value-type="float">
            <text:p>158084</text:p>
          </table:table-cell>
          <table:table-cell office:value-type="float" office:value="29274" calcext:value-type="float">
            <text:p>29274</text:p>
          </table:table-cell>
          <table:table-cell office:value-type="float" office:value="23112" calcext:value-type="float">
            <text:p>23112</text:p>
          </table:table-cell>
          <table:table-cell office:value-type="float" office:value="45571" calcext:value-type="float">
            <text:p>45571</text:p>
          </table:table-cell>
          <table:table-cell office:value-type="float" office:value="2045" calcext:value-type="float">
            <text:p>2045</text:p>
          </table:table-cell>
          <table:table-cell office:value-type="float" office:value="2056" calcext:value-type="float">
            <text:p>2056</text:p>
          </table:table-cell>
          <table:table-cell office:value-type="float" office:value="147516" calcext:value-type="float">
            <text:p>147516</text:p>
          </table:table-cell>
          <table:table-cell office:value-type="float" office:value="1996" calcext:value-type="float">
            <text:p>199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69192" calcext:value-type="float">
            <text:p>169192</text:p>
          </table:table-cell>
          <table:table-cell office:value-type="float" office:value="24016" calcext:value-type="float">
            <text:p>24016</text:p>
          </table:table-cell>
          <table:table-cell office:value-type="float" office:value="17854" calcext:value-type="float">
            <text:p>17854</text:p>
          </table:table-cell>
          <table:table-cell office:value-type="float" office:value="45575" calcext:value-type="float">
            <text:p>45575</text:p>
          </table:table-cell>
          <table:table-cell office:value-type="float" office:value="2045" calcext:value-type="float">
            <text:p>2045</text:p>
          </table:table-cell>
          <table:table-cell office:value-type="float" office:value="0" calcext:value-type="float">
            <text:p>0</text:p>
          </table:table-cell>
          <table:table-cell office:value-type="float" office:value="147516" calcext:value-type="float">
            <text:p>147516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12362" calcext:value-type="float">
            <text:p>212362</text:p>
          </table:table-cell>
          <table:table-cell office:value-type="float" office:value="28260" calcext:value-type="float">
            <text:p>28260</text:p>
          </table:table-cell>
          <table:table-cell office:value-type="float" office:value="22098" calcext:value-type="float">
            <text:p>22098</text:p>
          </table:table-cell>
          <table:table-cell office:value-type="float" office:value="45571" calcext:value-type="float">
            <text:p>45571</text:p>
          </table:table-cell>
          <table:table-cell office:value-type="float" office:value="2045" calcext:value-type="float">
            <text:p>2045</text:p>
          </table:table-cell>
          <table:table-cell office:value-type="float" office:value="31756" calcext:value-type="float">
            <text:p>31756</text:p>
          </table:table-cell>
          <table:table-cell office:value-type="float" office:value="147516" calcext:value-type="float">
            <text:p>147516</text:p>
          </table:table-cell>
          <table:table-cell office:value-type="float" office:value="1996" calcext:value-type="float">
            <text:p>199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2" office:value-type="float" office:value="157060" calcext:value-type="float">
            <text:p>157060</text:p>
          </table:table-cell>
          <table:table-cell office:value-type="float" office:value="32358" calcext:value-type="float">
            <text:p>32358</text:p>
          </table:table-cell>
          <table:table-cell office:value-type="float" office:value="26196" calcext:value-type="float">
            <text:p>26196</text:p>
          </table:table-cell>
          <table:table-cell office:value-type="float" office:value="45571" calcext:value-type="float">
            <text:p>45571</text:p>
          </table:table-cell>
          <table:table-cell office:value-type="float" office:value="2045" calcext:value-type="float">
            <text:p>2045</text:p>
          </table:table-cell>
          <table:table-cell office:value-type="float" office:value="2056" calcext:value-type="float">
            <text:p>2056</text:p>
          </table:table-cell>
          <table:table-cell office:value-type="float" office:value="147516" calcext:value-type="float">
            <text:p>147516</text:p>
          </table:table-cell>
          <table:table-cell office:value-type="float" office:value="1996" calcext:value-type="float">
            <text:p>199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160827" calcext:value-type="float">
            <text:p>160827</text:p>
          </table:table-cell>
          <table:table-cell office:value-type="float" office:value="15647" calcext:value-type="float">
            <text:p>15647</text:p>
          </table:table-cell>
          <table:table-cell office:value-type="float" office:value="9485" calcext:value-type="float">
            <text:p>9485</text:p>
          </table:table-cell>
          <table:table-cell office:value-type="float" office:value="45575" calcext:value-type="float">
            <text:p>45575</text:p>
          </table:table-cell>
          <table:table-cell office:value-type="float" office:value="2045" calcext:value-type="float">
            <text:p>2045</text:p>
          </table:table-cell>
          <table:table-cell office:value-type="float" office:value="0" calcext:value-type="float">
            <text:p>0</text:p>
          </table:table-cell>
          <table:table-cell office:value-type="float" office:value="147516" calcext:value-type="float">
            <text:p>147516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03842" calcext:value-type="float">
            <text:p>203842</text:p>
          </table:table-cell>
          <table:table-cell office:value-type="float" office:value="18716" calcext:value-type="float">
            <text:p>18716</text:p>
          </table:table-cell>
          <table:table-cell office:value-type="float" office:value="12554" calcext:value-type="float">
            <text:p>12554</text:p>
          </table:table-cell>
          <table:table-cell office:value-type="float" office:value="45575" calcext:value-type="float">
            <text:p>45575</text:p>
          </table:table-cell>
          <table:table-cell office:value-type="float" office:value="2045" calcext:value-type="float">
            <text:p>2045</text:p>
          </table:table-cell>
          <table:table-cell office:value-type="float" office:value="35852" calcext:value-type="float">
            <text:p>35852</text:p>
          </table:table-cell>
          <table:table-cell office:value-type="float" office:value="147516" calcext:value-type="float">
            <text:p>147516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48541" calcext:value-type="float">
            <text:p>148541</text:p>
          </table:table-cell>
          <table:table-cell office:value-type="float" office:value="28957" calcext:value-type="float">
            <text:p>28957</text:p>
          </table:table-cell>
          <table:table-cell office:value-type="float" office:value="22795" calcext:value-type="float">
            <text:p>22795</text:p>
          </table:table-cell>
          <table:table-cell office:value-type="float" office:value="45575" calcext:value-type="float">
            <text:p>45575</text:p>
          </table:table-cell>
          <table:table-cell office:value-type="float" office:value="2045" calcext:value-type="float">
            <text:p>2045</text:p>
          </table:table-cell>
          <table:table-cell office:value-type="float" office:value="3080" calcext:value-type="float">
            <text:p>3080</text:p>
          </table:table-cell>
          <table:table-cell office:value-type="float" office:value="147516" calcext:value-type="float">
            <text:p>147516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57739" calcext:value-type="float">
            <text:p>157739</text:p>
          </table:table-cell>
          <table:table-cell office:value-type="float" office:value="16671" calcext:value-type="float">
            <text:p>16671</text:p>
          </table:table-cell>
          <table:table-cell office:value-type="float" office:value="10509" calcext:value-type="float">
            <text:p>10509</text:p>
          </table:table-cell>
          <table:table-cell office:value-type="float" office:value="45575" calcext:value-type="float">
            <text:p>45575</text:p>
          </table:table-cell>
          <table:table-cell office:value-type="float" office:value="2045" calcext:value-type="float">
            <text:p>2045</text:p>
          </table:table-cell>
          <table:table-cell office:value-type="float" office:value="0" calcext:value-type="float">
            <text:p>0</text:p>
          </table:table-cell>
          <table:table-cell office:value-type="float" office:value="147516" calcext:value-type="float">
            <text:p>147516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00754" calcext:value-type="float">
            <text:p>200754</text:p>
          </table:table-cell>
          <table:table-cell office:value-type="float" office:value="19740" calcext:value-type="float">
            <text:p>19740</text:p>
          </table:table-cell>
          <table:table-cell office:value-type="float" office:value="13578" calcext:value-type="float">
            <text:p>13578</text:p>
          </table:table-cell>
          <table:table-cell office:value-type="float" office:value="45575" calcext:value-type="float">
            <text:p>45575</text:p>
          </table:table-cell>
          <table:table-cell office:value-type="float" office:value="2045" calcext:value-type="float">
            <text:p>2045</text:p>
          </table:table-cell>
          <table:table-cell office:value-type="float" office:value="35852" calcext:value-type="float">
            <text:p>35852</text:p>
          </table:table-cell>
          <table:table-cell office:value-type="float" office:value="147516" calcext:value-type="float">
            <text:p>147516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145453" calcext:value-type="float">
            <text:p>145453</text:p>
          </table:table-cell>
          <table:table-cell office:value-type="float" office:value="29981" calcext:value-type="float">
            <text:p>29981</text:p>
          </table:table-cell>
          <table:table-cell office:value-type="float" office:value="23819" calcext:value-type="float">
            <text:p>23819</text:p>
          </table:table-cell>
          <table:table-cell office:value-type="float" office:value="45575" calcext:value-type="float">
            <text:p>45575</text:p>
          </table:table-cell>
          <table:table-cell office:value-type="float" office:value="2045" calcext:value-type="float">
            <text:p>2045</text:p>
          </table:table-cell>
          <table:table-cell office:value-type="float" office:value="3080" calcext:value-type="float">
            <text:p>3080</text:p>
          </table:table-cell>
          <table:table-cell office:value-type="float" office:value="147516" calcext:value-type="float">
            <text:p>147516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156603" calcext:value-type="float">
            <text:p>156603</text:p>
          </table:table-cell>
          <table:table-cell office:value-type="float" office:value="13675" calcext:value-type="float">
            <text:p>13675</text:p>
          </table:table-cell>
          <table:table-cell office:value-type="float" office:value="7513" calcext:value-type="float">
            <text:p>7513</text:p>
          </table:table-cell>
          <table:table-cell office:value-type="float" office:value="45579" calcext:value-type="float">
            <text:p>45579</text:p>
          </table:table-cell>
          <table:table-cell office:value-type="float" office:value="2045" calcext:value-type="float">
            <text:p>2045</text:p>
          </table:table-cell>
          <table:table-cell office:value-type="float" office:value="0" calcext:value-type="float">
            <text:p>0</text:p>
          </table:table-cell>
          <table:table-cell office:value-type="float" office:value="147516" calcext:value-type="float">
            <text:p>147516</text:p>
          </table:table-cell>
          <table:table-cell office:value-type="float" office:value="2004" calcext:value-type="float">
            <text:p>2004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98598" calcext:value-type="float">
            <text:p>198598</text:p>
          </table:table-cell>
          <table:table-cell office:value-type="float" office:value="13676" calcext:value-type="float">
            <text:p>13676</text:p>
          </table:table-cell>
          <table:table-cell office:value-type="float" office:value="7514" calcext:value-type="float">
            <text:p>7514</text:p>
          </table:table-cell>
          <table:table-cell office:value-type="float" office:value="45579" calcext:value-type="float">
            <text:p>45579</text:p>
          </table:table-cell>
          <table:table-cell office:value-type="float" office:value="2045" calcext:value-type="float">
            <text:p>2045</text:p>
          </table:table-cell>
          <table:table-cell office:value-type="float" office:value="35852" calcext:value-type="float">
            <text:p>35852</text:p>
          </table:table-cell>
          <table:table-cell office:value-type="float" office:value="147516" calcext:value-type="float">
            <text:p>147516</text:p>
          </table:table-cell>
          <table:table-cell office:value-type="float" office:value="2004" calcext:value-type="float">
            <text:p>2004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38177" calcext:value-type="float">
            <text:p>138177</text:p>
          </table:table-cell>
          <table:table-cell office:value-type="float" office:value="18797" calcext:value-type="float">
            <text:p>18797</text:p>
          </table:table-cell>
          <table:table-cell office:value-type="float" office:value="12635" calcext:value-type="float">
            <text:p>12635</text:p>
          </table:table-cell>
          <table:table-cell office:value-type="float" office:value="45579" calcext:value-type="float">
            <text:p>45579</text:p>
          </table:table-cell>
          <table:table-cell office:value-type="float" office:value="2045" calcext:value-type="float">
            <text:p>2045</text:p>
          </table:table-cell>
          <table:table-cell office:value-type="float" office:value="3080" calcext:value-type="float">
            <text:p>3080</text:p>
          </table:table-cell>
          <table:table-cell office:value-type="float" office:value="147516" calcext:value-type="float">
            <text:p>147516</text:p>
          </table:table-cell>
          <table:table-cell office:value-type="float" office:value="2004" calcext:value-type="float">
            <text:p>2004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54539" calcext:value-type="float">
            <text:p>154539</text:p>
          </table:table-cell>
          <table:table-cell office:value-type="float" office:value="15723" calcext:value-type="float">
            <text:p>15723</text:p>
          </table:table-cell>
          <table:table-cell office:value-type="float" office:value="9561" calcext:value-type="float">
            <text:p>9561</text:p>
          </table:table-cell>
          <table:table-cell office:value-type="float" office:value="45579" calcext:value-type="float">
            <text:p>45579</text:p>
          </table:table-cell>
          <table:table-cell office:value-type="float" office:value="2045" calcext:value-type="float">
            <text:p>2045</text:p>
          </table:table-cell>
          <table:table-cell office:value-type="float" office:value="0" calcext:value-type="float">
            <text:p>0</text:p>
          </table:table-cell>
          <table:table-cell office:value-type="float" office:value="147516" calcext:value-type="float">
            <text:p>147516</text:p>
          </table:table-cell>
          <table:table-cell office:value-type="float" office:value="2004" calcext:value-type="float">
            <text:p>2004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96534" calcext:value-type="float">
            <text:p>196534</text:p>
          </table:table-cell>
          <table:table-cell office:value-type="float" office:value="15724" calcext:value-type="float">
            <text:p>15724</text:p>
          </table:table-cell>
          <table:table-cell office:value-type="float" office:value="9562" calcext:value-type="float">
            <text:p>9562</text:p>
          </table:table-cell>
          <table:table-cell office:value-type="float" office:value="45579" calcext:value-type="float">
            <text:p>45579</text:p>
          </table:table-cell>
          <table:table-cell office:value-type="float" office:value="2045" calcext:value-type="float">
            <text:p>2045</text:p>
          </table:table-cell>
          <table:table-cell office:value-type="float" office:value="35852" calcext:value-type="float">
            <text:p>35852</text:p>
          </table:table-cell>
          <table:table-cell office:value-type="float" office:value="147516" calcext:value-type="float">
            <text:p>147516</text:p>
          </table:table-cell>
          <table:table-cell office:value-type="float" office:value="2004" calcext:value-type="float">
            <text:p>2004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36113" calcext:value-type="float">
            <text:p>136113</text:p>
          </table:table-cell>
          <table:table-cell office:value-type="float" office:value="20845" calcext:value-type="float">
            <text:p>20845</text:p>
          </table:table-cell>
          <table:table-cell office:value-type="float" office:value="14683" calcext:value-type="float">
            <text:p>14683</text:p>
          </table:table-cell>
          <table:table-cell office:value-type="float" office:value="45579" calcext:value-type="float">
            <text:p>45579</text:p>
          </table:table-cell>
          <table:table-cell office:value-type="float" office:value="2045" calcext:value-type="float">
            <text:p>2045</text:p>
          </table:table-cell>
          <table:table-cell office:value-type="float" office:value="3080" calcext:value-type="float">
            <text:p>3080</text:p>
          </table:table-cell>
          <table:table-cell office:value-type="float" office:value="147516" calcext:value-type="float">
            <text:p>147516</text:p>
          </table:table-cell>
          <table:table-cell office:value-type="float" office:value="2004" calcext:value-type="float">
            <text:p>2004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157495" calcext:value-type="float">
            <text:p>157495</text:p>
          </table:table-cell>
          <table:table-cell office:value-type="float" office:value="14699" calcext:value-type="float">
            <text:p>14699</text:p>
          </table:table-cell>
          <table:table-cell office:value-type="float" office:value="8537" calcext:value-type="float">
            <text:p>8537</text:p>
          </table:table-cell>
          <table:table-cell office:value-type="float" office:value="45579" calcext:value-type="float">
            <text:p>45579</text:p>
          </table:table-cell>
          <table:table-cell office:value-type="float" office:value="2045" calcext:value-type="float">
            <text:p>2045</text:p>
          </table:table-cell>
          <table:table-cell office:value-type="float" office:value="0" calcext:value-type="float">
            <text:p>0</text:p>
          </table:table-cell>
          <table:table-cell office:value-type="float" office:value="147516" calcext:value-type="float">
            <text:p>147516</text:p>
          </table:table-cell>
          <table:table-cell office:value-type="float" office:value="2004" calcext:value-type="float">
            <text:p>2004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96418" calcext:value-type="float">
            <text:p>196418</text:p>
          </table:table-cell>
          <table:table-cell office:value-type="float" office:value="12652" calcext:value-type="float">
            <text:p>12652</text:p>
          </table:table-cell>
          <table:table-cell office:value-type="float" office:value="6490" calcext:value-type="float">
            <text:p>6490</text:p>
          </table:table-cell>
          <table:table-cell office:value-type="float" office:value="45579" calcext:value-type="float">
            <text:p>45579</text:p>
          </table:table-cell>
          <table:table-cell office:value-type="float" office:value="2045" calcext:value-type="float">
            <text:p>2045</text:p>
          </table:table-cell>
          <table:table-cell office:value-type="float" office:value="35852" calcext:value-type="float">
            <text:p>35852</text:p>
          </table:table-cell>
          <table:table-cell office:value-type="float" office:value="147516" calcext:value-type="float">
            <text:p>147516</text:p>
          </table:table-cell>
          <table:table-cell office:value-type="float" office:value="2004" calcext:value-type="float">
            <text:p>2004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35997" calcext:value-type="float">
            <text:p>135997</text:p>
          </table:table-cell>
          <table:table-cell office:value-type="float" office:value="17773" calcext:value-type="float">
            <text:p>17773</text:p>
          </table:table-cell>
          <table:table-cell office:value-type="float" office:value="11611" calcext:value-type="float">
            <text:p>11611</text:p>
          </table:table-cell>
          <table:table-cell office:value-type="float" office:value="45579" calcext:value-type="float">
            <text:p>45579</text:p>
          </table:table-cell>
          <table:table-cell office:value-type="float" office:value="2045" calcext:value-type="float">
            <text:p>2045</text:p>
          </table:table-cell>
          <table:table-cell office:value-type="float" office:value="3080" calcext:value-type="float">
            <text:p>3080</text:p>
          </table:table-cell>
          <table:table-cell office:value-type="float" office:value="147516" calcext:value-type="float">
            <text:p>147516</text:p>
          </table:table-cell>
          <table:table-cell office:value-type="float" office:value="2004" calcext:value-type="float">
            <text:p>2004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55431" calcext:value-type="float">
            <text:p>155431</text:p>
          </table:table-cell>
          <table:table-cell office:value-type="float" office:value="16747" calcext:value-type="float">
            <text:p>16747</text:p>
          </table:table-cell>
          <table:table-cell office:value-type="float" office:value="10585" calcext:value-type="float">
            <text:p>10585</text:p>
          </table:table-cell>
          <table:table-cell office:value-type="float" office:value="45579" calcext:value-type="float">
            <text:p>45579</text:p>
          </table:table-cell>
          <table:table-cell office:value-type="float" office:value="2045" calcext:value-type="float">
            <text:p>2045</text:p>
          </table:table-cell>
          <table:table-cell office:value-type="float" office:value="0" calcext:value-type="float">
            <text:p>0</text:p>
          </table:table-cell>
          <table:table-cell office:value-type="float" office:value="147516" calcext:value-type="float">
            <text:p>147516</text:p>
          </table:table-cell>
          <table:table-cell office:value-type="float" office:value="2004" calcext:value-type="float">
            <text:p>2004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94354" calcext:value-type="float">
            <text:p>194354</text:p>
          </table:table-cell>
          <table:table-cell office:value-type="float" office:value="14700" calcext:value-type="float">
            <text:p>14700</text:p>
          </table:table-cell>
          <table:table-cell office:value-type="float" office:value="8538" calcext:value-type="float">
            <text:p>8538</text:p>
          </table:table-cell>
          <table:table-cell office:value-type="float" office:value="45579" calcext:value-type="float">
            <text:p>45579</text:p>
          </table:table-cell>
          <table:table-cell office:value-type="float" office:value="2045" calcext:value-type="float">
            <text:p>2045</text:p>
          </table:table-cell>
          <table:table-cell office:value-type="float" office:value="35852" calcext:value-type="float">
            <text:p>35852</text:p>
          </table:table-cell>
          <table:table-cell office:value-type="float" office:value="147516" calcext:value-type="float">
            <text:p>147516</text:p>
          </table:table-cell>
          <table:table-cell office:value-type="float" office:value="2004" calcext:value-type="float">
            <text:p>2004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33933" calcext:value-type="float">
            <text:p>133933</text:p>
          </table:table-cell>
          <table:table-cell office:value-type="float" office:value="19821" calcext:value-type="float">
            <text:p>19821</text:p>
          </table:table-cell>
          <table:table-cell office:value-type="float" office:value="13659" calcext:value-type="float">
            <text:p>13659</text:p>
          </table:table-cell>
          <table:table-cell office:value-type="float" office:value="45579" calcext:value-type="float">
            <text:p>45579</text:p>
          </table:table-cell>
          <table:table-cell office:value-type="float" office:value="2045" calcext:value-type="float">
            <text:p>2045</text:p>
          </table:table-cell>
          <table:table-cell office:value-type="float" office:value="3080" calcext:value-type="float">
            <text:p>3080</text:p>
          </table:table-cell>
          <table:table-cell office:value-type="float" office:value="147516" calcext:value-type="float">
            <text:p>147516</text:p>
          </table:table-cell>
          <table:table-cell office:value-type="float" office:value="2004" calcext:value-type="float">
            <text:p>2004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120020" calcext:value-type="float">
            <text:p>120020</text:p>
          </table:table-cell>
          <table:table-cell office:value-type="float" office:value="236903" calcext:value-type="float">
            <text:p>236903</text:p>
          </table:table-cell>
          <table:table-cell office:value-type="float" office:value="11197" calcext:value-type="float">
            <text:p>11197</text:p>
          </table:table-cell>
          <table:table-cell office:value-type="float" office:value="5035" calcext:value-type="float">
            <text:p>5035</text:p>
          </table:table-cell>
          <table:table-cell office:value-type="float" office:value="36224" calcext:value-type="float">
            <text:p>36224</text:p>
          </table:table-cell>
          <table:table-cell office:value-type="float" office:value="2044" calcext:value-type="float">
            <text:p>2044</text:p>
          </table:table-cell>
          <table:table-cell office:value-type="float" office:value="25004" calcext:value-type="float">
            <text:p>25004</text:p>
          </table:table-cell>
          <table:table-cell office:value-type="float" office:value="163904" calcext:value-type="float">
            <text:p>163904</text:p>
          </table:table-cell>
          <table:table-cell office:value-type="float" office:value="1944" calcext:value-type="float">
            <text:p>1944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8551" calcext:value-type="float">
            <text:p>98551</text:p>
          </table:table-cell>
          <table:table-cell office:value-type="float" office:value="192396" calcext:value-type="float">
            <text:p>192396</text:p>
          </table:table-cell>
          <table:table-cell office:value-type="float" office:value="10896" calcext:value-type="float">
            <text:p>10896</text:p>
          </table:table-cell>
          <table:table-cell office:value-type="float" office:value="4734" calcext:value-type="float">
            <text:p>4734</text:p>
          </table:table-cell>
          <table:table-cell office:value-type="float" office:value="36224" calcext:value-type="float">
            <text:p>36224</text:p>
          </table:table-cell>
          <table:table-cell office:value-type="float" office:value="2044" calcext:value-type="float">
            <text:p>2044</text:p>
          </table:table-cell>
          <table:table-cell office:value-type="float" office:value="2901" calcext:value-type="float">
            <text:p>2901</text:p>
          </table:table-cell>
          <table:table-cell office:value-type="float" office:value="163904" calcext:value-type="float">
            <text:p>163904</text:p>
          </table:table-cell>
          <table:table-cell office:value-type="float" office:value="1944" calcext:value-type="float">
            <text:p>1944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11571" calcext:value-type="float">
            <text:p>111571</text:p>
          </table:table-cell>
          <table:table-cell office:value-type="float" office:value="212312" calcext:value-type="float">
            <text:p>212312</text:p>
          </table:table-cell>
          <table:table-cell office:value-type="float" office:value="16338" calcext:value-type="float">
            <text:p>16338</text:p>
          </table:table-cell>
          <table:table-cell office:value-type="float" office:value="10176" calcext:value-type="float">
            <text:p>10176</text:p>
          </table:table-cell>
          <table:table-cell office:value-type="float" office:value="42376" calcext:value-type="float">
            <text:p>42376</text:p>
          </table:table-cell>
          <table:table-cell office:value-type="float" office:value="2044" calcext:value-type="float">
            <text:p>2044</text:p>
          </table:table-cell>
          <table:table-cell office:value-type="float" office:value="19878" calcext:value-type="float">
            <text:p>19878</text:p>
          </table:table-cell>
          <table:table-cell office:value-type="float" office:value="163904" calcext:value-type="float">
            <text:p>163904</text:p>
          </table:table-cell>
          <table:table-cell office:value-type="float" office:value="1976" calcext:value-type="float">
            <text:p>197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5163" calcext:value-type="float">
            <text:p>95163</text:p>
          </table:table-cell>
          <table:table-cell office:value-type="float" office:value="182263" calcext:value-type="float">
            <text:p>182263</text:p>
          </table:table-cell>
          <table:table-cell office:value-type="float" office:value="17253" calcext:value-type="float">
            <text:p>17253</text:p>
          </table:table-cell>
          <table:table-cell office:value-type="float" office:value="11091" calcext:value-type="float">
            <text:p>11091</text:p>
          </table:table-cell>
          <table:table-cell office:value-type="float" office:value="42376" calcext:value-type="float">
            <text:p>42376</text:p>
          </table:table-cell>
          <table:table-cell office:value-type="float" office:value="2044" calcext:value-type="float">
            <text:p>2044</text:p>
          </table:table-cell>
          <table:table-cell office:value-type="float" office:value="4396" calcext:value-type="float">
            <text:p>4396</text:p>
          </table:table-cell>
          <table:table-cell office:value-type="float" office:value="163904" calcext:value-type="float">
            <text:p>163904</text:p>
          </table:table-cell>
          <table:table-cell office:value-type="float" office:value="1976" calcext:value-type="float">
            <text:p>197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18548" calcext:value-type="float">
            <text:p>118548</text:p>
          </table:table-cell>
          <table:table-cell office:value-type="float" office:value="233694" calcext:value-type="float">
            <text:p>233694</text:p>
          </table:table-cell>
          <table:table-cell office:value-type="float" office:value="20540" calcext:value-type="float">
            <text:p>20540</text:p>
          </table:table-cell>
          <table:table-cell office:value-type="float" office:value="14378" calcext:value-type="float">
            <text:p>14378</text:p>
          </table:table-cell>
          <table:table-cell office:value-type="float" office:value="42376" calcext:value-type="float">
            <text:p>42376</text:p>
          </table:table-cell>
          <table:table-cell office:value-type="float" office:value="2044" calcext:value-type="float">
            <text:p>2044</text:p>
          </table:table-cell>
          <table:table-cell office:value-type="float" office:value="59793" calcext:value-type="float">
            <text:p>59793</text:p>
          </table:table-cell>
          <table:table-cell office:value-type="float" office:value="163904" calcext:value-type="float">
            <text:p>163904</text:p>
          </table:table-cell>
          <table:table-cell office:value-type="float" office:value="1976" calcext:value-type="float">
            <text:p>197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91036" calcext:value-type="float">
            <text:p>91036</text:p>
          </table:table-cell>
          <table:table-cell office:value-type="float" office:value="177023" calcext:value-type="float">
            <text:p>177023</text:p>
          </table:table-cell>
          <table:table-cell office:value-type="float" office:value="28061" calcext:value-type="float">
            <text:p>28061</text:p>
          </table:table-cell>
          <table:table-cell office:value-type="float" office:value="21899" calcext:value-type="float">
            <text:p>21899</text:p>
          </table:table-cell>
          <table:table-cell office:value-type="float" office:value="42376" calcext:value-type="float">
            <text:p>42376</text:p>
          </table:table-cell>
          <table:table-cell office:value-type="float" office:value="2044" calcext:value-type="float">
            <text:p>2044</text:p>
          </table:table-cell>
          <table:table-cell office:value-type="float" office:value="11922" calcext:value-type="float">
            <text:p>11922</text:p>
          </table:table-cell>
          <table:table-cell office:value-type="float" office:value="163904" calcext:value-type="float">
            <text:p>163904</text:p>
          </table:table-cell>
          <table:table-cell office:value-type="float" office:value="1976" calcext:value-type="float">
            <text:p>197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4618" calcext:value-type="float">
            <text:p>84618</text:p>
          </table:table-cell>
          <table:table-cell office:value-type="float" office:value="166449" calcext:value-type="float">
            <text:p>166449</text:p>
          </table:table-cell>
          <table:table-cell office:value-type="float" office:value="28420" calcext:value-type="float">
            <text:p>28420</text:p>
          </table:table-cell>
          <table:table-cell office:value-type="float" office:value="22258" calcext:value-type="float">
            <text:p>22258</text:p>
          </table:table-cell>
          <table:table-cell office:value-type="float" office:value="42376" calcext:value-type="float">
            <text:p>42376</text:p>
          </table:table-cell>
          <table:table-cell office:value-type="float" office:value="2044" calcext:value-type="float">
            <text:p>2044</text:p>
          </table:table-cell>
          <table:table-cell office:value-type="float" office:value="3180" calcext:value-type="float">
            <text:p>3180</text:p>
          </table:table-cell>
          <table:table-cell office:value-type="float" office:value="163904" calcext:value-type="float">
            <text:p>163904</text:p>
          </table:table-cell>
          <table:table-cell office:value-type="float" office:value="1976" calcext:value-type="float">
            <text:p>197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1492" calcext:value-type="float">
            <text:p>111492</text:p>
          </table:table-cell>
          <table:table-cell office:value-type="float" office:value="212088" calcext:value-type="float">
            <text:p>212088</text:p>
          </table:table-cell>
          <table:table-cell office:value-type="float" office:value="19486" calcext:value-type="float">
            <text:p>19486</text:p>
          </table:table-cell>
          <table:table-cell office:value-type="float" office:value="13324" calcext:value-type="float">
            <text:p>13324</text:p>
          </table:table-cell>
          <table:table-cell office:value-type="float" office:value="42376" calcext:value-type="float">
            <text:p>42376</text:p>
          </table:table-cell>
          <table:table-cell office:value-type="float" office:value="2044" calcext:value-type="float">
            <text:p>2044</text:p>
          </table:table-cell>
          <table:table-cell office:value-type="float" office:value="20246" calcext:value-type="float">
            <text:p>20246</text:p>
          </table:table-cell>
          <table:table-cell office:value-type="float" office:value="163904" calcext:value-type="float">
            <text:p>163904</text:p>
          </table:table-cell>
          <table:table-cell office:value-type="float" office:value="1976" calcext:value-type="float">
            <text:p>197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4565" calcext:value-type="float">
            <text:p>94565</text:p>
          </table:table-cell>
          <table:table-cell office:value-type="float" office:value="181165" calcext:value-type="float">
            <text:p>181165</text:p>
          </table:table-cell>
          <table:table-cell office:value-type="float" office:value="20341" calcext:value-type="float">
            <text:p>20341</text:p>
          </table:table-cell>
          <table:table-cell office:value-type="float" office:value="14179" calcext:value-type="float">
            <text:p>14179</text:p>
          </table:table-cell>
          <table:table-cell office:value-type="float" office:value="42376" calcext:value-type="float">
            <text:p>42376</text:p>
          </table:table-cell>
          <table:table-cell office:value-type="float" office:value="2044" calcext:value-type="float">
            <text:p>2044</text:p>
          </table:table-cell>
          <table:table-cell office:value-type="float" office:value="4357" calcext:value-type="float">
            <text:p>4357</text:p>
          </table:table-cell>
          <table:table-cell office:value-type="float" office:value="163904" calcext:value-type="float">
            <text:p>163904</text:p>
          </table:table-cell>
          <table:table-cell office:value-type="float" office:value="1976" calcext:value-type="float">
            <text:p>197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17271" calcext:value-type="float">
            <text:p>117271</text:p>
          </table:table-cell>
          <table:table-cell office:value-type="float" office:value="232774" calcext:value-type="float">
            <text:p>232774</text:p>
          </table:table-cell>
          <table:table-cell office:value-type="float" office:value="23624" calcext:value-type="float">
            <text:p>23624</text:p>
          </table:table-cell>
          <table:table-cell office:value-type="float" office:value="17462" calcext:value-type="float">
            <text:p>17462</text:p>
          </table:table-cell>
          <table:table-cell office:value-type="float" office:value="42376" calcext:value-type="float">
            <text:p>42376</text:p>
          </table:table-cell>
          <table:table-cell office:value-type="float" office:value="2044" calcext:value-type="float">
            <text:p>2044</text:p>
          </table:table-cell>
          <table:table-cell office:value-type="float" office:value="59319" calcext:value-type="float">
            <text:p>59319</text:p>
          </table:table-cell>
          <table:table-cell office:value-type="float" office:value="163904" calcext:value-type="float">
            <text:p>163904</text:p>
          </table:table-cell>
          <table:table-cell office:value-type="float" office:value="1976" calcext:value-type="float">
            <text:p>197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90868" calcext:value-type="float">
            <text:p>90868</text:p>
          </table:table-cell>
          <table:table-cell office:value-type="float" office:value="176679" calcext:value-type="float">
            <text:p>176679</text:p>
          </table:table-cell>
          <table:table-cell office:value-type="float" office:value="31075" calcext:value-type="float">
            <text:p>31075</text:p>
          </table:table-cell>
          <table:table-cell office:value-type="float" office:value="24913" calcext:value-type="float">
            <text:p>24913</text:p>
          </table:table-cell>
          <table:table-cell office:value-type="float" office:value="42376" calcext:value-type="float">
            <text:p>42376</text:p>
          </table:table-cell>
          <table:table-cell office:value-type="float" office:value="2044" calcext:value-type="float">
            <text:p>2044</text:p>
          </table:table-cell>
          <table:table-cell office:value-type="float" office:value="12697" calcext:value-type="float">
            <text:p>12697</text:p>
          </table:table-cell>
          <table:table-cell office:value-type="float" office:value="163904" calcext:value-type="float">
            <text:p>163904</text:p>
          </table:table-cell>
          <table:table-cell office:value-type="float" office:value="1976" calcext:value-type="float">
            <text:p>197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4134" calcext:value-type="float">
            <text:p>84134</text:p>
          </table:table-cell>
          <table:table-cell office:value-type="float" office:value="165513" calcext:value-type="float">
            <text:p>165513</text:p>
          </table:table-cell>
          <table:table-cell office:value-type="float" office:value="31521" calcext:value-type="float">
            <text:p>31521</text:p>
          </table:table-cell>
          <table:table-cell office:value-type="float" office:value="25359" calcext:value-type="float">
            <text:p>25359</text:p>
          </table:table-cell>
          <table:table-cell office:value-type="float" office:value="42376" calcext:value-type="float">
            <text:p>42376</text:p>
          </table:table-cell>
          <table:table-cell office:value-type="float" office:value="2044" calcext:value-type="float">
            <text:p>2044</text:p>
          </table:table-cell>
          <table:table-cell office:value-type="float" office:value="3206" calcext:value-type="float">
            <text:p>3206</text:p>
          </table:table-cell>
          <table:table-cell office:value-type="float" office:value="163904" calcext:value-type="float">
            <text:p>163904</text:p>
          </table:table-cell>
          <table:table-cell office:value-type="float" office:value="1976" calcext:value-type="float">
            <text:p>197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13090" calcext:value-type="float">
            <text:p>113090</text:p>
          </table:table-cell>
          <table:table-cell office:value-type="float" office:value="223277" calcext:value-type="float">
            <text:p>223277</text:p>
          </table:table-cell>
          <table:table-cell office:value-type="float" office:value="20821" calcext:value-type="float">
            <text:p>20821</text:p>
          </table:table-cell>
          <table:table-cell office:value-type="float" office:value="14659" calcext:value-type="float">
            <text:p>14659</text:p>
          </table:table-cell>
          <table:table-cell office:value-type="float" office:value="45580" calcext:value-type="float">
            <text:p>45580</text:p>
          </table:table-cell>
          <table:table-cell office:value-type="float" office:value="2044" calcext:value-type="float">
            <text:p>2044</text:p>
          </table:table-cell>
          <table:table-cell office:value-type="float" office:value="26576" calcext:value-type="float">
            <text:p>26576</text:p>
          </table:table-cell>
          <table:table-cell office:value-type="float" office:value="163904" calcext:value-type="float">
            <text:p>163904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4085" calcext:value-type="float">
            <text:p>94085</text:p>
          </table:table-cell>
          <table:table-cell office:value-type="float" office:value="180482" calcext:value-type="float">
            <text:p>180482</text:p>
          </table:table-cell>
          <table:table-cell office:value-type="float" office:value="22774" calcext:value-type="float">
            <text:p>22774</text:p>
          </table:table-cell>
          <table:table-cell office:value-type="float" office:value="16612" calcext:value-type="float">
            <text:p>16612</text:p>
          </table:table-cell>
          <table:table-cell office:value-type="float" office:value="45580" calcext:value-type="float">
            <text:p>45580</text:p>
          </table:table-cell>
          <table:table-cell office:value-type="float" office:value="2044" calcext:value-type="float">
            <text:p>2044</text:p>
          </table:table-cell>
          <table:table-cell office:value-type="float" office:value="4202" calcext:value-type="float">
            <text:p>4202</text:p>
          </table:table-cell>
          <table:table-cell office:value-type="float" office:value="163904" calcext:value-type="float">
            <text:p>163904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17976" calcext:value-type="float">
            <text:p>117976</text:p>
          </table:table-cell>
          <table:table-cell office:value-type="float" office:value="235201" calcext:value-type="float">
            <text:p>235201</text:p>
          </table:table-cell>
          <table:table-cell office:value-type="float" office:value="25178" calcext:value-type="float">
            <text:p>25178</text:p>
          </table:table-cell>
          <table:table-cell office:value-type="float" office:value="19016" calcext:value-type="float">
            <text:p>19016</text:p>
          </table:table-cell>
          <table:table-cell office:value-type="float" office:value="45576" calcext:value-type="float">
            <text:p>45576</text:p>
          </table:table-cell>
          <table:table-cell office:value-type="float" office:value="2044" calcext:value-type="float">
            <text:p>2044</text:p>
          </table:table-cell>
          <table:table-cell office:value-type="float" office:value="64217" calcext:value-type="float">
            <text:p>64217</text:p>
          </table:table-cell>
          <table:table-cell office:value-type="float" office:value="163904" calcext:value-type="float">
            <text:p>163904</text:p>
          </table:table-cell>
          <table:table-cell office:value-type="float" office:value="1996" calcext:value-type="float">
            <text:p>199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7637" calcext:value-type="float">
            <text:p>87637</text:p>
          </table:table-cell>
          <table:table-cell office:value-type="float" office:value="170901" calcext:value-type="float">
            <text:p>170901</text:p>
          </table:table-cell>
          <table:table-cell office:value-type="float" office:value="28845" calcext:value-type="float">
            <text:p>28845</text:p>
          </table:table-cell>
          <table:table-cell office:value-type="float" office:value="22683" calcext:value-type="float">
            <text:p>22683</text:p>
          </table:table-cell>
          <table:table-cell office:value-type="float" office:value="45576" calcext:value-type="float">
            <text:p>45576</text:p>
          </table:table-cell>
          <table:table-cell office:value-type="float" office:value="2044" calcext:value-type="float">
            <text:p>2044</text:p>
          </table:table-cell>
          <table:table-cell office:value-type="float" office:value="11758" calcext:value-type="float">
            <text:p>11758</text:p>
          </table:table-cell>
          <table:table-cell office:value-type="float" office:value="163904" calcext:value-type="float">
            <text:p>163904</text:p>
          </table:table-cell>
          <table:table-cell office:value-type="float" office:value="1996" calcext:value-type="float">
            <text:p>199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2736" calcext:value-type="float">
            <text:p>82736</text:p>
          </table:table-cell>
          <table:table-cell office:value-type="float" office:value="162303" calcext:value-type="float">
            <text:p>162303</text:p>
          </table:table-cell>
          <table:table-cell office:value-type="float" office:value="29028" calcext:value-type="float">
            <text:p>29028</text:p>
          </table:table-cell>
          <table:table-cell office:value-type="float" office:value="22866" calcext:value-type="float">
            <text:p>22866</text:p>
          </table:table-cell>
          <table:table-cell office:value-type="float" office:value="45576" calcext:value-type="float">
            <text:p>45576</text:p>
          </table:table-cell>
          <table:table-cell office:value-type="float" office:value="2044" calcext:value-type="float">
            <text:p>2044</text:p>
          </table:table-cell>
          <table:table-cell office:value-type="float" office:value="5287" calcext:value-type="float">
            <text:p>5287</text:p>
          </table:table-cell>
          <table:table-cell office:value-type="float" office:value="163904" calcext:value-type="float">
            <text:p>163904</text:p>
          </table:table-cell>
          <table:table-cell office:value-type="float" office:value="1996" calcext:value-type="float">
            <text:p>199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1399" calcext:value-type="float">
            <text:p>111399</text:p>
          </table:table-cell>
          <table:table-cell office:value-type="float" office:value="219989" calcext:value-type="float">
            <text:p>219989</text:p>
          </table:table-cell>
          <table:table-cell office:value-type="float" office:value="21867" calcext:value-type="float">
            <text:p>21867</text:p>
          </table:table-cell>
          <table:table-cell office:value-type="float" office:value="15705" calcext:value-type="float">
            <text:p>15705</text:p>
          </table:table-cell>
          <table:table-cell office:value-type="float" office:value="45580" calcext:value-type="float">
            <text:p>45580</text:p>
          </table:table-cell>
          <table:table-cell office:value-type="float" office:value="2044" calcext:value-type="float">
            <text:p>2044</text:p>
          </table:table-cell>
          <table:table-cell office:value-type="float" office:value="26463" calcext:value-type="float">
            <text:p>26463</text:p>
          </table:table-cell>
          <table:table-cell office:value-type="float" office:value="163904" calcext:value-type="float">
            <text:p>163904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2744" calcext:value-type="float">
            <text:p>92744</text:p>
          </table:table-cell>
          <table:table-cell office:value-type="float" office:value="177637" calcext:value-type="float">
            <text:p>177637</text:p>
          </table:table-cell>
          <table:table-cell office:value-type="float" office:value="23747" calcext:value-type="float">
            <text:p>23747</text:p>
          </table:table-cell>
          <table:table-cell office:value-type="float" office:value="17585" calcext:value-type="float">
            <text:p>17585</text:p>
          </table:table-cell>
          <table:table-cell office:value-type="float" office:value="45580" calcext:value-type="float">
            <text:p>45580</text:p>
          </table:table-cell>
          <table:table-cell office:value-type="float" office:value="2044" calcext:value-type="float">
            <text:p>2044</text:p>
          </table:table-cell>
          <table:table-cell office:value-type="float" office:value="4347" calcext:value-type="float">
            <text:p>4347</text:p>
          </table:table-cell>
          <table:table-cell office:value-type="float" office:value="163904" calcext:value-type="float">
            <text:p>163904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table:number-columns-repeated="5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18022" calcext:value-type="float">
            <text:p>118022</text:p>
          </table:table-cell>
          <table:table-cell office:value-type="float" office:value="235069" calcext:value-type="float">
            <text:p>235069</text:p>
          </table:table-cell>
          <table:table-cell office:value-type="float" office:value="28262" calcext:value-type="float">
            <text:p>28262</text:p>
          </table:table-cell>
          <table:table-cell office:value-type="float" office:value="22100" calcext:value-type="float">
            <text:p>22100</text:p>
          </table:table-cell>
          <table:table-cell office:value-type="float" office:value="45576" calcext:value-type="float">
            <text:p>45576</text:p>
          </table:table-cell>
          <table:table-cell office:value-type="float" office:value="2044" calcext:value-type="float">
            <text:p>2044</text:p>
          </table:table-cell>
          <table:table-cell office:value-type="float" office:value="64957" calcext:value-type="float">
            <text:p>64957</text:p>
          </table:table-cell>
          <table:table-cell office:value-type="float" office:value="163904" calcext:value-type="float">
            <text:p>163904</text:p>
          </table:table-cell>
          <table:table-cell office:value-type="float" office:value="1996" calcext:value-type="float">
            <text:p>199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table:number-columns-repeated="6" office:value-type="float" office:value="2" calcext:value-type="float">
            <text:p>2</text:p>
          </table:table-cell>
          <table:table-cell office:value-type="float" office:value="86817" calcext:value-type="float">
            <text:p>86817</text:p>
          </table:table-cell>
          <table:table-cell office:value-type="float" office:value="170611" calcext:value-type="float">
            <text:p>170611</text:p>
          </table:table-cell>
          <table:table-cell office:value-type="float" office:value="32079" calcext:value-type="float">
            <text:p>32079</text:p>
          </table:table-cell>
          <table:table-cell office:value-type="float" office:value="25917" calcext:value-type="float">
            <text:p>25917</text:p>
          </table:table-cell>
          <table:table-cell office:value-type="float" office:value="45576" calcext:value-type="float">
            <text:p>45576</text:p>
          </table:table-cell>
          <table:table-cell office:value-type="float" office:value="2044" calcext:value-type="float">
            <text:p>2044</text:p>
          </table:table-cell>
          <table:table-cell office:value-type="float" office:value="12018" calcext:value-type="float">
            <text:p>12018</text:p>
          </table:table-cell>
          <table:table-cell office:value-type="float" office:value="163904" calcext:value-type="float">
            <text:p>163904</text:p>
          </table:table-cell>
          <table:table-cell office:value-type="float" office:value="1996" calcext:value-type="float">
            <text:p>199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table:number-columns-repeated="5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2153" calcext:value-type="float">
            <text:p>82153</text:p>
          </table:table-cell>
          <table:table-cell office:value-type="float" office:value="161346" calcext:value-type="float">
            <text:p>161346</text:p>
          </table:table-cell>
          <table:table-cell office:value-type="float" office:value="32108" calcext:value-type="float">
            <text:p>32108</text:p>
          </table:table-cell>
          <table:table-cell office:value-type="float" office:value="25946" calcext:value-type="float">
            <text:p>25946</text:p>
          </table:table-cell>
          <table:table-cell office:value-type="float" office:value="45576" calcext:value-type="float">
            <text:p>45576</text:p>
          </table:table-cell>
          <table:table-cell office:value-type="float" office:value="2044" calcext:value-type="float">
            <text:p>2044</text:p>
          </table:table-cell>
          <table:table-cell office:value-type="float" office:value="5255" calcext:value-type="float">
            <text:p>5255</text:p>
          </table:table-cell>
          <table:table-cell office:value-type="float" office:value="163904" calcext:value-type="float">
            <text:p>163904</text:p>
          </table:table-cell>
          <table:table-cell office:value-type="float" office:value="1996" calcext:value-type="float">
            <text:p>199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6444" calcext:value-type="float">
            <text:p>106444</text:p>
          </table:table-cell>
          <table:table-cell office:value-type="float" office:value="203016" calcext:value-type="float">
            <text:p>203016</text:p>
          </table:table-cell>
          <table:table-cell office:value-type="float" office:value="14692" calcext:value-type="float">
            <text:p>14692</text:p>
          </table:table-cell>
          <table:table-cell office:value-type="float" office:value="8530" calcext:value-type="float">
            <text:p>8530</text:p>
          </table:table-cell>
          <table:table-cell office:value-type="float" office:value="45580" calcext:value-type="float">
            <text:p>45580</text:p>
          </table:table-cell>
          <table:table-cell office:value-type="float" office:value="2044" calcext:value-type="float">
            <text:p>2044</text:p>
          </table:table-cell>
          <table:table-cell office:value-type="float" office:value="21563" calcext:value-type="float">
            <text:p>21563</text:p>
          </table:table-cell>
          <table:table-cell office:value-type="float" office:value="163904" calcext:value-type="float">
            <text:p>163904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6588" calcext:value-type="float">
            <text:p>86588</text:p>
          </table:table-cell>
          <table:table-cell office:value-type="float" office:value="167432" calcext:value-type="float">
            <text:p>167432</text:p>
          </table:table-cell>
          <table:table-cell office:value-type="float" office:value="15456" calcext:value-type="float">
            <text:p>15456</text:p>
          </table:table-cell>
          <table:table-cell office:value-type="float" office:value="9294" calcext:value-type="float">
            <text:p>9294</text:p>
          </table:table-cell>
          <table:table-cell office:value-type="float" office:value="45580" calcext:value-type="float">
            <text:p>45580</text:p>
          </table:table-cell>
          <table:table-cell office:value-type="float" office:value="2044" calcext:value-type="float">
            <text:p>2044</text:p>
          </table:table-cell>
          <table:table-cell office:value-type="float" office:value="3388" calcext:value-type="float">
            <text:p>3388</text:p>
          </table:table-cell>
          <table:table-cell office:value-type="float" office:value="163904" calcext:value-type="float">
            <text:p>163904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11152" calcext:value-type="float">
            <text:p>111152</text:p>
          </table:table-cell>
          <table:table-cell office:value-type="float" office:value="222302" calcext:value-type="float">
            <text:p>222302</text:p>
          </table:table-cell>
          <table:table-cell office:value-type="float" office:value="18718" calcext:value-type="float">
            <text:p>18718</text:p>
          </table:table-cell>
          <table:table-cell office:value-type="float" office:value="12556" calcext:value-type="float">
            <text:p>12556</text:p>
          </table:table-cell>
          <table:table-cell office:value-type="float" office:value="45580" calcext:value-type="float">
            <text:p>45580</text:p>
          </table:table-cell>
          <table:table-cell office:value-type="float" office:value="2044" calcext:value-type="float">
            <text:p>2044</text:p>
          </table:table-cell>
          <table:table-cell office:value-type="float" office:value="72731" calcext:value-type="float">
            <text:p>72731</text:p>
          </table:table-cell>
          <table:table-cell office:value-type="float" office:value="163904" calcext:value-type="float">
            <text:p>163904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3191" calcext:value-type="float">
            <text:p>83191</text:p>
          </table:table-cell>
          <table:table-cell office:value-type="float" office:value="161984" calcext:value-type="float">
            <text:p>161984</text:p>
          </table:table-cell>
          <table:table-cell office:value-type="float" office:value="27497" calcext:value-type="float">
            <text:p>27497</text:p>
          </table:table-cell>
          <table:table-cell office:value-type="float" office:value="21335" calcext:value-type="float">
            <text:p>21335</text:p>
          </table:table-cell>
          <table:table-cell office:value-type="float" office:value="45580" calcext:value-type="float">
            <text:p>45580</text:p>
          </table:table-cell>
          <table:table-cell office:value-type="float" office:value="2044" calcext:value-type="float">
            <text:p>2044</text:p>
          </table:table-cell>
          <table:table-cell office:value-type="float" office:value="16585" calcext:value-type="float">
            <text:p>16585</text:p>
          </table:table-cell>
          <table:table-cell office:value-type="float" office:value="163904" calcext:value-type="float">
            <text:p>163904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7005" calcext:value-type="float">
            <text:p>77005</text:p>
          </table:table-cell>
          <table:table-cell office:value-type="float" office:value="151486" calcext:value-type="float">
            <text:p>151486</text:p>
          </table:table-cell>
          <table:table-cell office:value-type="float" office:value="28611" calcext:value-type="float">
            <text:p>28611</text:p>
          </table:table-cell>
          <table:table-cell office:value-type="float" office:value="22449" calcext:value-type="float">
            <text:p>22449</text:p>
          </table:table-cell>
          <table:table-cell office:value-type="float" office:value="45580" calcext:value-type="float">
            <text:p>45580</text:p>
          </table:table-cell>
          <table:table-cell office:value-type="float" office:value="2044" calcext:value-type="float">
            <text:p>2044</text:p>
          </table:table-cell>
          <table:table-cell office:value-type="float" office:value="5765" calcext:value-type="float">
            <text:p>5765</text:p>
          </table:table-cell>
          <table:table-cell office:value-type="float" office:value="163904" calcext:value-type="float">
            <text:p>163904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5187" calcext:value-type="float">
            <text:p>105187</text:p>
          </table:table-cell>
          <table:table-cell office:value-type="float" office:value="200373" calcext:value-type="float">
            <text:p>200373</text:p>
          </table:table-cell>
          <table:table-cell office:value-type="float" office:value="15857" calcext:value-type="float">
            <text:p>15857</text:p>
          </table:table-cell>
          <table:table-cell office:value-type="float" office:value="9695" calcext:value-type="float">
            <text:p>9695</text:p>
          </table:table-cell>
          <table:table-cell office:value-type="float" office:value="45580" calcext:value-type="float">
            <text:p>45580</text:p>
          </table:table-cell>
          <table:table-cell office:value-type="float" office:value="2044" calcext:value-type="float">
            <text:p>2044</text:p>
          </table:table-cell>
          <table:table-cell office:value-type="float" office:value="21714" calcext:value-type="float">
            <text:p>21714</text:p>
          </table:table-cell>
          <table:table-cell office:value-type="float" office:value="163904" calcext:value-type="float">
            <text:p>163904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4908" calcext:value-type="float">
            <text:p>84908</text:p>
          </table:table-cell>
          <table:table-cell office:value-type="float" office:value="164222" calcext:value-type="float">
            <text:p>164222</text:p>
          </table:table-cell>
          <table:table-cell office:value-type="float" office:value="16518" calcext:value-type="float">
            <text:p>16518</text:p>
          </table:table-cell>
          <table:table-cell office:value-type="float" office:value="10356" calcext:value-type="float">
            <text:p>10356</text:p>
          </table:table-cell>
          <table:table-cell office:value-type="float" office:value="45580" calcext:value-type="float">
            <text:p>45580</text:p>
          </table:table-cell>
          <table:table-cell office:value-type="float" office:value="2044" calcext:value-type="float">
            <text:p>2044</text:p>
          </table:table-cell>
          <table:table-cell office:value-type="float" office:value="3308" calcext:value-type="float">
            <text:p>3308</text:p>
          </table:table-cell>
          <table:table-cell office:value-type="float" office:value="163904" calcext:value-type="float">
            <text:p>163904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9608" calcext:value-type="float">
            <text:p>109608</text:p>
          </table:table-cell>
          <table:table-cell office:value-type="float" office:value="219214" calcext:value-type="float">
            <text:p>219214</text:p>
          </table:table-cell>
          <table:table-cell office:value-type="float" office:value="19742" calcext:value-type="float">
            <text:p>19742</text:p>
          </table:table-cell>
          <table:table-cell office:value-type="float" office:value="13580" calcext:value-type="float">
            <text:p>13580</text:p>
          </table:table-cell>
          <table:table-cell office:value-type="float" office:value="45580" calcext:value-type="float">
            <text:p>45580</text:p>
          </table:table-cell>
          <table:table-cell office:value-type="float" office:value="2044" calcext:value-type="float">
            <text:p>2044</text:p>
          </table:table-cell>
          <table:table-cell office:value-type="float" office:value="72731" calcext:value-type="float">
            <text:p>72731</text:p>
          </table:table-cell>
          <table:table-cell office:value-type="float" office:value="163904" calcext:value-type="float">
            <text:p>163904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82528" calcext:value-type="float">
            <text:p>82528</text:p>
          </table:table-cell>
          <table:table-cell office:value-type="float" office:value="160235" calcext:value-type="float">
            <text:p>160235</text:p>
          </table:table-cell>
          <table:table-cell office:value-type="float" office:value="28653" calcext:value-type="float">
            <text:p>28653</text:p>
          </table:table-cell>
          <table:table-cell office:value-type="float" office:value="22491" calcext:value-type="float">
            <text:p>22491</text:p>
          </table:table-cell>
          <table:table-cell office:value-type="float" office:value="45580" calcext:value-type="float">
            <text:p>45580</text:p>
          </table:table-cell>
          <table:table-cell office:value-type="float" office:value="2044" calcext:value-type="float">
            <text:p>2044</text:p>
          </table:table-cell>
          <table:table-cell office:value-type="float" office:value="18044" calcext:value-type="float">
            <text:p>18044</text:p>
          </table:table-cell>
          <table:table-cell office:value-type="float" office:value="163904" calcext:value-type="float">
            <text:p>163904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4286" calcext:value-type="float">
            <text:p>74286</text:p>
          </table:table-cell>
          <table:table-cell office:value-type="float" office:value="147457" calcext:value-type="float">
            <text:p>147457</text:p>
          </table:table-cell>
          <table:table-cell office:value-type="float" office:value="29739" calcext:value-type="float">
            <text:p>29739</text:p>
          </table:table-cell>
          <table:table-cell office:value-type="float" office:value="23577" calcext:value-type="float">
            <text:p>23577</text:p>
          </table:table-cell>
          <table:table-cell office:value-type="float" office:value="45580" calcext:value-type="float">
            <text:p>45580</text:p>
          </table:table-cell>
          <table:table-cell office:value-type="float" office:value="2044" calcext:value-type="float">
            <text:p>2044</text:p>
          </table:table-cell>
          <table:table-cell office:value-type="float" office:value="4972" calcext:value-type="float">
            <text:p>4972</text:p>
          </table:table-cell>
          <table:table-cell office:value-type="float" office:value="163904" calcext:value-type="float">
            <text:p>163904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4117" calcext:value-type="float">
            <text:p>104117</text:p>
          </table:table-cell>
          <table:table-cell office:value-type="float" office:value="201911" calcext:value-type="float">
            <text:p>201911</text:p>
          </table:table-cell>
          <table:table-cell office:value-type="float" office:value="13107" calcext:value-type="float">
            <text:p>13107</text:p>
          </table:table-cell>
          <table:table-cell office:value-type="float" office:value="6945" calcext:value-type="float">
            <text:p>6945</text:p>
          </table:table-cell>
          <table:table-cell office:value-type="float" office:value="45584" calcext:value-type="float">
            <text:p>45584</text:p>
          </table:table-cell>
          <table:table-cell office:value-type="float" office:value="2044" calcext:value-type="float">
            <text:p>2044</text:p>
          </table:table-cell>
          <table:table-cell office:value-type="float" office:value="22928" calcext:value-type="float">
            <text:p>22928</text:p>
          </table:table-cell>
          <table:table-cell office:value-type="float" office:value="163904" calcext:value-type="float">
            <text:p>163904</text:p>
          </table:table-cell>
          <table:table-cell office:value-type="float" office:value="2004" calcext:value-type="float">
            <text:p>2004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2954" calcext:value-type="float">
            <text:p>82954</text:p>
          </table:table-cell>
          <table:table-cell office:value-type="float" office:value="161986" calcext:value-type="float">
            <text:p>161986</text:p>
          </table:table-cell>
          <table:table-cell office:value-type="float" office:value="13552" calcext:value-type="float">
            <text:p>13552</text:p>
          </table:table-cell>
          <table:table-cell office:value-type="float" office:value="7390" calcext:value-type="float">
            <text:p>7390</text:p>
          </table:table-cell>
          <table:table-cell office:value-type="float" office:value="45584" calcext:value-type="float">
            <text:p>45584</text:p>
          </table:table-cell>
          <table:table-cell office:value-type="float" office:value="2044" calcext:value-type="float">
            <text:p>2044</text:p>
          </table:table-cell>
          <table:table-cell office:value-type="float" office:value="2743" calcext:value-type="float">
            <text:p>2743</text:p>
          </table:table-cell>
          <table:table-cell office:value-type="float" office:value="163904" calcext:value-type="float">
            <text:p>163904</text:p>
          </table:table-cell>
          <table:table-cell office:value-type="float" office:value="2004" calcext:value-type="float">
            <text:p>2004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7520" calcext:value-type="float">
            <text:p>107520</text:p>
          </table:table-cell>
          <table:table-cell office:value-type="float" office:value="214967" calcext:value-type="float">
            <text:p>214967</text:p>
          </table:table-cell>
          <table:table-cell office:value-type="float" office:value="13678" calcext:value-type="float">
            <text:p>13678</text:p>
          </table:table-cell>
          <table:table-cell office:value-type="float" office:value="7516" calcext:value-type="float">
            <text:p>7516</text:p>
          </table:table-cell>
          <table:table-cell office:value-type="float" office:value="45584" calcext:value-type="float">
            <text:p>45584</text:p>
          </table:table-cell>
          <table:table-cell office:value-type="float" office:value="2044" calcext:value-type="float">
            <text:p>2044</text:p>
          </table:table-cell>
          <table:table-cell office:value-type="float" office:value="62596" calcext:value-type="float">
            <text:p>62596</text:p>
          </table:table-cell>
          <table:table-cell office:value-type="float" office:value="163904" calcext:value-type="float">
            <text:p>163904</text:p>
          </table:table-cell>
          <table:table-cell office:value-type="float" office:value="2004" calcext:value-type="float">
            <text:p>2004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9079" calcext:value-type="float">
            <text:p>79079</text:p>
          </table:table-cell>
          <table:table-cell office:value-type="float" office:value="155031" calcext:value-type="float">
            <text:p>155031</text:p>
          </table:table-cell>
          <table:table-cell office:value-type="float" office:value="17607" calcext:value-type="float">
            <text:p>17607</text:p>
          </table:table-cell>
          <table:table-cell office:value-type="float" office:value="11445" calcext:value-type="float">
            <text:p>11445</text:p>
          </table:table-cell>
          <table:table-cell office:value-type="float" office:value="45584" calcext:value-type="float">
            <text:p>45584</text:p>
          </table:table-cell>
          <table:table-cell office:value-type="float" office:value="2044" calcext:value-type="float">
            <text:p>2044</text:p>
          </table:table-cell>
          <table:table-cell office:value-type="float" office:value="19358" calcext:value-type="float">
            <text:p>19358</text:p>
          </table:table-cell>
          <table:table-cell office:value-type="float" office:value="163904" calcext:value-type="float">
            <text:p>163904</text:p>
          </table:table-cell>
          <table:table-cell office:value-type="float" office:value="2004" calcext:value-type="float">
            <text:p>2004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2366" calcext:value-type="float">
            <text:p>72366</text:p>
          </table:table-cell>
          <table:table-cell office:value-type="float" office:value="142429" calcext:value-type="float">
            <text:p>142429</text:p>
          </table:table-cell>
          <table:table-cell office:value-type="float" office:value="18582" calcext:value-type="float">
            <text:p>18582</text:p>
          </table:table-cell>
          <table:table-cell office:value-type="float" office:value="12420" calcext:value-type="float">
            <text:p>12420</text:p>
          </table:table-cell>
          <table:table-cell office:value-type="float" office:value="45584" calcext:value-type="float">
            <text:p>45584</text:p>
          </table:table-cell>
          <table:table-cell office:value-type="float" office:value="2044" calcext:value-type="float">
            <text:p>2044</text:p>
          </table:table-cell>
          <table:table-cell office:value-type="float" office:value="6328" calcext:value-type="float">
            <text:p>6328</text:p>
          </table:table-cell>
          <table:table-cell office:value-type="float" office:value="163904" calcext:value-type="float">
            <text:p>163904</text:p>
          </table:table-cell>
          <table:table-cell office:value-type="float" office:value="2004" calcext:value-type="float">
            <text:p>2004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3129" calcext:value-type="float">
            <text:p>103129</text:p>
          </table:table-cell>
          <table:table-cell office:value-type="float" office:value="199948" calcext:value-type="float">
            <text:p>199948</text:p>
          </table:table-cell>
          <table:table-cell office:value-type="float" office:value="15182" calcext:value-type="float">
            <text:p>15182</text:p>
          </table:table-cell>
          <table:table-cell office:value-type="float" office:value="9020" calcext:value-type="float">
            <text:p>9020</text:p>
          </table:table-cell>
          <table:table-cell office:value-type="float" office:value="45584" calcext:value-type="float">
            <text:p>45584</text:p>
          </table:table-cell>
          <table:table-cell office:value-type="float" office:value="2044" calcext:value-type="float">
            <text:p>2044</text:p>
          </table:table-cell>
          <table:table-cell office:value-type="float" office:value="22965" calcext:value-type="float">
            <text:p>22965</text:p>
          </table:table-cell>
          <table:table-cell office:value-type="float" office:value="163904" calcext:value-type="float">
            <text:p>163904</text:p>
          </table:table-cell>
          <table:table-cell office:value-type="float" office:value="2004" calcext:value-type="float">
            <text:p>2004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3133" calcext:value-type="float">
            <text:p>83133</text:p>
          </table:table-cell>
          <table:table-cell office:value-type="float" office:value="161165" calcext:value-type="float">
            <text:p>161165</text:p>
          </table:table-cell>
          <table:table-cell office:value-type="float" office:value="15605" calcext:value-type="float">
            <text:p>15605</text:p>
          </table:table-cell>
          <table:table-cell office:value-type="float" office:value="9443" calcext:value-type="float">
            <text:p>9443</text:p>
          </table:table-cell>
          <table:table-cell office:value-type="float" office:value="45584" calcext:value-type="float">
            <text:p>45584</text:p>
          </table:table-cell>
          <table:table-cell office:value-type="float" office:value="2044" calcext:value-type="float">
            <text:p>2044</text:p>
          </table:table-cell>
          <table:table-cell office:value-type="float" office:value="3362" calcext:value-type="float">
            <text:p>3362</text:p>
          </table:table-cell>
          <table:table-cell office:value-type="float" office:value="163904" calcext:value-type="float">
            <text:p>163904</text:p>
          </table:table-cell>
          <table:table-cell office:value-type="float" office:value="2004" calcext:value-type="float">
            <text:p>2004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7978" calcext:value-type="float">
            <text:p>107978</text:p>
          </table:table-cell>
          <table:table-cell office:value-type="float" office:value="215871" calcext:value-type="float">
            <text:p>215871</text:p>
          </table:table-cell>
          <table:table-cell office:value-type="float" office:value="15726" calcext:value-type="float">
            <text:p>15726</text:p>
          </table:table-cell>
          <table:table-cell office:value-type="float" office:value="9564" calcext:value-type="float">
            <text:p>9564</text:p>
          </table:table-cell>
          <table:table-cell office:value-type="float" office:value="45584" calcext:value-type="float">
            <text:p>45584</text:p>
          </table:table-cell>
          <table:table-cell office:value-type="float" office:value="2044" calcext:value-type="float">
            <text:p>2044</text:p>
          </table:table-cell>
          <table:table-cell office:value-type="float" office:value="69508" calcext:value-type="float">
            <text:p>69508</text:p>
          </table:table-cell>
          <table:table-cell office:value-type="float" office:value="163904" calcext:value-type="float">
            <text:p>163904</text:p>
          </table:table-cell>
          <table:table-cell office:value-type="float" office:value="2004" calcext:value-type="float">
            <text:p>2004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77653" calcext:value-type="float">
            <text:p>77653</text:p>
          </table:table-cell>
          <table:table-cell office:value-type="float" office:value="152263" calcext:value-type="float">
            <text:p>152263</text:p>
          </table:table-cell>
          <table:table-cell office:value-type="float" office:value="19654" calcext:value-type="float">
            <text:p>19654</text:p>
          </table:table-cell>
          <table:table-cell office:value-type="float" office:value="13492" calcext:value-type="float">
            <text:p>13492</text:p>
          </table:table-cell>
          <table:table-cell office:value-type="float" office:value="45584" calcext:value-type="float">
            <text:p>45584</text:p>
          </table:table-cell>
          <table:table-cell office:value-type="float" office:value="2044" calcext:value-type="float">
            <text:p>2044</text:p>
          </table:table-cell>
          <table:table-cell office:value-type="float" office:value="18950" calcext:value-type="float">
            <text:p>18950</text:p>
          </table:table-cell>
          <table:table-cell office:value-type="float" office:value="163904" calcext:value-type="float">
            <text:p>163904</text:p>
          </table:table-cell>
          <table:table-cell office:value-type="float" office:value="2004" calcext:value-type="float">
            <text:p>2004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1611" calcext:value-type="float">
            <text:p>71611</text:p>
          </table:table-cell>
          <table:table-cell office:value-type="float" office:value="140654" calcext:value-type="float">
            <text:p>140654</text:p>
          </table:table-cell>
          <table:table-cell office:value-type="float" office:value="20658" calcext:value-type="float">
            <text:p>20658</text:p>
          </table:table-cell>
          <table:table-cell office:value-type="float" office:value="14496" calcext:value-type="float">
            <text:p>14496</text:p>
          </table:table-cell>
          <table:table-cell office:value-type="float" office:value="45584" calcext:value-type="float">
            <text:p>45584</text:p>
          </table:table-cell>
          <table:table-cell office:value-type="float" office:value="2044" calcext:value-type="float">
            <text:p>2044</text:p>
          </table:table-cell>
          <table:table-cell office:value-type="float" office:value="6518" calcext:value-type="float">
            <text:p>6518</text:p>
          </table:table-cell>
          <table:table-cell office:value-type="float" office:value="163904" calcext:value-type="float">
            <text:p>163904</text:p>
          </table:table-cell>
          <table:table-cell office:value-type="float" office:value="2004" calcext:value-type="float">
            <text:p>2004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2904" calcext:value-type="float">
            <text:p>102904</text:p>
          </table:table-cell>
          <table:table-cell office:value-type="float" office:value="199126" calcext:value-type="float">
            <text:p>199126</text:p>
          </table:table-cell>
          <table:table-cell office:value-type="float" office:value="14120" calcext:value-type="float">
            <text:p>14120</text:p>
          </table:table-cell>
          <table:table-cell office:value-type="float" office:value="7958" calcext:value-type="float">
            <text:p>7958</text:p>
          </table:table-cell>
          <table:table-cell office:value-type="float" office:value="45584" calcext:value-type="float">
            <text:p>45584</text:p>
          </table:table-cell>
          <table:table-cell office:value-type="float" office:value="2044" calcext:value-type="float">
            <text:p>2044</text:p>
          </table:table-cell>
          <table:table-cell office:value-type="float" office:value="21095" calcext:value-type="float">
            <text:p>21095</text:p>
          </table:table-cell>
          <table:table-cell office:value-type="float" office:value="163904" calcext:value-type="float">
            <text:p>163904</text:p>
          </table:table-cell>
          <table:table-cell office:value-type="float" office:value="2004" calcext:value-type="float">
            <text:p>2004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3416" calcext:value-type="float">
            <text:p>83416</text:p>
          </table:table-cell>
          <table:table-cell office:value-type="float" office:value="162864" calcext:value-type="float">
            <text:p>162864</text:p>
          </table:table-cell>
          <table:table-cell office:value-type="float" office:value="14616" calcext:value-type="float">
            <text:p>14616</text:p>
          </table:table-cell>
          <table:table-cell office:value-type="float" office:value="8454" calcext:value-type="float">
            <text:p>8454</text:p>
          </table:table-cell>
          <table:table-cell office:value-type="float" office:value="45584" calcext:value-type="float">
            <text:p>45584</text:p>
          </table:table-cell>
          <table:table-cell office:value-type="float" office:value="2044" calcext:value-type="float">
            <text:p>2044</text:p>
          </table:table-cell>
          <table:table-cell office:value-type="float" office:value="2716" calcext:value-type="float">
            <text:p>2716</text:p>
          </table:table-cell>
          <table:table-cell office:value-type="float" office:value="163904" calcext:value-type="float">
            <text:p>163904</text:p>
          </table:table-cell>
          <table:table-cell office:value-type="float" office:value="2004" calcext:value-type="float">
            <text:p>2004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6603" calcext:value-type="float">
            <text:p>106603</text:p>
          </table:table-cell>
          <table:table-cell office:value-type="float" office:value="213140" calcext:value-type="float">
            <text:p>213140</text:p>
          </table:table-cell>
          <table:table-cell office:value-type="float" office:value="12654" calcext:value-type="float">
            <text:p>12654</text:p>
          </table:table-cell>
          <table:table-cell office:value-type="float" office:value="6492" calcext:value-type="float">
            <text:p>6492</text:p>
          </table:table-cell>
          <table:table-cell office:value-type="float" office:value="45584" calcext:value-type="float">
            <text:p>45584</text:p>
          </table:table-cell>
          <table:table-cell office:value-type="float" office:value="2044" calcext:value-type="float">
            <text:p>2044</text:p>
          </table:table-cell>
          <table:table-cell office:value-type="float" office:value="64051" calcext:value-type="float">
            <text:p>64051</text:p>
          </table:table-cell>
          <table:table-cell office:value-type="float" office:value="163904" calcext:value-type="float">
            <text:p>163904</text:p>
          </table:table-cell>
          <table:table-cell office:value-type="float" office:value="2004" calcext:value-type="float">
            <text:p>2004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6739" calcext:value-type="float">
            <text:p>76739</text:p>
          </table:table-cell>
          <table:table-cell office:value-type="float" office:value="149998" calcext:value-type="float">
            <text:p>149998</text:p>
          </table:table-cell>
          <table:table-cell office:value-type="float" office:value="16594" calcext:value-type="float">
            <text:p>16594</text:p>
          </table:table-cell>
          <table:table-cell office:value-type="float" office:value="10432" calcext:value-type="float">
            <text:p>10432</text:p>
          </table:table-cell>
          <table:table-cell office:value-type="float" office:value="45584" calcext:value-type="float">
            <text:p>45584</text:p>
          </table:table-cell>
          <table:table-cell office:value-type="float" office:value="2044" calcext:value-type="float">
            <text:p>2044</text:p>
          </table:table-cell>
          <table:table-cell office:value-type="float" office:value="16696" calcext:value-type="float">
            <text:p>16696</text:p>
          </table:table-cell>
          <table:table-cell office:value-type="float" office:value="163904" calcext:value-type="float">
            <text:p>163904</text:p>
          </table:table-cell>
          <table:table-cell office:value-type="float" office:value="2004" calcext:value-type="float">
            <text:p>2004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1219" calcext:value-type="float">
            <text:p>71219</text:p>
          </table:table-cell>
          <table:table-cell office:value-type="float" office:value="140081" calcext:value-type="float">
            <text:p>140081</text:p>
          </table:table-cell>
          <table:table-cell office:value-type="float" office:value="17526" calcext:value-type="float">
            <text:p>17526</text:p>
          </table:table-cell>
          <table:table-cell office:value-type="float" office:value="11364" calcext:value-type="float">
            <text:p>11364</text:p>
          </table:table-cell>
          <table:table-cell office:value-type="float" office:value="45584" calcext:value-type="float">
            <text:p>45584</text:p>
          </table:table-cell>
          <table:table-cell office:value-type="float" office:value="2044" calcext:value-type="float">
            <text:p>2044</text:p>
          </table:table-cell>
          <table:table-cell office:value-type="float" office:value="6210" calcext:value-type="float">
            <text:p>6210</text:p>
          </table:table-cell>
          <table:table-cell office:value-type="float" office:value="163904" calcext:value-type="float">
            <text:p>163904</text:p>
          </table:table-cell>
          <table:table-cell office:value-type="float" office:value="2004" calcext:value-type="float">
            <text:p>2004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1781" calcext:value-type="float">
            <text:p>101781</text:p>
          </table:table-cell>
          <table:table-cell office:value-type="float" office:value="198603" calcext:value-type="float">
            <text:p>198603</text:p>
          </table:table-cell>
          <table:table-cell office:value-type="float" office:value="16259" calcext:value-type="float">
            <text:p>16259</text:p>
          </table:table-cell>
          <table:table-cell office:value-type="float" office:value="10097" calcext:value-type="float">
            <text:p>10097</text:p>
          </table:table-cell>
          <table:table-cell office:value-type="float" office:value="45584" calcext:value-type="float">
            <text:p>45584</text:p>
          </table:table-cell>
          <table:table-cell office:value-type="float" office:value="2044" calcext:value-type="float">
            <text:p>2044</text:p>
          </table:table-cell>
          <table:table-cell office:value-type="float" office:value="21820" calcext:value-type="float">
            <text:p>21820</text:p>
          </table:table-cell>
          <table:table-cell office:value-type="float" office:value="163904" calcext:value-type="float">
            <text:p>163904</text:p>
          </table:table-cell>
          <table:table-cell office:value-type="float" office:value="2004" calcext:value-type="float">
            <text:p>2004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2254" calcext:value-type="float">
            <text:p>82254</text:p>
          </table:table-cell>
          <table:table-cell office:value-type="float" office:value="160634" calcext:value-type="float">
            <text:p>160634</text:p>
          </table:table-cell>
          <table:table-cell office:value-type="float" office:value="16670" calcext:value-type="float">
            <text:p>16670</text:p>
          </table:table-cell>
          <table:table-cell office:value-type="float" office:value="10508" calcext:value-type="float">
            <text:p>10508</text:p>
          </table:table-cell>
          <table:table-cell office:value-type="float" office:value="45584" calcext:value-type="float">
            <text:p>45584</text:p>
          </table:table-cell>
          <table:table-cell office:value-type="float" office:value="2044" calcext:value-type="float">
            <text:p>2044</text:p>
          </table:table-cell>
          <table:table-cell office:value-type="float" office:value="2630" calcext:value-type="float">
            <text:p>2630</text:p>
          </table:table-cell>
          <table:table-cell office:value-type="float" office:value="163904" calcext:value-type="float">
            <text:p>163904</text:p>
          </table:table-cell>
          <table:table-cell office:value-type="float" office:value="2004" calcext:value-type="float">
            <text:p>2004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6707" calcext:value-type="float">
            <text:p>106707</text:p>
          </table:table-cell>
          <table:table-cell office:value-type="float" office:value="213236" calcext:value-type="float">
            <text:p>213236</text:p>
          </table:table-cell>
          <table:table-cell office:value-type="float" office:value="14702" calcext:value-type="float">
            <text:p>14702</text:p>
          </table:table-cell>
          <table:table-cell office:value-type="float" office:value="8540" calcext:value-type="float">
            <text:p>8540</text:p>
          </table:table-cell>
          <table:table-cell office:value-type="float" office:value="45584" calcext:value-type="float">
            <text:p>45584</text:p>
          </table:table-cell>
          <table:table-cell office:value-type="float" office:value="2044" calcext:value-type="float">
            <text:p>2044</text:p>
          </table:table-cell>
          <table:table-cell office:value-type="float" office:value="69806" calcext:value-type="float">
            <text:p>69806</text:p>
          </table:table-cell>
          <table:table-cell office:value-type="float" office:value="163904" calcext:value-type="float">
            <text:p>163904</text:p>
          </table:table-cell>
          <table:table-cell office:value-type="float" office:value="2004" calcext:value-type="float">
            <text:p>2004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75976" calcext:value-type="float">
            <text:p>75976</text:p>
          </table:table-cell>
          <table:table-cell office:value-type="float" office:value="148655" calcext:value-type="float">
            <text:p>148655</text:p>
          </table:table-cell>
          <table:table-cell office:value-type="float" office:value="18719" calcext:value-type="float">
            <text:p>18719</text:p>
          </table:table-cell>
          <table:table-cell office:value-type="float" office:value="12557" calcext:value-type="float">
            <text:p>12557</text:p>
          </table:table-cell>
          <table:table-cell office:value-type="float" office:value="45584" calcext:value-type="float">
            <text:p>45584</text:p>
          </table:table-cell>
          <table:table-cell office:value-type="float" office:value="2044" calcext:value-type="float">
            <text:p>2044</text:p>
          </table:table-cell>
          <table:table-cell office:value-type="float" office:value="17005" calcext:value-type="float">
            <text:p>17005</text:p>
          </table:table-cell>
          <table:table-cell office:value-type="float" office:value="163904" calcext:value-type="float">
            <text:p>163904</text:p>
          </table:table-cell>
          <table:table-cell office:value-type="float" office:value="2004" calcext:value-type="float">
            <text:p>2004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0605" calcext:value-type="float">
            <text:p>70605</text:p>
          </table:table-cell>
          <table:table-cell office:value-type="float" office:value="138250" calcext:value-type="float">
            <text:p>138250</text:p>
          </table:table-cell>
          <table:table-cell office:value-type="float" office:value="19569" calcext:value-type="float">
            <text:p>19569</text:p>
          </table:table-cell>
          <table:table-cell office:value-type="float" office:value="13407" calcext:value-type="float">
            <text:p>13407</text:p>
          </table:table-cell>
          <table:table-cell office:value-type="float" office:value="45584" calcext:value-type="float">
            <text:p>45584</text:p>
          </table:table-cell>
          <table:table-cell office:value-type="float" office:value="2044" calcext:value-type="float">
            <text:p>2044</text:p>
          </table:table-cell>
          <table:table-cell office:value-type="float" office:value="6578" calcext:value-type="float">
            <text:p>6578</text:p>
          </table:table-cell>
          <table:table-cell office:value-type="float" office:value="163904" calcext:value-type="float">
            <text:p>163904</text:p>
          </table:table-cell>
          <table:table-cell office:value-type="float" office:value="2004" calcext:value-type="float">
            <text:p>2004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85992" calcext:value-type="float">
            <text:p>85992</text:p>
          </table:table-cell>
          <table:table-cell office:value-type="float" office:value="335307" calcext:value-type="float">
            <text:p>335307</text:p>
          </table:table-cell>
          <table:table-cell office:value-type="float" office:value="9521" calcext:value-type="float">
            <text:p>9521</text:p>
          </table:table-cell>
          <table:table-cell office:value-type="float" office:value="3359" calcext:value-type="float">
            <text:p>3359</text:p>
          </table:table-cell>
          <table:table-cell office:value-type="float" office:value="36230" calcext:value-type="float">
            <text:p>36230</text:p>
          </table:table-cell>
          <table:table-cell office:value-type="float" office:value="2042" calcext:value-type="float">
            <text:p>2042</text:p>
          </table:table-cell>
          <table:table-cell office:value-type="float" office:value="90803" calcext:value-type="float">
            <text:p>90803</text:p>
          </table:table-cell>
          <table:table-cell office:value-type="float" office:value="196680" calcext:value-type="float">
            <text:p>196680</text:p>
          </table:table-cell>
          <table:table-cell office:value-type="float" office:value="1940" calcext:value-type="float">
            <text:p>194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2230" calcext:value-type="float">
            <text:p>62230</text:p>
          </table:table-cell>
          <table:table-cell office:value-type="float" office:value="236428" calcext:value-type="float">
            <text:p>236428</text:p>
          </table:table-cell>
          <table:table-cell office:value-type="float" office:value="10155" calcext:value-type="float">
            <text:p>10155</text:p>
          </table:table-cell>
          <table:table-cell office:value-type="float" office:value="3993" calcext:value-type="float">
            <text:p>3993</text:p>
          </table:table-cell>
          <table:table-cell office:value-type="float" office:value="36230" calcext:value-type="float">
            <text:p>36230</text:p>
          </table:table-cell>
          <table:table-cell office:value-type="float" office:value="2042" calcext:value-type="float">
            <text:p>2042</text:p>
          </table:table-cell>
          <table:table-cell office:value-type="float" office:value="26863" calcext:value-type="float">
            <text:p>26863</text:p>
          </table:table-cell>
          <table:table-cell office:value-type="float" office:value="196680" calcext:value-type="float">
            <text:p>196680</text:p>
          </table:table-cell>
          <table:table-cell office:value-type="float" office:value="1940" calcext:value-type="float">
            <text:p>194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4331" calcext:value-type="float">
            <text:p>54331</text:p>
          </table:table-cell>
          <table:table-cell office:value-type="float" office:value="206271" calcext:value-type="float">
            <text:p>206271</text:p>
          </table:table-cell>
          <table:table-cell office:value-type="float" office:value="10697" calcext:value-type="float">
            <text:p>10697</text:p>
          </table:table-cell>
          <table:table-cell office:value-type="float" office:value="4535" calcext:value-type="float">
            <text:p>4535</text:p>
          </table:table-cell>
          <table:table-cell office:value-type="float" office:value="36230" calcext:value-type="float">
            <text:p>36230</text:p>
          </table:table-cell>
          <table:table-cell office:value-type="float" office:value="2042" calcext:value-type="float">
            <text:p>2042</text:p>
          </table:table-cell>
          <table:table-cell office:value-type="float" office:value="10169" calcext:value-type="float">
            <text:p>10169</text:p>
          </table:table-cell>
          <table:table-cell office:value-type="float" office:value="196680" calcext:value-type="float">
            <text:p>196680</text:p>
          </table:table-cell>
          <table:table-cell office:value-type="float" office:value="1940" calcext:value-type="float">
            <text:p>194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85435" calcext:value-type="float">
            <text:p>85435</text:p>
          </table:table-cell>
          <table:table-cell office:value-type="float" office:value="333208" calcext:value-type="float">
            <text:p>333208</text:p>
          </table:table-cell>
          <table:table-cell office:value-type="float" office:value="21505" calcext:value-type="float">
            <text:p>21505</text:p>
          </table:table-cell>
          <table:table-cell office:value-type="float" office:value="15343" calcext:value-type="float">
            <text:p>15343</text:p>
          </table:table-cell>
          <table:table-cell office:value-type="float" office:value="42382" calcext:value-type="float">
            <text:p>42382</text:p>
          </table:table-cell>
          <table:table-cell office:value-type="float" office:value="2042" calcext:value-type="float">
            <text:p>2042</text:p>
          </table:table-cell>
          <table:table-cell office:value-type="float" office:value="93989" calcext:value-type="float">
            <text:p>93989</text:p>
          </table:table-cell>
          <table:table-cell office:value-type="float" office:value="196680" calcext:value-type="float">
            <text:p>196680</text:p>
          </table:table-cell>
          <table:table-cell office:value-type="float" office:value="1972" calcext:value-type="float">
            <text:p>1972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1765" calcext:value-type="float">
            <text:p>61765</text:p>
          </table:table-cell>
          <table:table-cell office:value-type="float" office:value="232446" calcext:value-type="float">
            <text:p>232446</text:p>
          </table:table-cell>
          <table:table-cell office:value-type="float" office:value="24074" calcext:value-type="float">
            <text:p>24074</text:p>
          </table:table-cell>
          <table:table-cell office:value-type="float" office:value="17912" calcext:value-type="float">
            <text:p>17912</text:p>
          </table:table-cell>
          <table:table-cell office:value-type="float" office:value="42382" calcext:value-type="float">
            <text:p>42382</text:p>
          </table:table-cell>
          <table:table-cell office:value-type="float" office:value="2042" calcext:value-type="float">
            <text:p>2042</text:p>
          </table:table-cell>
          <table:table-cell office:value-type="float" office:value="27480" calcext:value-type="float">
            <text:p>27480</text:p>
          </table:table-cell>
          <table:table-cell office:value-type="float" office:value="196680" calcext:value-type="float">
            <text:p>196680</text:p>
          </table:table-cell>
          <table:table-cell office:value-type="float" office:value="1972" calcext:value-type="float">
            <text:p>1972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3875" calcext:value-type="float">
            <text:p>53875</text:p>
          </table:table-cell>
          <table:table-cell office:value-type="float" office:value="202733" calcext:value-type="float">
            <text:p>202733</text:p>
          </table:table-cell>
          <table:table-cell office:value-type="float" office:value="25273" calcext:value-type="float">
            <text:p>25273</text:p>
          </table:table-cell>
          <table:table-cell office:value-type="float" office:value="19111" calcext:value-type="float">
            <text:p>19111</text:p>
          </table:table-cell>
          <table:table-cell office:value-type="float" office:value="42382" calcext:value-type="float">
            <text:p>42382</text:p>
          </table:table-cell>
          <table:table-cell office:value-type="float" office:value="2042" calcext:value-type="float">
            <text:p>2042</text:p>
          </table:table-cell>
          <table:table-cell office:value-type="float" office:value="10868" calcext:value-type="float">
            <text:p>10868</text:p>
          </table:table-cell>
          <table:table-cell office:value-type="float" office:value="196680" calcext:value-type="float">
            <text:p>196680</text:p>
          </table:table-cell>
          <table:table-cell office:value-type="float" office:value="1972" calcext:value-type="float">
            <text:p>1972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4424" calcext:value-type="float">
            <text:p>84424</text:p>
          </table:table-cell>
          <table:table-cell office:value-type="float" office:value="329605" calcext:value-type="float">
            <text:p>329605</text:p>
          </table:table-cell>
          <table:table-cell office:value-type="float" office:value="26068" calcext:value-type="float">
            <text:p>26068</text:p>
          </table:table-cell>
          <table:table-cell office:value-type="float" office:value="19906" calcext:value-type="float">
            <text:p>19906</text:p>
          </table:table-cell>
          <table:table-cell office:value-type="float" office:value="42382" calcext:value-type="float">
            <text:p>42382</text:p>
          </table:table-cell>
          <table:table-cell office:value-type="float" office:value="2042" calcext:value-type="float">
            <text:p>2042</text:p>
          </table:table-cell>
          <table:table-cell office:value-type="float" office:value="195737" calcext:value-type="float">
            <text:p>195737</text:p>
          </table:table-cell>
          <table:table-cell office:value-type="float" office:value="196680" calcext:value-type="float">
            <text:p>196680</text:p>
          </table:table-cell>
          <table:table-cell office:value-type="float" office:value="1972" calcext:value-type="float">
            <text:p>1972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7170" calcext:value-type="float">
            <text:p>57170</text:p>
          </table:table-cell>
          <table:table-cell office:value-type="float" office:value="217816" calcext:value-type="float">
            <text:p>217816</text:p>
          </table:table-cell>
          <table:table-cell office:value-type="float" office:value="32021" calcext:value-type="float">
            <text:p>32021</text:p>
          </table:table-cell>
          <table:table-cell office:value-type="float" office:value="25859" calcext:value-type="float">
            <text:p>25859</text:p>
          </table:table-cell>
          <table:table-cell office:value-type="float" office:value="42382" calcext:value-type="float">
            <text:p>42382</text:p>
          </table:table-cell>
          <table:table-cell office:value-type="float" office:value="2042" calcext:value-type="float">
            <text:p>2042</text:p>
          </table:table-cell>
          <table:table-cell office:value-type="float" office:value="39440" calcext:value-type="float">
            <text:p>39440</text:p>
          </table:table-cell>
          <table:table-cell office:value-type="float" office:value="196680" calcext:value-type="float">
            <text:p>196680</text:p>
          </table:table-cell>
          <table:table-cell office:value-type="float" office:value="1972" calcext:value-type="float">
            <text:p>1972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9727" calcext:value-type="float">
            <text:p>49727</text:p>
          </table:table-cell>
          <table:table-cell office:value-type="float" office:value="189620" calcext:value-type="float">
            <text:p>189620</text:p>
          </table:table-cell>
          <table:table-cell office:value-type="float" office:value="35372" calcext:value-type="float">
            <text:p>35372</text:p>
          </table:table-cell>
          <table:table-cell office:value-type="float" office:value="29210" calcext:value-type="float">
            <text:p>29210</text:p>
          </table:table-cell>
          <table:table-cell office:value-type="float" office:value="42382" calcext:value-type="float">
            <text:p>42382</text:p>
          </table:table-cell>
          <table:table-cell office:value-type="float" office:value="2042" calcext:value-type="float">
            <text:p>2042</text:p>
          </table:table-cell>
          <table:table-cell office:value-type="float" office:value="14369" calcext:value-type="float">
            <text:p>14369</text:p>
          </table:table-cell>
          <table:table-cell office:value-type="float" office:value="196680" calcext:value-type="float">
            <text:p>196680</text:p>
          </table:table-cell>
          <table:table-cell office:value-type="float" office:value="1972" calcext:value-type="float">
            <text:p>1972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6634" calcext:value-type="float">
            <text:p>46634</text:p>
          </table:table-cell>
          <table:table-cell office:value-type="float" office:value="180596" calcext:value-type="float">
            <text:p>180596</text:p>
          </table:table-cell>
          <table:table-cell office:value-type="float" office:value="36942" calcext:value-type="float">
            <text:p>36942</text:p>
          </table:table-cell>
          <table:table-cell office:value-type="float" office:value="30780" calcext:value-type="float">
            <text:p>30780</text:p>
          </table:table-cell>
          <table:table-cell office:value-type="float" office:value="42382" calcext:value-type="float">
            <text:p>42382</text:p>
          </table:table-cell>
          <table:table-cell office:value-type="float" office:value="2042" calcext:value-type="float">
            <text:p>2042</text:p>
          </table:table-cell>
          <table:table-cell office:value-type="float" office:value="6598" calcext:value-type="float">
            <text:p>6598</text:p>
          </table:table-cell>
          <table:table-cell office:value-type="float" office:value="196680" calcext:value-type="float">
            <text:p>196680</text:p>
          </table:table-cell>
          <table:table-cell office:value-type="float" office:value="1972" calcext:value-type="float">
            <text:p>1972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4514" calcext:value-type="float">
            <text:p>84514</text:p>
          </table:table-cell>
          <table:table-cell office:value-type="float" office:value="329911" calcext:value-type="float">
            <text:p>329911</text:p>
          </table:table-cell>
          <table:table-cell office:value-type="float" office:value="22562" calcext:value-type="float">
            <text:p>22562</text:p>
          </table:table-cell>
          <table:table-cell office:value-type="float" office:value="16400" calcext:value-type="float">
            <text:p>16400</text:p>
          </table:table-cell>
          <table:table-cell office:value-type="float" office:value="42382" calcext:value-type="float">
            <text:p>42382</text:p>
          </table:table-cell>
          <table:table-cell office:value-type="float" office:value="2042" calcext:value-type="float">
            <text:p>2042</text:p>
          </table:table-cell>
          <table:table-cell office:value-type="float" office:value="93803" calcext:value-type="float">
            <text:p>93803</text:p>
          </table:table-cell>
          <table:table-cell office:value-type="float" office:value="196680" calcext:value-type="float">
            <text:p>196680</text:p>
          </table:table-cell>
          <table:table-cell office:value-type="float" office:value="1972" calcext:value-type="float">
            <text:p>1972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794" calcext:value-type="float">
            <text:p>60794</text:p>
          </table:table-cell>
          <table:table-cell office:value-type="float" office:value="230185" calcext:value-type="float">
            <text:p>230185</text:p>
          </table:table-cell>
          <table:table-cell office:value-type="float" office:value="25065" calcext:value-type="float">
            <text:p>25065</text:p>
          </table:table-cell>
          <table:table-cell office:value-type="float" office:value="18903" calcext:value-type="float">
            <text:p>18903</text:p>
          </table:table-cell>
          <table:table-cell office:value-type="float" office:value="42382" calcext:value-type="float">
            <text:p>42382</text:p>
          </table:table-cell>
          <table:table-cell office:value-type="float" office:value="2042" calcext:value-type="float">
            <text:p>2042</text:p>
          </table:table-cell>
          <table:table-cell office:value-type="float" office:value="28028" calcext:value-type="float">
            <text:p>28028</text:p>
          </table:table-cell>
          <table:table-cell office:value-type="float" office:value="196680" calcext:value-type="float">
            <text:p>196680</text:p>
          </table:table-cell>
          <table:table-cell office:value-type="float" office:value="1972" calcext:value-type="float">
            <text:p>1972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2864" calcext:value-type="float">
            <text:p>52864</text:p>
          </table:table-cell>
          <table:table-cell office:value-type="float" office:value="199474" calcext:value-type="float">
            <text:p>199474</text:p>
          </table:table-cell>
          <table:table-cell office:value-type="float" office:value="26330" calcext:value-type="float">
            <text:p>26330</text:p>
          </table:table-cell>
          <table:table-cell office:value-type="float" office:value="20168" calcext:value-type="float">
            <text:p>20168</text:p>
          </table:table-cell>
          <table:table-cell office:value-type="float" office:value="42382" calcext:value-type="float">
            <text:p>42382</text:p>
          </table:table-cell>
          <table:table-cell office:value-type="float" office:value="2042" calcext:value-type="float">
            <text:p>2042</text:p>
          </table:table-cell>
          <table:table-cell office:value-type="float" office:value="10772" calcext:value-type="float">
            <text:p>10772</text:p>
          </table:table-cell>
          <table:table-cell office:value-type="float" office:value="196680" calcext:value-type="float">
            <text:p>196680</text:p>
          </table:table-cell>
          <table:table-cell office:value-type="float" office:value="1972" calcext:value-type="float">
            <text:p>1972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3938" calcext:value-type="float">
            <text:p>83938</text:p>
          </table:table-cell>
          <table:table-cell office:value-type="float" office:value="328209" calcext:value-type="float">
            <text:p>328209</text:p>
          </table:table-cell>
          <table:table-cell office:value-type="float" office:value="27092" calcext:value-type="float">
            <text:p>27092</text:p>
          </table:table-cell>
          <table:table-cell office:value-type="float" office:value="20930" calcext:value-type="float">
            <text:p>20930</text:p>
          </table:table-cell>
          <table:table-cell office:value-type="float" office:value="42382" calcext:value-type="float">
            <text:p>42382</text:p>
          </table:table-cell>
          <table:table-cell office:value-type="float" office:value="2042" calcext:value-type="float">
            <text:p>2042</text:p>
          </table:table-cell>
          <table:table-cell office:value-type="float" office:value="198309" calcext:value-type="float">
            <text:p>198309</text:p>
          </table:table-cell>
          <table:table-cell office:value-type="float" office:value="196680" calcext:value-type="float">
            <text:p>196680</text:p>
          </table:table-cell>
          <table:table-cell office:value-type="float" office:value="1972" calcext:value-type="float">
            <text:p>1972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6642" calcext:value-type="float">
            <text:p>56642</text:p>
          </table:table-cell>
          <table:table-cell office:value-type="float" office:value="215634" calcext:value-type="float">
            <text:p>215634</text:p>
          </table:table-cell>
          <table:table-cell office:value-type="float" office:value="32911" calcext:value-type="float">
            <text:p>32911</text:p>
          </table:table-cell>
          <table:table-cell office:value-type="float" office:value="26749" calcext:value-type="float">
            <text:p>26749</text:p>
          </table:table-cell>
          <table:table-cell office:value-type="float" office:value="42382" calcext:value-type="float">
            <text:p>42382</text:p>
          </table:table-cell>
          <table:table-cell office:value-type="float" office:value="2042" calcext:value-type="float">
            <text:p>2042</text:p>
          </table:table-cell>
          <table:table-cell office:value-type="float" office:value="40470" calcext:value-type="float">
            <text:p>40470</text:p>
          </table:table-cell>
          <table:table-cell office:value-type="float" office:value="196680" calcext:value-type="float">
            <text:p>196680</text:p>
          </table:table-cell>
          <table:table-cell office:value-type="float" office:value="1972" calcext:value-type="float">
            <text:p>1972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9036" calcext:value-type="float">
            <text:p>49036</text:p>
          </table:table-cell>
          <table:table-cell office:value-type="float" office:value="186633" calcext:value-type="float">
            <text:p>186633</text:p>
          </table:table-cell>
          <table:table-cell office:value-type="float" office:value="36499" calcext:value-type="float">
            <text:p>36499</text:p>
          </table:table-cell>
          <table:table-cell office:value-type="float" office:value="30337" calcext:value-type="float">
            <text:p>30337</text:p>
          </table:table-cell>
          <table:table-cell office:value-type="float" office:value="42382" calcext:value-type="float">
            <text:p>42382</text:p>
          </table:table-cell>
          <table:table-cell office:value-type="float" office:value="2042" calcext:value-type="float">
            <text:p>2042</text:p>
          </table:table-cell>
          <table:table-cell office:value-type="float" office:value="14394" calcext:value-type="float">
            <text:p>14394</text:p>
          </table:table-cell>
          <table:table-cell office:value-type="float" office:value="196680" calcext:value-type="float">
            <text:p>196680</text:p>
          </table:table-cell>
          <table:table-cell office:value-type="float" office:value="1972" calcext:value-type="float">
            <text:p>1972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5927" calcext:value-type="float">
            <text:p>45927</text:p>
          </table:table-cell>
          <table:table-cell office:value-type="float" office:value="177705" calcext:value-type="float">
            <text:p>177705</text:p>
          </table:table-cell>
          <table:table-cell office:value-type="float" office:value="37818" calcext:value-type="float">
            <text:p>37818</text:p>
          </table:table-cell>
          <table:table-cell office:value-type="float" office:value="31656" calcext:value-type="float">
            <text:p>31656</text:p>
          </table:table-cell>
          <table:table-cell office:value-type="float" office:value="42382" calcext:value-type="float">
            <text:p>42382</text:p>
          </table:table-cell>
          <table:table-cell office:value-type="float" office:value="2042" calcext:value-type="float">
            <text:p>2042</text:p>
          </table:table-cell>
          <table:table-cell office:value-type="float" office:value="6719" calcext:value-type="float">
            <text:p>6719</text:p>
          </table:table-cell>
          <table:table-cell office:value-type="float" office:value="196680" calcext:value-type="float">
            <text:p>196680</text:p>
          </table:table-cell>
          <table:table-cell office:value-type="float" office:value="1972" calcext:value-type="float">
            <text:p>1972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6121" calcext:value-type="float">
            <text:p>86121</text:p>
          </table:table-cell>
          <table:table-cell office:value-type="float" office:value="339831" calcext:value-type="float">
            <text:p>339831</text:p>
          </table:table-cell>
          <table:table-cell office:value-type="float" office:value="23614" calcext:value-type="float">
            <text:p>23614</text:p>
          </table:table-cell>
          <table:table-cell office:value-type="float" office:value="17452" calcext:value-type="float">
            <text:p>17452</text:p>
          </table:table-cell>
          <table:table-cell office:value-type="float" office:value="45586" calcext:value-type="float">
            <text:p>45586</text:p>
          </table:table-cell>
          <table:table-cell office:value-type="float" office:value="2042" calcext:value-type="float">
            <text:p>2042</text:p>
          </table:table-cell>
          <table:table-cell office:value-type="float" office:value="102771" calcext:value-type="float">
            <text:p>102771</text:p>
          </table:table-cell>
          <table:table-cell office:value-type="float" office:value="196680" calcext:value-type="float">
            <text:p>196680</text:p>
          </table:table-cell>
          <table:table-cell office:value-type="float" office:value="1996" calcext:value-type="float">
            <text:p>199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795" calcext:value-type="float">
            <text:p>60795</text:p>
          </table:table-cell>
          <table:table-cell office:value-type="float" office:value="229975" calcext:value-type="float">
            <text:p>229975</text:p>
          </table:table-cell>
          <table:table-cell office:value-type="float" office:value="27934" calcext:value-type="float">
            <text:p>27934</text:p>
          </table:table-cell>
          <table:table-cell office:value-type="float" office:value="21772" calcext:value-type="float">
            <text:p>21772</text:p>
          </table:table-cell>
          <table:table-cell office:value-type="float" office:value="45586" calcext:value-type="float">
            <text:p>45586</text:p>
          </table:table-cell>
          <table:table-cell office:value-type="float" office:value="2042" calcext:value-type="float">
            <text:p>2042</text:p>
          </table:table-cell>
          <table:table-cell office:value-type="float" office:value="27900" calcext:value-type="float">
            <text:p>27900</text:p>
          </table:table-cell>
          <table:table-cell office:value-type="float" office:value="196680" calcext:value-type="float">
            <text:p>196680</text:p>
          </table:table-cell>
          <table:table-cell office:value-type="float" office:value="1996" calcext:value-type="float">
            <text:p>199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2937" calcext:value-type="float">
            <text:p>52937</text:p>
          </table:table-cell>
          <table:table-cell office:value-type="float" office:value="200039" calcext:value-type="float">
            <text:p>200039</text:p>
          </table:table-cell>
          <table:table-cell office:value-type="float" office:value="29352" calcext:value-type="float">
            <text:p>29352</text:p>
          </table:table-cell>
          <table:table-cell office:value-type="float" office:value="23190" calcext:value-type="float">
            <text:p>23190</text:p>
          </table:table-cell>
          <table:table-cell office:value-type="float" office:value="45586" calcext:value-type="float">
            <text:p>45586</text:p>
          </table:table-cell>
          <table:table-cell office:value-type="float" office:value="2042" calcext:value-type="float">
            <text:p>2042</text:p>
          </table:table-cell>
          <table:table-cell office:value-type="float" office:value="10941" calcext:value-type="float">
            <text:p>10941</text:p>
          </table:table-cell>
          <table:table-cell office:value-type="float" office:value="196680" calcext:value-type="float">
            <text:p>196680</text:p>
          </table:table-cell>
          <table:table-cell office:value-type="float" office:value="1996" calcext:value-type="float">
            <text:p>199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3489" calcext:value-type="float">
            <text:p>83489</text:p>
          </table:table-cell>
          <table:table-cell office:value-type="float" office:value="326494" calcext:value-type="float">
            <text:p>326494</text:p>
          </table:table-cell>
          <table:table-cell office:value-type="float" office:value="25186" calcext:value-type="float">
            <text:p>25186</text:p>
          </table:table-cell>
          <table:table-cell office:value-type="float" office:value="19024" calcext:value-type="float">
            <text:p>19024</text:p>
          </table:table-cell>
          <table:table-cell office:value-type="float" office:value="45586" calcext:value-type="float">
            <text:p>45586</text:p>
          </table:table-cell>
          <table:table-cell office:value-type="float" office:value="2042" calcext:value-type="float">
            <text:p>2042</text:p>
          </table:table-cell>
          <table:table-cell office:value-type="float" office:value="212027" calcext:value-type="float">
            <text:p>212027</text:p>
          </table:table-cell>
          <table:table-cell office:value-type="float" office:value="196680" calcext:value-type="float">
            <text:p>196680</text:p>
          </table:table-cell>
          <table:table-cell office:value-type="float" office:value="1996" calcext:value-type="float">
            <text:p>199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5608" calcext:value-type="float">
            <text:p>55608</text:p>
          </table:table-cell>
          <table:table-cell office:value-type="float" office:value="210194" calcext:value-type="float">
            <text:p>210194</text:p>
          </table:table-cell>
          <table:table-cell office:value-type="float" office:value="27017" calcext:value-type="float">
            <text:p>27017</text:p>
          </table:table-cell>
          <table:table-cell office:value-type="float" office:value="20855" calcext:value-type="float">
            <text:p>20855</text:p>
          </table:table-cell>
          <table:table-cell office:value-type="float" office:value="45586" calcext:value-type="float">
            <text:p>45586</text:p>
          </table:table-cell>
          <table:table-cell office:value-type="float" office:value="2042" calcext:value-type="float">
            <text:p>2042</text:p>
          </table:table-cell>
          <table:table-cell office:value-type="float" office:value="46541" calcext:value-type="float">
            <text:p>46541</text:p>
          </table:table-cell>
          <table:table-cell office:value-type="float" office:value="196680" calcext:value-type="float">
            <text:p>196680</text:p>
          </table:table-cell>
          <table:table-cell office:value-type="float" office:value="1996" calcext:value-type="float">
            <text:p>199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6741" calcext:value-type="float">
            <text:p>46741</text:p>
          </table:table-cell>
          <table:table-cell office:value-type="float" office:value="177015" calcext:value-type="float">
            <text:p>177015</text:p>
          </table:table-cell>
          <table:table-cell office:value-type="float" office:value="28172" calcext:value-type="float">
            <text:p>28172</text:p>
          </table:table-cell>
          <table:table-cell office:value-type="float" office:value="22010" calcext:value-type="float">
            <text:p>22010</text:p>
          </table:table-cell>
          <table:table-cell office:value-type="float" office:value="45586" calcext:value-type="float">
            <text:p>45586</text:p>
          </table:table-cell>
          <table:table-cell office:value-type="float" office:value="2042" calcext:value-type="float">
            <text:p>2042</text:p>
          </table:table-cell>
          <table:table-cell office:value-type="float" office:value="17367" calcext:value-type="float">
            <text:p>17367</text:p>
          </table:table-cell>
          <table:table-cell office:value-type="float" office:value="196680" calcext:value-type="float">
            <text:p>196680</text:p>
          </table:table-cell>
          <table:table-cell office:value-type="float" office:value="1996" calcext:value-type="float">
            <text:p>199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3355" calcext:value-type="float">
            <text:p>43355</text:p>
          </table:table-cell>
          <table:table-cell office:value-type="float" office:value="166986" calcext:value-type="float">
            <text:p>166986</text:p>
          </table:table-cell>
          <table:table-cell office:value-type="float" office:value="28888" calcext:value-type="float">
            <text:p>28888</text:p>
          </table:table-cell>
          <table:table-cell office:value-type="float" office:value="22726" calcext:value-type="float">
            <text:p>22726</text:p>
          </table:table-cell>
          <table:table-cell office:value-type="float" office:value="45586" calcext:value-type="float">
            <text:p>45586</text:p>
          </table:table-cell>
          <table:table-cell office:value-type="float" office:value="2042" calcext:value-type="float">
            <text:p>2042</text:p>
          </table:table-cell>
          <table:table-cell office:value-type="float" office:value="8909" calcext:value-type="float">
            <text:p>8909</text:p>
          </table:table-cell>
          <table:table-cell office:value-type="float" office:value="196680" calcext:value-type="float">
            <text:p>196680</text:p>
          </table:table-cell>
          <table:table-cell office:value-type="float" office:value="1996" calcext:value-type="float">
            <text:p>199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5595" calcext:value-type="float">
            <text:p>85595</text:p>
          </table:table-cell>
          <table:table-cell office:value-type="float" office:value="337826" calcext:value-type="float">
            <text:p>337826</text:p>
          </table:table-cell>
          <table:table-cell office:value-type="float" office:value="26745" calcext:value-type="float">
            <text:p>26745</text:p>
          </table:table-cell>
          <table:table-cell office:value-type="float" office:value="20583" calcext:value-type="float">
            <text:p>20583</text:p>
          </table:table-cell>
          <table:table-cell office:value-type="float" office:value="45586" calcext:value-type="float">
            <text:p>45586</text:p>
          </table:table-cell>
          <table:table-cell office:value-type="float" office:value="2042" calcext:value-type="float">
            <text:p>2042</text:p>
          </table:table-cell>
          <table:table-cell office:value-type="float" office:value="101866" calcext:value-type="float">
            <text:p>101866</text:p>
          </table:table-cell>
          <table:table-cell office:value-type="float" office:value="196680" calcext:value-type="float">
            <text:p>196680</text:p>
          </table:table-cell>
          <table:table-cell office:value-type="float" office:value="1996" calcext:value-type="float">
            <text:p>199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284" calcext:value-type="float">
            <text:p>60284</text:p>
          </table:table-cell>
          <table:table-cell office:value-type="float" office:value="228664" calcext:value-type="float">
            <text:p>228664</text:p>
          </table:table-cell>
          <table:table-cell office:value-type="float" office:value="31103" calcext:value-type="float">
            <text:p>31103</text:p>
          </table:table-cell>
          <table:table-cell office:value-type="float" office:value="24941" calcext:value-type="float">
            <text:p>24941</text:p>
          </table:table-cell>
          <table:table-cell office:value-type="float" office:value="45586" calcext:value-type="float">
            <text:p>45586</text:p>
          </table:table-cell>
          <table:table-cell office:value-type="float" office:value="2042" calcext:value-type="float">
            <text:p>2042</text:p>
          </table:table-cell>
          <table:table-cell office:value-type="float" office:value="27736" calcext:value-type="float">
            <text:p>27736</text:p>
          </table:table-cell>
          <table:table-cell office:value-type="float" office:value="196680" calcext:value-type="float">
            <text:p>196680</text:p>
          </table:table-cell>
          <table:table-cell office:value-type="float" office:value="1996" calcext:value-type="float">
            <text:p>199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2800" calcext:value-type="float">
            <text:p>52800</text:p>
          </table:table-cell>
          <table:table-cell office:value-type="float" office:value="199592" calcext:value-type="float">
            <text:p>199592</text:p>
          </table:table-cell>
          <table:table-cell office:value-type="float" office:value="32434" calcext:value-type="float">
            <text:p>32434</text:p>
          </table:table-cell>
          <table:table-cell office:value-type="float" office:value="26272" calcext:value-type="float">
            <text:p>26272</text:p>
          </table:table-cell>
          <table:table-cell office:value-type="float" office:value="45586" calcext:value-type="float">
            <text:p>45586</text:p>
          </table:table-cell>
          <table:table-cell office:value-type="float" office:value="2042" calcext:value-type="float">
            <text:p>2042</text:p>
          </table:table-cell>
          <table:table-cell office:value-type="float" office:value="11234" calcext:value-type="float">
            <text:p>11234</text:p>
          </table:table-cell>
          <table:table-cell office:value-type="float" office:value="196680" calcext:value-type="float">
            <text:p>196680</text:p>
          </table:table-cell>
          <table:table-cell office:value-type="float" office:value="1996" calcext:value-type="float">
            <text:p>199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3427" calcext:value-type="float">
            <text:p>83427</text:p>
          </table:table-cell>
          <table:table-cell office:value-type="float" office:value="325658" calcext:value-type="float">
            <text:p>325658</text:p>
          </table:table-cell>
          <table:table-cell office:value-type="float" office:value="28270" calcext:value-type="float">
            <text:p>28270</text:p>
          </table:table-cell>
          <table:table-cell office:value-type="float" office:value="22108" calcext:value-type="float">
            <text:p>22108</text:p>
          </table:table-cell>
          <table:table-cell office:value-type="float" office:value="45586" calcext:value-type="float">
            <text:p>45586</text:p>
          </table:table-cell>
          <table:table-cell office:value-type="float" office:value="2042" calcext:value-type="float">
            <text:p>2042</text:p>
          </table:table-cell>
          <table:table-cell office:value-type="float" office:value="212016" calcext:value-type="float">
            <text:p>212016</text:p>
          </table:table-cell>
          <table:table-cell office:value-type="float" office:value="196680" calcext:value-type="float">
            <text:p>196680</text:p>
          </table:table-cell>
          <table:table-cell office:value-type="float" office:value="1996" calcext:value-type="float">
            <text:p>199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55295" calcext:value-type="float">
            <text:p>55295</text:p>
          </table:table-cell>
          <table:table-cell office:value-type="float" office:value="209411" calcext:value-type="float">
            <text:p>209411</text:p>
          </table:table-cell>
          <table:table-cell office:value-type="float" office:value="30081" calcext:value-type="float">
            <text:p>30081</text:p>
          </table:table-cell>
          <table:table-cell office:value-type="float" office:value="23919" calcext:value-type="float">
            <text:p>23919</text:p>
          </table:table-cell>
          <table:table-cell office:value-type="float" office:value="45586" calcext:value-type="float">
            <text:p>45586</text:p>
          </table:table-cell>
          <table:table-cell office:value-type="float" office:value="2042" calcext:value-type="float">
            <text:p>2042</text:p>
          </table:table-cell>
          <table:table-cell office:value-type="float" office:value="47030" calcext:value-type="float">
            <text:p>47030</text:p>
          </table:table-cell>
          <table:table-cell office:value-type="float" office:value="196680" calcext:value-type="float">
            <text:p>196680</text:p>
          </table:table-cell>
          <table:table-cell office:value-type="float" office:value="1996" calcext:value-type="float">
            <text:p>199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6334" calcext:value-type="float">
            <text:p>46334</text:p>
          </table:table-cell>
          <table:table-cell office:value-type="float" office:value="175781" calcext:value-type="float">
            <text:p>175781</text:p>
          </table:table-cell>
          <table:table-cell office:value-type="float" office:value="31254" calcext:value-type="float">
            <text:p>31254</text:p>
          </table:table-cell>
          <table:table-cell office:value-type="float" office:value="25092" calcext:value-type="float">
            <text:p>25092</text:p>
          </table:table-cell>
          <table:table-cell office:value-type="float" office:value="45586" calcext:value-type="float">
            <text:p>45586</text:p>
          </table:table-cell>
          <table:table-cell office:value-type="float" office:value="2042" calcext:value-type="float">
            <text:p>2042</text:p>
          </table:table-cell>
          <table:table-cell office:value-type="float" office:value="17344" calcext:value-type="float">
            <text:p>17344</text:p>
          </table:table-cell>
          <table:table-cell office:value-type="float" office:value="196680" calcext:value-type="float">
            <text:p>196680</text:p>
          </table:table-cell>
          <table:table-cell office:value-type="float" office:value="1996" calcext:value-type="float">
            <text:p>199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3015" calcext:value-type="float">
            <text:p>43015</text:p>
          </table:table-cell>
          <table:table-cell office:value-type="float" office:value="165833" calcext:value-type="float">
            <text:p>165833</text:p>
          </table:table-cell>
          <table:table-cell office:value-type="float" office:value="31972" calcext:value-type="float">
            <text:p>31972</text:p>
          </table:table-cell>
          <table:table-cell office:value-type="float" office:value="25810" calcext:value-type="float">
            <text:p>25810</text:p>
          </table:table-cell>
          <table:table-cell office:value-type="float" office:value="45586" calcext:value-type="float">
            <text:p>45586</text:p>
          </table:table-cell>
          <table:table-cell office:value-type="float" office:value="2042" calcext:value-type="float">
            <text:p>2042</text:p>
          </table:table-cell>
          <table:table-cell office:value-type="float" office:value="8827" calcext:value-type="float">
            <text:p>8827</text:p>
          </table:table-cell>
          <table:table-cell office:value-type="float" office:value="196680" calcext:value-type="float">
            <text:p>196680</text:p>
          </table:table-cell>
          <table:table-cell office:value-type="float" office:value="1996" calcext:value-type="float">
            <text:p>199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3344" calcext:value-type="float">
            <text:p>83344</text:p>
          </table:table-cell>
          <table:table-cell office:value-type="float" office:value="325617" calcext:value-type="float">
            <text:p>325617</text:p>
          </table:table-cell>
          <table:table-cell office:value-type="float" office:value="18939" calcext:value-type="float">
            <text:p>18939</text:p>
          </table:table-cell>
          <table:table-cell office:value-type="float" office:value="12777" calcext:value-type="float">
            <text:p>12777</text:p>
          </table:table-cell>
          <table:table-cell office:value-type="float" office:value="45586" calcext:value-type="float">
            <text:p>45586</text:p>
          </table:table-cell>
          <table:table-cell office:value-type="float" office:value="2042" calcext:value-type="float">
            <text:p>2042</text:p>
          </table:table-cell>
          <table:table-cell office:value-type="float" office:value="97996" calcext:value-type="float">
            <text:p>97996</text:p>
          </table:table-cell>
          <table:table-cell office:value-type="float" office:value="196680" calcext:value-type="float">
            <text:p>196680</text:p>
          </table:table-cell>
          <table:table-cell office:value-type="float" office:value="1996" calcext:value-type="float">
            <text:p>199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8201" calcext:value-type="float">
            <text:p>58201</text:p>
          </table:table-cell>
          <table:table-cell office:value-type="float" office:value="221070" calcext:value-type="float">
            <text:p>221070</text:p>
          </table:table-cell>
          <table:table-cell office:value-type="float" office:value="21248" calcext:value-type="float">
            <text:p>21248</text:p>
          </table:table-cell>
          <table:table-cell office:value-type="float" office:value="15086" calcext:value-type="float">
            <text:p>15086</text:p>
          </table:table-cell>
          <table:table-cell office:value-type="float" office:value="45586" calcext:value-type="float">
            <text:p>45586</text:p>
          </table:table-cell>
          <table:table-cell office:value-type="float" office:value="2042" calcext:value-type="float">
            <text:p>2042</text:p>
          </table:table-cell>
          <table:table-cell office:value-type="float" office:value="28886" calcext:value-type="float">
            <text:p>28886</text:p>
          </table:table-cell>
          <table:table-cell office:value-type="float" office:value="196680" calcext:value-type="float">
            <text:p>196680</text:p>
          </table:table-cell>
          <table:table-cell office:value-type="float" office:value="1996" calcext:value-type="float">
            <text:p>199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0581" calcext:value-type="float">
            <text:p>50581</text:p>
          </table:table-cell>
          <table:table-cell office:value-type="float" office:value="190721" calcext:value-type="float">
            <text:p>190721</text:p>
          </table:table-cell>
          <table:table-cell office:value-type="float" office:value="22242" calcext:value-type="float">
            <text:p>22242</text:p>
          </table:table-cell>
          <table:table-cell office:value-type="float" office:value="16080" calcext:value-type="float">
            <text:p>16080</text:p>
          </table:table-cell>
          <table:table-cell office:value-type="float" office:value="45586" calcext:value-type="float">
            <text:p>45586</text:p>
          </table:table-cell>
          <table:table-cell office:value-type="float" office:value="2042" calcext:value-type="float">
            <text:p>2042</text:p>
          </table:table-cell>
          <table:table-cell office:value-type="float" office:value="11930" calcext:value-type="float">
            <text:p>11930</text:p>
          </table:table-cell>
          <table:table-cell office:value-type="float" office:value="196680" calcext:value-type="float">
            <text:p>196680</text:p>
          </table:table-cell>
          <table:table-cell office:value-type="float" office:value="1996" calcext:value-type="float">
            <text:p>199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1116" calcext:value-type="float">
            <text:p>81116</text:p>
          </table:table-cell>
          <table:table-cell office:value-type="float" office:value="321279" calcext:value-type="float">
            <text:p>321279</text:p>
          </table:table-cell>
          <table:table-cell office:value-type="float" office:value="19790" calcext:value-type="float">
            <text:p>19790</text:p>
          </table:table-cell>
          <table:table-cell office:value-type="float" office:value="13628" calcext:value-type="float">
            <text:p>13628</text:p>
          </table:table-cell>
          <table:table-cell office:value-type="float" office:value="45586" calcext:value-type="float">
            <text:p>45586</text:p>
          </table:table-cell>
          <table:table-cell office:value-type="float" office:value="2042" calcext:value-type="float">
            <text:p>2042</text:p>
          </table:table-cell>
          <table:table-cell office:value-type="float" office:value="245885" calcext:value-type="float">
            <text:p>245885</text:p>
          </table:table-cell>
          <table:table-cell office:value-type="float" office:value="196680" calcext:value-type="float">
            <text:p>196680</text:p>
          </table:table-cell>
          <table:table-cell office:value-type="float" office:value="1996" calcext:value-type="float">
            <text:p>199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1989" calcext:value-type="float">
            <text:p>51989</text:p>
          </table:table-cell>
          <table:table-cell office:value-type="float" office:value="198269" calcext:value-type="float">
            <text:p>198269</text:p>
          </table:table-cell>
          <table:table-cell office:value-type="float" office:value="21750" calcext:value-type="float">
            <text:p>21750</text:p>
          </table:table-cell>
          <table:table-cell office:value-type="float" office:value="15588" calcext:value-type="float">
            <text:p>15588</text:p>
          </table:table-cell>
          <table:table-cell office:value-type="float" office:value="45586" calcext:value-type="float">
            <text:p>45586</text:p>
          </table:table-cell>
          <table:table-cell office:value-type="float" office:value="2042" calcext:value-type="float">
            <text:p>2042</text:p>
          </table:table-cell>
          <table:table-cell office:value-type="float" office:value="54549" calcext:value-type="float">
            <text:p>54549</text:p>
          </table:table-cell>
          <table:table-cell office:value-type="float" office:value="196680" calcext:value-type="float">
            <text:p>196680</text:p>
          </table:table-cell>
          <table:table-cell office:value-type="float" office:value="1996" calcext:value-type="float">
            <text:p>199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3495" calcext:value-type="float">
            <text:p>43495</text:p>
          </table:table-cell>
          <table:table-cell office:value-type="float" office:value="164637" calcext:value-type="float">
            <text:p>164637</text:p>
          </table:table-cell>
          <table:table-cell office:value-type="float" office:value="23376" calcext:value-type="float">
            <text:p>23376</text:p>
          </table:table-cell>
          <table:table-cell office:value-type="float" office:value="17214" calcext:value-type="float">
            <text:p>17214</text:p>
          </table:table-cell>
          <table:table-cell office:value-type="float" office:value="45586" calcext:value-type="float">
            <text:p>45586</text:p>
          </table:table-cell>
          <table:table-cell office:value-type="float" office:value="2042" calcext:value-type="float">
            <text:p>2042</text:p>
          </table:table-cell>
          <table:table-cell office:value-type="float" office:value="21202" calcext:value-type="float">
            <text:p>21202</text:p>
          </table:table-cell>
          <table:table-cell office:value-type="float" office:value="196680" calcext:value-type="float">
            <text:p>196680</text:p>
          </table:table-cell>
          <table:table-cell office:value-type="float" office:value="1996" calcext:value-type="float">
            <text:p>199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9970" calcext:value-type="float">
            <text:p>39970</text:p>
          </table:table-cell>
          <table:table-cell office:value-type="float" office:value="153394" calcext:value-type="float">
            <text:p>153394</text:p>
          </table:table-cell>
          <table:table-cell office:value-type="float" office:value="24360" calcext:value-type="float">
            <text:p>24360</text:p>
          </table:table-cell>
          <table:table-cell office:value-type="float" office:value="18198" calcext:value-type="float">
            <text:p>18198</text:p>
          </table:table-cell>
          <table:table-cell office:value-type="float" office:value="45586" calcext:value-type="float">
            <text:p>45586</text:p>
          </table:table-cell>
          <table:table-cell office:value-type="float" office:value="2042" calcext:value-type="float">
            <text:p>2042</text:p>
          </table:table-cell>
          <table:table-cell office:value-type="float" office:value="10710" calcext:value-type="float">
            <text:p>10710</text:p>
          </table:table-cell>
          <table:table-cell office:value-type="float" office:value="196680" calcext:value-type="float">
            <text:p>196680</text:p>
          </table:table-cell>
          <table:table-cell office:value-type="float" office:value="1996" calcext:value-type="float">
            <text:p>199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2688" calcext:value-type="float">
            <text:p>82688</text:p>
          </table:table-cell>
          <table:table-cell office:value-type="float" office:value="323160" calcext:value-type="float">
            <text:p>323160</text:p>
          </table:table-cell>
          <table:table-cell office:value-type="float" office:value="19999" calcext:value-type="float">
            <text:p>19999</text:p>
          </table:table-cell>
          <table:table-cell office:value-type="float" office:value="13837" calcext:value-type="float">
            <text:p>13837</text:p>
          </table:table-cell>
          <table:table-cell office:value-type="float" office:value="45586" calcext:value-type="float">
            <text:p>45586</text:p>
          </table:table-cell>
          <table:table-cell office:value-type="float" office:value="2042" calcext:value-type="float">
            <text:p>2042</text:p>
          </table:table-cell>
          <table:table-cell office:value-type="float" office:value="98323" calcext:value-type="float">
            <text:p>98323</text:p>
          </table:table-cell>
          <table:table-cell office:value-type="float" office:value="196680" calcext:value-type="float">
            <text:p>196680</text:p>
          </table:table-cell>
          <table:table-cell office:value-type="float" office:value="1996" calcext:value-type="float">
            <text:p>199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7641" calcext:value-type="float">
            <text:p>57641</text:p>
          </table:table-cell>
          <table:table-cell office:value-type="float" office:value="218363" calcext:value-type="float">
            <text:p>218363</text:p>
          </table:table-cell>
          <table:table-cell office:value-type="float" office:value="22197" calcext:value-type="float">
            <text:p>22197</text:p>
          </table:table-cell>
          <table:table-cell office:value-type="float" office:value="16035" calcext:value-type="float">
            <text:p>16035</text:p>
          </table:table-cell>
          <table:table-cell office:value-type="float" office:value="45586" calcext:value-type="float">
            <text:p>45586</text:p>
          </table:table-cell>
          <table:table-cell office:value-type="float" office:value="2042" calcext:value-type="float">
            <text:p>2042</text:p>
          </table:table-cell>
          <table:table-cell office:value-type="float" office:value="29040" calcext:value-type="float">
            <text:p>29040</text:p>
          </table:table-cell>
          <table:table-cell office:value-type="float" office:value="196680" calcext:value-type="float">
            <text:p>196680</text:p>
          </table:table-cell>
          <table:table-cell office:value-type="float" office:value="1996" calcext:value-type="float">
            <text:p>199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9635" calcext:value-type="float">
            <text:p>49635</text:p>
          </table:table-cell>
          <table:table-cell office:value-type="float" office:value="187279" calcext:value-type="float">
            <text:p>187279</text:p>
          </table:table-cell>
          <table:table-cell office:value-type="float" office:value="23338" calcext:value-type="float">
            <text:p>23338</text:p>
          </table:table-cell>
          <table:table-cell office:value-type="float" office:value="17176" calcext:value-type="float">
            <text:p>17176</text:p>
          </table:table-cell>
          <table:table-cell office:value-type="float" office:value="45586" calcext:value-type="float">
            <text:p>45586</text:p>
          </table:table-cell>
          <table:table-cell office:value-type="float" office:value="2042" calcext:value-type="float">
            <text:p>2042</text:p>
          </table:table-cell>
          <table:table-cell office:value-type="float" office:value="11727" calcext:value-type="float">
            <text:p>11727</text:p>
          </table:table-cell>
          <table:table-cell office:value-type="float" office:value="196680" calcext:value-type="float">
            <text:p>196680</text:p>
          </table:table-cell>
          <table:table-cell office:value-type="float" office:value="1996" calcext:value-type="float">
            <text:p>199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307" calcext:value-type="float">
            <text:p>80307</text:p>
          </table:table-cell>
          <table:table-cell office:value-type="float" office:value="318879" calcext:value-type="float">
            <text:p>318879</text:p>
          </table:table-cell>
          <table:table-cell office:value-type="float" office:value="20826" calcext:value-type="float">
            <text:p>20826</text:p>
          </table:table-cell>
          <table:table-cell office:value-type="float" office:value="14664" calcext:value-type="float">
            <text:p>14664</text:p>
          </table:table-cell>
          <table:table-cell office:value-type="float" office:value="45586" calcext:value-type="float">
            <text:p>45586</text:p>
          </table:table-cell>
          <table:table-cell office:value-type="float" office:value="2042" calcext:value-type="float">
            <text:p>2042</text:p>
          </table:table-cell>
          <table:table-cell office:value-type="float" office:value="246484" calcext:value-type="float">
            <text:p>246484</text:p>
          </table:table-cell>
          <table:table-cell office:value-type="float" office:value="196680" calcext:value-type="float">
            <text:p>196680</text:p>
          </table:table-cell>
          <table:table-cell office:value-type="float" office:value="1996" calcext:value-type="float">
            <text:p>199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51618" calcext:value-type="float">
            <text:p>51618</text:p>
          </table:table-cell>
          <table:table-cell office:value-type="float" office:value="196183" calcext:value-type="float">
            <text:p>196183</text:p>
          </table:table-cell>
          <table:table-cell office:value-type="float" office:value="22797" calcext:value-type="float">
            <text:p>22797</text:p>
          </table:table-cell>
          <table:table-cell office:value-type="float" office:value="16635" calcext:value-type="float">
            <text:p>16635</text:p>
          </table:table-cell>
          <table:table-cell office:value-type="float" office:value="45586" calcext:value-type="float">
            <text:p>45586</text:p>
          </table:table-cell>
          <table:table-cell office:value-type="float" office:value="2042" calcext:value-type="float">
            <text:p>2042</text:p>
          </table:table-cell>
          <table:table-cell office:value-type="float" office:value="55538" calcext:value-type="float">
            <text:p>55538</text:p>
          </table:table-cell>
          <table:table-cell office:value-type="float" office:value="196680" calcext:value-type="float">
            <text:p>196680</text:p>
          </table:table-cell>
          <table:table-cell office:value-type="float" office:value="1996" calcext:value-type="float">
            <text:p>199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2759" calcext:value-type="float">
            <text:p>42759</text:p>
          </table:table-cell>
          <table:table-cell office:value-type="float" office:value="161889" calcext:value-type="float">
            <text:p>161889</text:p>
          </table:table-cell>
          <table:table-cell office:value-type="float" office:value="24410" calcext:value-type="float">
            <text:p>24410</text:p>
          </table:table-cell>
          <table:table-cell office:value-type="float" office:value="18248" calcext:value-type="float">
            <text:p>18248</text:p>
          </table:table-cell>
          <table:table-cell office:value-type="float" office:value="45586" calcext:value-type="float">
            <text:p>45586</text:p>
          </table:table-cell>
          <table:table-cell office:value-type="float" office:value="2042" calcext:value-type="float">
            <text:p>2042</text:p>
          </table:table-cell>
          <table:table-cell office:value-type="float" office:value="21501" calcext:value-type="float">
            <text:p>21501</text:p>
          </table:table-cell>
          <table:table-cell office:value-type="float" office:value="196680" calcext:value-type="float">
            <text:p>196680</text:p>
          </table:table-cell>
          <table:table-cell office:value-type="float" office:value="1996" calcext:value-type="float">
            <text:p>199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9194" calcext:value-type="float">
            <text:p>39194</text:p>
          </table:table-cell>
          <table:table-cell office:value-type="float" office:value="150500" calcext:value-type="float">
            <text:p>150500</text:p>
          </table:table-cell>
          <table:table-cell office:value-type="float" office:value="25387" calcext:value-type="float">
            <text:p>25387</text:p>
          </table:table-cell>
          <table:table-cell office:value-type="float" office:value="19225" calcext:value-type="float">
            <text:p>19225</text:p>
          </table:table-cell>
          <table:table-cell office:value-type="float" office:value="45586" calcext:value-type="float">
            <text:p>45586</text:p>
          </table:table-cell>
          <table:table-cell office:value-type="float" office:value="2042" calcext:value-type="float">
            <text:p>2042</text:p>
          </table:table-cell>
          <table:table-cell office:value-type="float" office:value="10920" calcext:value-type="float">
            <text:p>10920</text:p>
          </table:table-cell>
          <table:table-cell office:value-type="float" office:value="196680" calcext:value-type="float">
            <text:p>196680</text:p>
          </table:table-cell>
          <table:table-cell office:value-type="float" office:value="1996" calcext:value-type="float">
            <text:p>199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2377" calcext:value-type="float">
            <text:p>82377</text:p>
          </table:table-cell>
          <table:table-cell office:value-type="float" office:value="322157" calcext:value-type="float">
            <text:p>322157</text:p>
          </table:table-cell>
          <table:table-cell office:value-type="float" office:value="12693" calcext:value-type="float">
            <text:p>12693</text:p>
          </table:table-cell>
          <table:table-cell office:value-type="float" office:value="6531" calcext:value-type="float">
            <text:p>6531</text:p>
          </table:table-cell>
          <table:table-cell office:value-type="float" office:value="45590" calcext:value-type="float">
            <text:p>45590</text:p>
          </table:table-cell>
          <table:table-cell office:value-type="float" office:value="2042" calcext:value-type="float">
            <text:p>2042</text:p>
          </table:table-cell>
          <table:table-cell office:value-type="float" office:value="101382" calcext:value-type="float">
            <text:p>101382</text:p>
          </table:table-cell>
          <table:table-cell office:value-type="float" office:value="196680" calcext:value-type="float">
            <text:p>196680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6534" calcext:value-type="float">
            <text:p>56534</text:p>
          </table:table-cell>
          <table:table-cell office:value-type="float" office:value="214693" calcext:value-type="float">
            <text:p>214693</text:p>
          </table:table-cell>
          <table:table-cell office:value-type="float" office:value="13279" calcext:value-type="float">
            <text:p>13279</text:p>
          </table:table-cell>
          <table:table-cell office:value-type="float" office:value="7117" calcext:value-type="float">
            <text:p>7117</text:p>
          </table:table-cell>
          <table:table-cell office:value-type="float" office:value="45590" calcext:value-type="float">
            <text:p>45590</text:p>
          </table:table-cell>
          <table:table-cell office:value-type="float" office:value="2042" calcext:value-type="float">
            <text:p>2042</text:p>
          </table:table-cell>
          <table:table-cell office:value-type="float" office:value="30997" calcext:value-type="float">
            <text:p>30997</text:p>
          </table:table-cell>
          <table:table-cell office:value-type="float" office:value="196680" calcext:value-type="float">
            <text:p>196680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7853" calcext:value-type="float">
            <text:p>47853</text:p>
          </table:table-cell>
          <table:table-cell office:value-type="float" office:value="180095" calcext:value-type="float">
            <text:p>180095</text:p>
          </table:table-cell>
          <table:table-cell office:value-type="float" office:value="13519" calcext:value-type="float">
            <text:p>13519</text:p>
          </table:table-cell>
          <table:table-cell office:value-type="float" office:value="7357" calcext:value-type="float">
            <text:p>7357</text:p>
          </table:table-cell>
          <table:table-cell office:value-type="float" office:value="45590" calcext:value-type="float">
            <text:p>45590</text:p>
          </table:table-cell>
          <table:table-cell office:value-type="float" office:value="2042" calcext:value-type="float">
            <text:p>2042</text:p>
          </table:table-cell>
          <table:table-cell office:value-type="float" office:value="12216" calcext:value-type="float">
            <text:p>12216</text:p>
          </table:table-cell>
          <table:table-cell office:value-type="float" office:value="196680" calcext:value-type="float">
            <text:p>196680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1639" calcext:value-type="float">
            <text:p>81639</text:p>
          </table:table-cell>
          <table:table-cell office:value-type="float" office:value="323035" calcext:value-type="float">
            <text:p>323035</text:p>
          </table:table-cell>
          <table:table-cell office:value-type="float" office:value="18774" calcext:value-type="float">
            <text:p>18774</text:p>
          </table:table-cell>
          <table:table-cell office:value-type="float" office:value="12612" calcext:value-type="float">
            <text:p>12612</text:p>
          </table:table-cell>
          <table:table-cell office:value-type="float" office:value="45590" calcext:value-type="float">
            <text:p>45590</text:p>
          </table:table-cell>
          <table:table-cell office:value-type="float" office:value="2042" calcext:value-type="float">
            <text:p>2042</text:p>
          </table:table-cell>
          <table:table-cell office:value-type="float" office:value="252761" calcext:value-type="float">
            <text:p>252761</text:p>
          </table:table-cell>
          <table:table-cell office:value-type="float" office:value="196680" calcext:value-type="float">
            <text:p>196680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2526" calcext:value-type="float">
            <text:p>52526</text:p>
          </table:table-cell>
          <table:table-cell office:value-type="float" office:value="199716" calcext:value-type="float">
            <text:p>199716</text:p>
          </table:table-cell>
          <table:table-cell office:value-type="float" office:value="22963" calcext:value-type="float">
            <text:p>22963</text:p>
          </table:table-cell>
          <table:table-cell office:value-type="float" office:value="16801" calcext:value-type="float">
            <text:p>16801</text:p>
          </table:table-cell>
          <table:table-cell office:value-type="float" office:value="45590" calcext:value-type="float">
            <text:p>45590</text:p>
          </table:table-cell>
          <table:table-cell office:value-type="float" office:value="2042" calcext:value-type="float">
            <text:p>2042</text:p>
          </table:table-cell>
          <table:table-cell office:value-type="float" office:value="55112" calcext:value-type="float">
            <text:p>55112</text:p>
          </table:table-cell>
          <table:table-cell office:value-type="float" office:value="196680" calcext:value-type="float">
            <text:p>196680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4017" calcext:value-type="float">
            <text:p>44017</text:p>
          </table:table-cell>
          <table:table-cell office:value-type="float" office:value="167070" calcext:value-type="float">
            <text:p>167070</text:p>
          </table:table-cell>
          <table:table-cell office:value-type="float" office:value="26554" calcext:value-type="float">
            <text:p>26554</text:p>
          </table:table-cell>
          <table:table-cell office:value-type="float" office:value="20392" calcext:value-type="float">
            <text:p>20392</text:p>
          </table:table-cell>
          <table:table-cell office:value-type="float" office:value="45590" calcext:value-type="float">
            <text:p>45590</text:p>
          </table:table-cell>
          <table:table-cell office:value-type="float" office:value="2042" calcext:value-type="float">
            <text:p>2042</text:p>
          </table:table-cell>
          <table:table-cell office:value-type="float" office:value="20901" calcext:value-type="float">
            <text:p>20901</text:p>
          </table:table-cell>
          <table:table-cell office:value-type="float" office:value="196680" calcext:value-type="float">
            <text:p>196680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0230" calcext:value-type="float">
            <text:p>40230</text:p>
          </table:table-cell>
          <table:table-cell office:value-type="float" office:value="156243" calcext:value-type="float">
            <text:p>156243</text:p>
          </table:table-cell>
          <table:table-cell office:value-type="float" office:value="28180" calcext:value-type="float">
            <text:p>28180</text:p>
          </table:table-cell>
          <table:table-cell office:value-type="float" office:value="22018" calcext:value-type="float">
            <text:p>22018</text:p>
          </table:table-cell>
          <table:table-cell office:value-type="float" office:value="45590" calcext:value-type="float">
            <text:p>45590</text:p>
          </table:table-cell>
          <table:table-cell office:value-type="float" office:value="2042" calcext:value-type="float">
            <text:p>2042</text:p>
          </table:table-cell>
          <table:table-cell office:value-type="float" office:value="10000" calcext:value-type="float">
            <text:p>10000</text:p>
          </table:table-cell>
          <table:table-cell office:value-type="float" office:value="196680" calcext:value-type="float">
            <text:p>196680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1956" calcext:value-type="float">
            <text:p>81956</text:p>
          </table:table-cell>
          <table:table-cell office:value-type="float" office:value="320687" calcext:value-type="float">
            <text:p>320687</text:p>
          </table:table-cell>
          <table:table-cell office:value-type="float" office:value="13727" calcext:value-type="float">
            <text:p>13727</text:p>
          </table:table-cell>
          <table:table-cell office:value-type="float" office:value="7565" calcext:value-type="float">
            <text:p>7565</text:p>
          </table:table-cell>
          <table:table-cell office:value-type="float" office:value="45590" calcext:value-type="float">
            <text:p>45590</text:p>
          </table:table-cell>
          <table:table-cell office:value-type="float" office:value="2042" calcext:value-type="float">
            <text:p>2042</text:p>
          </table:table-cell>
          <table:table-cell office:value-type="float" office:value="102467" calcext:value-type="float">
            <text:p>102467</text:p>
          </table:table-cell>
          <table:table-cell office:value-type="float" office:value="196680" calcext:value-type="float">
            <text:p>196680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6143" calcext:value-type="float">
            <text:p>56143</text:p>
          </table:table-cell>
          <table:table-cell office:value-type="float" office:value="211786" calcext:value-type="float">
            <text:p>211786</text:p>
          </table:table-cell>
          <table:table-cell office:value-type="float" office:value="14320" calcext:value-type="float">
            <text:p>14320</text:p>
          </table:table-cell>
          <table:table-cell office:value-type="float" office:value="8158" calcext:value-type="float">
            <text:p>8158</text:p>
          </table:table-cell>
          <table:table-cell office:value-type="float" office:value="45590" calcext:value-type="float">
            <text:p>45590</text:p>
          </table:table-cell>
          <table:table-cell office:value-type="float" office:value="2042" calcext:value-type="float">
            <text:p>2042</text:p>
          </table:table-cell>
          <table:table-cell office:value-type="float" office:value="31055" calcext:value-type="float">
            <text:p>31055</text:p>
          </table:table-cell>
          <table:table-cell office:value-type="float" office:value="196680" calcext:value-type="float">
            <text:p>196680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6999" calcext:value-type="float">
            <text:p>46999</text:p>
          </table:table-cell>
          <table:table-cell office:value-type="float" office:value="176952" calcext:value-type="float">
            <text:p>176952</text:p>
          </table:table-cell>
          <table:table-cell office:value-type="float" office:value="14558" calcext:value-type="float">
            <text:p>14558</text:p>
          </table:table-cell>
          <table:table-cell office:value-type="float" office:value="8396" calcext:value-type="float">
            <text:p>8396</text:p>
          </table:table-cell>
          <table:table-cell office:value-type="float" office:value="45590" calcext:value-type="float">
            <text:p>45590</text:p>
          </table:table-cell>
          <table:table-cell office:value-type="float" office:value="2042" calcext:value-type="float">
            <text:p>2042</text:p>
          </table:table-cell>
          <table:table-cell office:value-type="float" office:value="12159" calcext:value-type="float">
            <text:p>12159</text:p>
          </table:table-cell>
          <table:table-cell office:value-type="float" office:value="196680" calcext:value-type="float">
            <text:p>196680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1383" calcext:value-type="float">
            <text:p>81383</text:p>
          </table:table-cell>
          <table:table-cell office:value-type="float" office:value="322036" calcext:value-type="float">
            <text:p>322036</text:p>
          </table:table-cell>
          <table:table-cell office:value-type="float" office:value="19810" calcext:value-type="float">
            <text:p>19810</text:p>
          </table:table-cell>
          <table:table-cell office:value-type="float" office:value="13648" calcext:value-type="float">
            <text:p>13648</text:p>
          </table:table-cell>
          <table:table-cell office:value-type="float" office:value="45590" calcext:value-type="float">
            <text:p>45590</text:p>
          </table:table-cell>
          <table:table-cell office:value-type="float" office:value="2042" calcext:value-type="float">
            <text:p>2042</text:p>
          </table:table-cell>
          <table:table-cell office:value-type="float" office:value="256854" calcext:value-type="float">
            <text:p>256854</text:p>
          </table:table-cell>
          <table:table-cell office:value-type="float" office:value="196680" calcext:value-type="float">
            <text:p>196680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2144" calcext:value-type="float">
            <text:p>52144</text:p>
          </table:table-cell>
          <table:table-cell office:value-type="float" office:value="197730" calcext:value-type="float">
            <text:p>197730</text:p>
          </table:table-cell>
          <table:table-cell office:value-type="float" office:value="23940" calcext:value-type="float">
            <text:p>23940</text:p>
          </table:table-cell>
          <table:table-cell office:value-type="float" office:value="17778" calcext:value-type="float">
            <text:p>17778</text:p>
          </table:table-cell>
          <table:table-cell office:value-type="float" office:value="45590" calcext:value-type="float">
            <text:p>45590</text:p>
          </table:table-cell>
          <table:table-cell office:value-type="float" office:value="2042" calcext:value-type="float">
            <text:p>2042</text:p>
          </table:table-cell>
          <table:table-cell office:value-type="float" office:value="56114" calcext:value-type="float">
            <text:p>56114</text:p>
          </table:table-cell>
          <table:table-cell office:value-type="float" office:value="196680" calcext:value-type="float">
            <text:p>196680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3493" calcext:value-type="float">
            <text:p>43493</text:p>
          </table:table-cell>
          <table:table-cell office:value-type="float" office:value="164529" calcext:value-type="float">
            <text:p>164529</text:p>
          </table:table-cell>
          <table:table-cell office:value-type="float" office:value="27569" calcext:value-type="float">
            <text:p>27569</text:p>
          </table:table-cell>
          <table:table-cell office:value-type="float" office:value="21407" calcext:value-type="float">
            <text:p>21407</text:p>
          </table:table-cell>
          <table:table-cell office:value-type="float" office:value="45590" calcext:value-type="float">
            <text:p>45590</text:p>
          </table:table-cell>
          <table:table-cell office:value-type="float" office:value="2042" calcext:value-type="float">
            <text:p>2042</text:p>
          </table:table-cell>
          <table:table-cell office:value-type="float" office:value="21260" calcext:value-type="float">
            <text:p>21260</text:p>
          </table:table-cell>
          <table:table-cell office:value-type="float" office:value="196680" calcext:value-type="float">
            <text:p>196680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9667" calcext:value-type="float">
            <text:p>39667</text:p>
          </table:table-cell>
          <table:table-cell office:value-type="float" office:value="153564" calcext:value-type="float">
            <text:p>153564</text:p>
          </table:table-cell>
          <table:table-cell office:value-type="float" office:value="29175" calcext:value-type="float">
            <text:p>29175</text:p>
          </table:table-cell>
          <table:table-cell office:value-type="float" office:value="23013" calcext:value-type="float">
            <text:p>23013</text:p>
          </table:table-cell>
          <table:table-cell office:value-type="float" office:value="45590" calcext:value-type="float">
            <text:p>45590</text:p>
          </table:table-cell>
          <table:table-cell office:value-type="float" office:value="2042" calcext:value-type="float">
            <text:p>2042</text:p>
          </table:table-cell>
          <table:table-cell office:value-type="float" office:value="10328" calcext:value-type="float">
            <text:p>10328</text:p>
          </table:table-cell>
          <table:table-cell office:value-type="float" office:value="196680" calcext:value-type="float">
            <text:p>196680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2424" calcext:value-type="float">
            <text:p>82424</text:p>
          </table:table-cell>
          <table:table-cell office:value-type="float" office:value="322193" calcext:value-type="float">
            <text:p>322193</text:p>
          </table:table-cell>
          <table:table-cell office:value-type="float" office:value="12689" calcext:value-type="float">
            <text:p>12689</text:p>
          </table:table-cell>
          <table:table-cell office:value-type="float" office:value="6527" calcext:value-type="float">
            <text:p>6527</text:p>
          </table:table-cell>
          <table:table-cell office:value-type="float" office:value="45590" calcext:value-type="float">
            <text:p>45590</text:p>
          </table:table-cell>
          <table:table-cell office:value-type="float" office:value="2042" calcext:value-type="float">
            <text:p>2042</text:p>
          </table:table-cell>
          <table:table-cell office:value-type="float" office:value="101425" calcext:value-type="float">
            <text:p>101425</text:p>
          </table:table-cell>
          <table:table-cell office:value-type="float" office:value="196680" calcext:value-type="float">
            <text:p>196680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6585" calcext:value-type="float">
            <text:p>56585</text:p>
          </table:table-cell>
          <table:table-cell office:value-type="float" office:value="214976" calcext:value-type="float">
            <text:p>214976</text:p>
          </table:table-cell>
          <table:table-cell office:value-type="float" office:value="13270" calcext:value-type="float">
            <text:p>13270</text:p>
          </table:table-cell>
          <table:table-cell office:value-type="float" office:value="7108" calcext:value-type="float">
            <text:p>7108</text:p>
          </table:table-cell>
          <table:table-cell office:value-type="float" office:value="45590" calcext:value-type="float">
            <text:p>45590</text:p>
          </table:table-cell>
          <table:table-cell office:value-type="float" office:value="2042" calcext:value-type="float">
            <text:p>2042</text:p>
          </table:table-cell>
          <table:table-cell office:value-type="float" office:value="31195" calcext:value-type="float">
            <text:p>31195</text:p>
          </table:table-cell>
          <table:table-cell office:value-type="float" office:value="196680" calcext:value-type="float">
            <text:p>196680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7839" calcext:value-type="float">
            <text:p>47839</text:p>
          </table:table-cell>
          <table:table-cell office:value-type="float" office:value="180264" calcext:value-type="float">
            <text:p>180264</text:p>
          </table:table-cell>
          <table:table-cell office:value-type="float" office:value="13514" calcext:value-type="float">
            <text:p>13514</text:p>
          </table:table-cell>
          <table:table-cell office:value-type="float" office:value="7352" calcext:value-type="float">
            <text:p>7352</text:p>
          </table:table-cell>
          <table:table-cell office:value-type="float" office:value="45590" calcext:value-type="float">
            <text:p>45590</text:p>
          </table:table-cell>
          <table:table-cell office:value-type="float" office:value="2042" calcext:value-type="float">
            <text:p>2042</text:p>
          </table:table-cell>
          <table:table-cell office:value-type="float" office:value="12394" calcext:value-type="float">
            <text:p>12394</text:p>
          </table:table-cell>
          <table:table-cell office:value-type="float" office:value="196680" calcext:value-type="float">
            <text:p>196680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1084" calcext:value-type="float">
            <text:p>81084</text:p>
          </table:table-cell>
          <table:table-cell office:value-type="float" office:value="322055" calcext:value-type="float">
            <text:p>322055</text:p>
          </table:table-cell>
          <table:table-cell office:value-type="float" office:value="18770" calcext:value-type="float">
            <text:p>18770</text:p>
          </table:table-cell>
          <table:table-cell office:value-type="float" office:value="12608" calcext:value-type="float">
            <text:p>12608</text:p>
          </table:table-cell>
          <table:table-cell office:value-type="float" office:value="45590" calcext:value-type="float">
            <text:p>45590</text:p>
          </table:table-cell>
          <table:table-cell office:value-type="float" office:value="2042" calcext:value-type="float">
            <text:p>2042</text:p>
          </table:table-cell>
          <table:table-cell office:value-type="float" office:value="253004" calcext:value-type="float">
            <text:p>253004</text:p>
          </table:table-cell>
          <table:table-cell office:value-type="float" office:value="196680" calcext:value-type="float">
            <text:p>196680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2357" calcext:value-type="float">
            <text:p>52357</text:p>
          </table:table-cell>
          <table:table-cell office:value-type="float" office:value="198810" calcext:value-type="float">
            <text:p>198810</text:p>
          </table:table-cell>
          <table:table-cell office:value-type="float" office:value="22947" calcext:value-type="float">
            <text:p>22947</text:p>
          </table:table-cell>
          <table:table-cell office:value-type="float" office:value="16785" calcext:value-type="float">
            <text:p>16785</text:p>
          </table:table-cell>
          <table:table-cell office:value-type="float" office:value="45590" calcext:value-type="float">
            <text:p>45590</text:p>
          </table:table-cell>
          <table:table-cell office:value-type="float" office:value="2042" calcext:value-type="float">
            <text:p>2042</text:p>
          </table:table-cell>
          <table:table-cell office:value-type="float" office:value="55418" calcext:value-type="float">
            <text:p>55418</text:p>
          </table:table-cell>
          <table:table-cell office:value-type="float" office:value="196680" calcext:value-type="float">
            <text:p>196680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3771" calcext:value-type="float">
            <text:p>43771</text:p>
          </table:table-cell>
          <table:table-cell office:value-type="float" office:value="166162" calcext:value-type="float">
            <text:p>166162</text:p>
          </table:table-cell>
          <table:table-cell office:value-type="float" office:value="26515" calcext:value-type="float">
            <text:p>26515</text:p>
          </table:table-cell>
          <table:table-cell office:value-type="float" office:value="20353" calcext:value-type="float">
            <text:p>20353</text:p>
          </table:table-cell>
          <table:table-cell office:value-type="float" office:value="45590" calcext:value-type="float">
            <text:p>45590</text:p>
          </table:table-cell>
          <table:table-cell office:value-type="float" office:value="2042" calcext:value-type="float">
            <text:p>2042</text:p>
          </table:table-cell>
          <table:table-cell office:value-type="float" office:value="21068" calcext:value-type="float">
            <text:p>21068</text:p>
          </table:table-cell>
          <table:table-cell office:value-type="float" office:value="196680" calcext:value-type="float">
            <text:p>196680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0020" calcext:value-type="float">
            <text:p>40020</text:p>
          </table:table-cell>
          <table:table-cell office:value-type="float" office:value="155091" calcext:value-type="float">
            <text:p>155091</text:p>
          </table:table-cell>
          <table:table-cell office:value-type="float" office:value="28186" calcext:value-type="float">
            <text:p>28186</text:p>
          </table:table-cell>
          <table:table-cell office:value-type="float" office:value="22024" calcext:value-type="float">
            <text:p>22024</text:p>
          </table:table-cell>
          <table:table-cell office:value-type="float" office:value="45590" calcext:value-type="float">
            <text:p>45590</text:p>
          </table:table-cell>
          <table:table-cell office:value-type="float" office:value="2042" calcext:value-type="float">
            <text:p>2042</text:p>
          </table:table-cell>
          <table:table-cell office:value-type="float" office:value="9835" calcext:value-type="float">
            <text:p>9835</text:p>
          </table:table-cell>
          <table:table-cell office:value-type="float" office:value="196680" calcext:value-type="float">
            <text:p>196680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1988" calcext:value-type="float">
            <text:p>81988</text:p>
          </table:table-cell>
          <table:table-cell office:value-type="float" office:value="320813" calcext:value-type="float">
            <text:p>320813</text:p>
          </table:table-cell>
          <table:table-cell office:value-type="float" office:value="13723" calcext:value-type="float">
            <text:p>13723</text:p>
          </table:table-cell>
          <table:table-cell office:value-type="float" office:value="7561" calcext:value-type="float">
            <text:p>7561</text:p>
          </table:table-cell>
          <table:table-cell office:value-type="float" office:value="45590" calcext:value-type="float">
            <text:p>45590</text:p>
          </table:table-cell>
          <table:table-cell office:value-type="float" office:value="2042" calcext:value-type="float">
            <text:p>2042</text:p>
          </table:table-cell>
          <table:table-cell office:value-type="float" office:value="102645" calcext:value-type="float">
            <text:p>102645</text:p>
          </table:table-cell>
          <table:table-cell office:value-type="float" office:value="196680" calcext:value-type="float">
            <text:p>196680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5866" calcext:value-type="float">
            <text:p>55866</text:p>
          </table:table-cell>
          <table:table-cell office:value-type="float" office:value="212087" calcext:value-type="float">
            <text:p>212087</text:p>
          </table:table-cell>
          <table:table-cell office:value-type="float" office:value="14314" calcext:value-type="float">
            <text:p>14314</text:p>
          </table:table-cell>
          <table:table-cell office:value-type="float" office:value="8152" calcext:value-type="float">
            <text:p>8152</text:p>
          </table:table-cell>
          <table:table-cell office:value-type="float" office:value="45590" calcext:value-type="float">
            <text:p>45590</text:p>
          </table:table-cell>
          <table:table-cell office:value-type="float" office:value="2042" calcext:value-type="float">
            <text:p>2042</text:p>
          </table:table-cell>
          <table:table-cell office:value-type="float" office:value="31337" calcext:value-type="float">
            <text:p>31337</text:p>
          </table:table-cell>
          <table:table-cell office:value-type="float" office:value="196680" calcext:value-type="float">
            <text:p>196680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7164" calcext:value-type="float">
            <text:p>47164</text:p>
          </table:table-cell>
          <table:table-cell office:value-type="float" office:value="176896" calcext:value-type="float">
            <text:p>176896</text:p>
          </table:table-cell>
          <table:table-cell office:value-type="float" office:value="14554" calcext:value-type="float">
            <text:p>14554</text:p>
          </table:table-cell>
          <table:table-cell office:value-type="float" office:value="8392" calcext:value-type="float">
            <text:p>8392</text:p>
          </table:table-cell>
          <table:table-cell office:value-type="float" office:value="45590" calcext:value-type="float">
            <text:p>45590</text:p>
          </table:table-cell>
          <table:table-cell office:value-type="float" office:value="2042" calcext:value-type="float">
            <text:p>2042</text:p>
          </table:table-cell>
          <table:table-cell office:value-type="float" office:value="12198" calcext:value-type="float">
            <text:p>12198</text:p>
          </table:table-cell>
          <table:table-cell office:value-type="float" office:value="196680" calcext:value-type="float">
            <text:p>196680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950" calcext:value-type="float">
            <text:p>80950</text:p>
          </table:table-cell>
          <table:table-cell office:value-type="float" office:value="320058" calcext:value-type="float">
            <text:p>320058</text:p>
          </table:table-cell>
          <table:table-cell office:value-type="float" office:value="19806" calcext:value-type="float">
            <text:p>19806</text:p>
          </table:table-cell>
          <table:table-cell office:value-type="float" office:value="13644" calcext:value-type="float">
            <text:p>13644</text:p>
          </table:table-cell>
          <table:table-cell office:value-type="float" office:value="45590" calcext:value-type="float">
            <text:p>45590</text:p>
          </table:table-cell>
          <table:table-cell office:value-type="float" office:value="2042" calcext:value-type="float">
            <text:p>2042</text:p>
          </table:table-cell>
          <table:table-cell office:value-type="float" office:value="254396" calcext:value-type="float">
            <text:p>254396</text:p>
          </table:table-cell>
          <table:table-cell office:value-type="float" office:value="196680" calcext:value-type="float">
            <text:p>196680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1818" calcext:value-type="float">
            <text:p>51818</text:p>
          </table:table-cell>
          <table:table-cell office:value-type="float" office:value="196679" calcext:value-type="float">
            <text:p>196679</text:p>
          </table:table-cell>
          <table:table-cell office:value-type="float" office:value="23827" calcext:value-type="float">
            <text:p>23827</text:p>
          </table:table-cell>
          <table:table-cell office:value-type="float" office:value="17665" calcext:value-type="float">
            <text:p>17665</text:p>
          </table:table-cell>
          <table:table-cell office:value-type="float" office:value="45590" calcext:value-type="float">
            <text:p>45590</text:p>
          </table:table-cell>
          <table:table-cell office:value-type="float" office:value="2042" calcext:value-type="float">
            <text:p>2042</text:p>
          </table:table-cell>
          <table:table-cell office:value-type="float" office:value="56161" calcext:value-type="float">
            <text:p>56161</text:p>
          </table:table-cell>
          <table:table-cell office:value-type="float" office:value="196680" calcext:value-type="float">
            <text:p>196680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3040" calcext:value-type="float">
            <text:p>43040</text:p>
          </table:table-cell>
          <table:table-cell office:value-type="float" office:value="163018" calcext:value-type="float">
            <text:p>163018</text:p>
          </table:table-cell>
          <table:table-cell office:value-type="float" office:value="27511" calcext:value-type="float">
            <text:p>27511</text:p>
          </table:table-cell>
          <table:table-cell office:value-type="float" office:value="21349" calcext:value-type="float">
            <text:p>21349</text:p>
          </table:table-cell>
          <table:table-cell office:value-type="float" office:value="45590" calcext:value-type="float">
            <text:p>45590</text:p>
          </table:table-cell>
          <table:table-cell office:value-type="float" office:value="2042" calcext:value-type="float">
            <text:p>2042</text:p>
          </table:table-cell>
          <table:table-cell office:value-type="float" office:value="21157" calcext:value-type="float">
            <text:p>21157</text:p>
          </table:table-cell>
          <table:table-cell office:value-type="float" office:value="196680" calcext:value-type="float">
            <text:p>196680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9326" calcext:value-type="float">
            <text:p>39326</text:p>
          </table:table-cell>
          <table:table-cell office:value-type="float" office:value="152390" calcext:value-type="float">
            <text:p>152390</text:p>
          </table:table-cell>
          <table:table-cell office:value-type="float" office:value="29168" calcext:value-type="float">
            <text:p>29168</text:p>
          </table:table-cell>
          <table:table-cell office:value-type="float" office:value="23006" calcext:value-type="float">
            <text:p>23006</text:p>
          </table:table-cell>
          <table:table-cell office:value-type="float" office:value="45590" calcext:value-type="float">
            <text:p>45590</text:p>
          </table:table-cell>
          <table:table-cell office:value-type="float" office:value="2042" calcext:value-type="float">
            <text:p>2042</text:p>
          </table:table-cell>
          <table:table-cell office:value-type="float" office:value="10289" calcext:value-type="float">
            <text:p>10289</text:p>
          </table:table-cell>
          <table:table-cell office:value-type="float" office:value="196680" calcext:value-type="float">
            <text:p>196680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86010" calcext:value-type="float">
            <text:p>86010</text:p>
          </table:table-cell>
          <table:table-cell office:value-type="float" office:value="335593" calcext:value-type="float">
            <text:p>335593</text:p>
          </table:table-cell>
          <table:table-cell office:value-type="float" office:value="9539" calcext:value-type="float">
            <text:p>9539</text:p>
          </table:table-cell>
          <table:table-cell office:value-type="float" office:value="3365" calcext:value-type="float">
            <text:p>3365</text:p>
          </table:table-cell>
          <table:table-cell office:value-type="float" office:value="36250" calcext:value-type="float">
            <text:p>36250</text:p>
          </table:table-cell>
          <table:table-cell office:value-type="float" office:value="2046" calcext:value-type="float">
            <text:p>2046</text:p>
          </table:table-cell>
          <table:table-cell office:value-type="float" office:value="90968" calcext:value-type="float">
            <text:p>90968</text:p>
          </table:table-cell>
          <table:table-cell office:value-type="float" office:value="262232" calcext:value-type="float">
            <text:p>262232</text:p>
          </table:table-cell>
          <table:table-cell office:value-type="float" office:value="1944" calcext:value-type="float">
            <text:p>1944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2249" calcext:value-type="float">
            <text:p>62249</text:p>
          </table:table-cell>
          <table:table-cell office:value-type="float" office:value="236619" calcext:value-type="float">
            <text:p>236619</text:p>
          </table:table-cell>
          <table:table-cell office:value-type="float" office:value="10175" calcext:value-type="float">
            <text:p>10175</text:p>
          </table:table-cell>
          <table:table-cell office:value-type="float" office:value="4001" calcext:value-type="float">
            <text:p>4001</text:p>
          </table:table-cell>
          <table:table-cell office:value-type="float" office:value="36250" calcext:value-type="float">
            <text:p>36250</text:p>
          </table:table-cell>
          <table:table-cell office:value-type="float" office:value="2046" calcext:value-type="float">
            <text:p>2046</text:p>
          </table:table-cell>
          <table:table-cell office:value-type="float" office:value="26942" calcext:value-type="float">
            <text:p>26942</text:p>
          </table:table-cell>
          <table:table-cell office:value-type="float" office:value="262232" calcext:value-type="float">
            <text:p>262232</text:p>
          </table:table-cell>
          <table:table-cell office:value-type="float" office:value="1944" calcext:value-type="float">
            <text:p>1944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4332" calcext:value-type="float">
            <text:p>54332</text:p>
          </table:table-cell>
          <table:table-cell office:value-type="float" office:value="206385" calcext:value-type="float">
            <text:p>206385</text:p>
          </table:table-cell>
          <table:table-cell office:value-type="float" office:value="10717" calcext:value-type="float">
            <text:p>10717</text:p>
          </table:table-cell>
          <table:table-cell office:value-type="float" office:value="4543" calcext:value-type="float">
            <text:p>4543</text:p>
          </table:table-cell>
          <table:table-cell office:value-type="float" office:value="36250" calcext:value-type="float">
            <text:p>36250</text:p>
          </table:table-cell>
          <table:table-cell office:value-type="float" office:value="2046" calcext:value-type="float">
            <text:p>2046</text:p>
          </table:table-cell>
          <table:table-cell office:value-type="float" office:value="10191" calcext:value-type="float">
            <text:p>10191</text:p>
          </table:table-cell>
          <table:table-cell office:value-type="float" office:value="262232" calcext:value-type="float">
            <text:p>262232</text:p>
          </table:table-cell>
          <table:table-cell office:value-type="float" office:value="1944" calcext:value-type="float">
            <text:p>1944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0453" calcext:value-type="float">
            <text:p>50453</text:p>
          </table:table-cell>
          <table:table-cell office:value-type="float" office:value="195197" calcext:value-type="float">
            <text:p>195197</text:p>
          </table:table-cell>
          <table:table-cell office:value-type="float" office:value="10951" calcext:value-type="float">
            <text:p>10951</text:p>
          </table:table-cell>
          <table:table-cell office:value-type="float" office:value="4777" calcext:value-type="float">
            <text:p>4777</text:p>
          </table:table-cell>
          <table:table-cell office:value-type="float" office:value="36250" calcext:value-type="float">
            <text:p>36250</text:p>
          </table:table-cell>
          <table:table-cell office:value-type="float" office:value="2046" calcext:value-type="float">
            <text:p>2046</text:p>
          </table:table-cell>
          <table:table-cell office:value-type="float" office:value="4292" calcext:value-type="float">
            <text:p>4292</text:p>
          </table:table-cell>
          <table:table-cell office:value-type="float" office:value="262232" calcext:value-type="float">
            <text:p>262232</text:p>
          </table:table-cell>
          <table:table-cell office:value-type="float" office:value="1944" calcext:value-type="float">
            <text:p>1944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84494" calcext:value-type="float">
            <text:p>84494</text:p>
          </table:table-cell>
          <table:table-cell office:value-type="float" office:value="333103" calcext:value-type="float">
            <text:p>333103</text:p>
          </table:table-cell>
          <table:table-cell office:value-type="float" office:value="13951" calcext:value-type="float">
            <text:p>13951</text:p>
          </table:table-cell>
          <table:table-cell office:value-type="float" office:value="7777" calcext:value-type="float">
            <text:p>7777</text:p>
          </table:table-cell>
          <table:table-cell office:value-type="float" office:value="42402" calcext:value-type="float">
            <text:p>42402</text:p>
          </table:table-cell>
          <table:table-cell office:value-type="float" office:value="2046" calcext:value-type="float">
            <text:p>2046</text:p>
          </table:table-cell>
          <table:table-cell office:value-type="float" office:value="100089" calcext:value-type="float">
            <text:p>100089</text:p>
          </table:table-cell>
          <table:table-cell office:value-type="float" office:value="262232" calcext:value-type="float">
            <text:p>262232</text:p>
          </table:table-cell>
          <table:table-cell office:value-type="float" office:value="1976" calcext:value-type="float">
            <text:p>197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055" calcext:value-type="float">
            <text:p>60055</text:p>
          </table:table-cell>
          <table:table-cell office:value-type="float" office:value="224299" calcext:value-type="float">
            <text:p>224299</text:p>
          </table:table-cell>
          <table:table-cell office:value-type="float" office:value="16331" calcext:value-type="float">
            <text:p>16331</text:p>
          </table:table-cell>
          <table:table-cell office:value-type="float" office:value="10157" calcext:value-type="float">
            <text:p>10157</text:p>
          </table:table-cell>
          <table:table-cell office:value-type="float" office:value="42402" calcext:value-type="float">
            <text:p>42402</text:p>
          </table:table-cell>
          <table:table-cell office:value-type="float" office:value="2046" calcext:value-type="float">
            <text:p>2046</text:p>
          </table:table-cell>
          <table:table-cell office:value-type="float" office:value="27286" calcext:value-type="float">
            <text:p>27286</text:p>
          </table:table-cell>
          <table:table-cell office:value-type="float" office:value="262232" calcext:value-type="float">
            <text:p>262232</text:p>
          </table:table-cell>
          <table:table-cell office:value-type="float" office:value="1976" calcext:value-type="float">
            <text:p>197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2070" calcext:value-type="float">
            <text:p>52070</text:p>
          </table:table-cell>
          <table:table-cell office:value-type="float" office:value="195930" calcext:value-type="float">
            <text:p>195930</text:p>
          </table:table-cell>
          <table:table-cell office:value-type="float" office:value="17124" calcext:value-type="float">
            <text:p>17124</text:p>
          </table:table-cell>
          <table:table-cell office:value-type="float" office:value="10950" calcext:value-type="float">
            <text:p>10950</text:p>
          </table:table-cell>
          <table:table-cell office:value-type="float" office:value="42402" calcext:value-type="float">
            <text:p>42402</text:p>
          </table:table-cell>
          <table:table-cell office:value-type="float" office:value="2046" calcext:value-type="float">
            <text:p>2046</text:p>
          </table:table-cell>
          <table:table-cell office:value-type="float" office:value="11534" calcext:value-type="float">
            <text:p>11534</text:p>
          </table:table-cell>
          <table:table-cell office:value-type="float" office:value="262232" calcext:value-type="float">
            <text:p>262232</text:p>
          </table:table-cell>
          <table:table-cell office:value-type="float" office:value="1976" calcext:value-type="float">
            <text:p>197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7680" calcext:value-type="float">
            <text:p>47680</text:p>
          </table:table-cell>
          <table:table-cell office:value-type="float" office:value="183566" calcext:value-type="float">
            <text:p>183566</text:p>
          </table:table-cell>
          <table:table-cell office:value-type="float" office:value="17377" calcext:value-type="float">
            <text:p>17377</text:p>
          </table:table-cell>
          <table:table-cell office:value-type="float" office:value="11203" calcext:value-type="float">
            <text:p>11203</text:p>
          </table:table-cell>
          <table:table-cell office:value-type="float" office:value="42402" calcext:value-type="float">
            <text:p>42402</text:p>
          </table:table-cell>
          <table:table-cell office:value-type="float" office:value="2046" calcext:value-type="float">
            <text:p>2046</text:p>
          </table:table-cell>
          <table:table-cell office:value-type="float" office:value="5011" calcext:value-type="float">
            <text:p>5011</text:p>
          </table:table-cell>
          <table:table-cell office:value-type="float" office:value="262232" calcext:value-type="float">
            <text:p>262232</text:p>
          </table:table-cell>
          <table:table-cell office:value-type="float" office:value="1976" calcext:value-type="float">
            <text:p>197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3803" calcext:value-type="float">
            <text:p>83803</text:p>
          </table:table-cell>
          <table:table-cell office:value-type="float" office:value="327074" calcext:value-type="float">
            <text:p>327074</text:p>
          </table:table-cell>
          <table:table-cell office:value-type="float" office:value="20566" calcext:value-type="float">
            <text:p>20566</text:p>
          </table:table-cell>
          <table:table-cell office:value-type="float" office:value="14392" calcext:value-type="float">
            <text:p>14392</text:p>
          </table:table-cell>
          <table:table-cell office:value-type="float" office:value="42402" calcext:value-type="float">
            <text:p>42402</text:p>
          </table:table-cell>
          <table:table-cell office:value-type="float" office:value="2046" calcext:value-type="float">
            <text:p>2046</text:p>
          </table:table-cell>
          <table:table-cell office:value-type="float" office:value="200145" calcext:value-type="float">
            <text:p>200145</text:p>
          </table:table-cell>
          <table:table-cell office:value-type="float" office:value="262232" calcext:value-type="float">
            <text:p>262232</text:p>
          </table:table-cell>
          <table:table-cell office:value-type="float" office:value="1976" calcext:value-type="float">
            <text:p>197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6153" calcext:value-type="float">
            <text:p>56153</text:p>
          </table:table-cell>
          <table:table-cell office:value-type="float" office:value="213758" calcext:value-type="float">
            <text:p>213758</text:p>
          </table:table-cell>
          <table:table-cell office:value-type="float" office:value="24814" calcext:value-type="float">
            <text:p>24814</text:p>
          </table:table-cell>
          <table:table-cell office:value-type="float" office:value="18640" calcext:value-type="float">
            <text:p>18640</text:p>
          </table:table-cell>
          <table:table-cell office:value-type="float" office:value="42402" calcext:value-type="float">
            <text:p>42402</text:p>
          </table:table-cell>
          <table:table-cell office:value-type="float" office:value="2046" calcext:value-type="float">
            <text:p>2046</text:p>
          </table:table-cell>
          <table:table-cell office:value-type="float" office:value="43250" calcext:value-type="float">
            <text:p>43250</text:p>
          </table:table-cell>
          <table:table-cell office:value-type="float" office:value="262232" calcext:value-type="float">
            <text:p>262232</text:p>
          </table:table-cell>
          <table:table-cell office:value-type="float" office:value="1976" calcext:value-type="float">
            <text:p>197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7946" calcext:value-type="float">
            <text:p>47946</text:p>
          </table:table-cell>
          <table:table-cell office:value-type="float" office:value="182859" calcext:value-type="float">
            <text:p>182859</text:p>
          </table:table-cell>
          <table:table-cell office:value-type="float" office:value="26806" calcext:value-type="float">
            <text:p>26806</text:p>
          </table:table-cell>
          <table:table-cell office:value-type="float" office:value="20632" calcext:value-type="float">
            <text:p>20632</text:p>
          </table:table-cell>
          <table:table-cell office:value-type="float" office:value="42402" calcext:value-type="float">
            <text:p>42402</text:p>
          </table:table-cell>
          <table:table-cell office:value-type="float" office:value="2046" calcext:value-type="float">
            <text:p>2046</text:p>
          </table:table-cell>
          <table:table-cell office:value-type="float" office:value="15753" calcext:value-type="float">
            <text:p>15753</text:p>
          </table:table-cell>
          <table:table-cell office:value-type="float" office:value="262232" calcext:value-type="float">
            <text:p>262232</text:p>
          </table:table-cell>
          <table:table-cell office:value-type="float" office:value="1976" calcext:value-type="float">
            <text:p>197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4857" calcext:value-type="float">
            <text:p>44857</text:p>
          </table:table-cell>
          <table:table-cell office:value-type="float" office:value="172662" calcext:value-type="float">
            <text:p>172662</text:p>
          </table:table-cell>
          <table:table-cell office:value-type="float" office:value="27955" calcext:value-type="float">
            <text:p>27955</text:p>
          </table:table-cell>
          <table:table-cell office:value-type="float" office:value="21781" calcext:value-type="float">
            <text:p>21781</text:p>
          </table:table-cell>
          <table:table-cell office:value-type="float" office:value="42402" calcext:value-type="float">
            <text:p>42402</text:p>
          </table:table-cell>
          <table:table-cell office:value-type="float" office:value="2046" calcext:value-type="float">
            <text:p>2046</text:p>
          </table:table-cell>
          <table:table-cell office:value-type="float" office:value="7406" calcext:value-type="float">
            <text:p>7406</text:p>
          </table:table-cell>
          <table:table-cell office:value-type="float" office:value="262232" calcext:value-type="float">
            <text:p>262232</text:p>
          </table:table-cell>
          <table:table-cell office:value-type="float" office:value="1976" calcext:value-type="float">
            <text:p>197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4319" calcext:value-type="float">
            <text:p>84319</text:p>
          </table:table-cell>
          <table:table-cell office:value-type="float" office:value="332772" calcext:value-type="float">
            <text:p>332772</text:p>
          </table:table-cell>
          <table:table-cell office:value-type="float" office:value="17035" calcext:value-type="float">
            <text:p>17035</text:p>
          </table:table-cell>
          <table:table-cell office:value-type="float" office:value="10861" calcext:value-type="float">
            <text:p>10861</text:p>
          </table:table-cell>
          <table:table-cell office:value-type="float" office:value="42402" calcext:value-type="float">
            <text:p>42402</text:p>
          </table:table-cell>
          <table:table-cell office:value-type="float" office:value="2046" calcext:value-type="float">
            <text:p>2046</text:p>
          </table:table-cell>
          <table:table-cell office:value-type="float" office:value="100631" calcext:value-type="float">
            <text:p>100631</text:p>
          </table:table-cell>
          <table:table-cell office:value-type="float" office:value="262232" calcext:value-type="float">
            <text:p>262232</text:p>
          </table:table-cell>
          <table:table-cell office:value-type="float" office:value="1976" calcext:value-type="float">
            <text:p>197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9477" calcext:value-type="float">
            <text:p>59477</text:p>
          </table:table-cell>
          <table:table-cell office:value-type="float" office:value="224154" calcext:value-type="float">
            <text:p>224154</text:p>
          </table:table-cell>
          <table:table-cell office:value-type="float" office:value="19327" calcext:value-type="float">
            <text:p>19327</text:p>
          </table:table-cell>
          <table:table-cell office:value-type="float" office:value="13153" calcext:value-type="float">
            <text:p>13153</text:p>
          </table:table-cell>
          <table:table-cell office:value-type="float" office:value="42402" calcext:value-type="float">
            <text:p>42402</text:p>
          </table:table-cell>
          <table:table-cell office:value-type="float" office:value="2046" calcext:value-type="float">
            <text:p>2046</text:p>
          </table:table-cell>
          <table:table-cell office:value-type="float" office:value="27826" calcext:value-type="float">
            <text:p>27826</text:p>
          </table:table-cell>
          <table:table-cell office:value-type="float" office:value="262232" calcext:value-type="float">
            <text:p>262232</text:p>
          </table:table-cell>
          <table:table-cell office:value-type="float" office:value="1976" calcext:value-type="float">
            <text:p>197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1608" calcext:value-type="float">
            <text:p>51608</text:p>
          </table:table-cell>
          <table:table-cell office:value-type="float" office:value="194741" calcext:value-type="float">
            <text:p>194741</text:p>
          </table:table-cell>
          <table:table-cell office:value-type="float" office:value="20199" calcext:value-type="float">
            <text:p>20199</text:p>
          </table:table-cell>
          <table:table-cell office:value-type="float" office:value="14025" calcext:value-type="float">
            <text:p>14025</text:p>
          </table:table-cell>
          <table:table-cell office:value-type="float" office:value="42402" calcext:value-type="float">
            <text:p>42402</text:p>
          </table:table-cell>
          <table:table-cell office:value-type="float" office:value="2046" calcext:value-type="float">
            <text:p>2046</text:p>
          </table:table-cell>
          <table:table-cell office:value-type="float" office:value="11442" calcext:value-type="float">
            <text:p>11442</text:p>
          </table:table-cell>
          <table:table-cell office:value-type="float" office:value="262232" calcext:value-type="float">
            <text:p>262232</text:p>
          </table:table-cell>
          <table:table-cell office:value-type="float" office:value="1976" calcext:value-type="float">
            <text:p>197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7464" calcext:value-type="float">
            <text:p>47464</text:p>
          </table:table-cell>
          <table:table-cell office:value-type="float" office:value="182570" calcext:value-type="float">
            <text:p>182570</text:p>
          </table:table-cell>
          <table:table-cell office:value-type="float" office:value="20457" calcext:value-type="float">
            <text:p>20457</text:p>
          </table:table-cell>
          <table:table-cell office:value-type="float" office:value="14283" calcext:value-type="float">
            <text:p>14283</text:p>
          </table:table-cell>
          <table:table-cell office:value-type="float" office:value="42402" calcext:value-type="float">
            <text:p>42402</text:p>
          </table:table-cell>
          <table:table-cell office:value-type="float" office:value="2046" calcext:value-type="float">
            <text:p>2046</text:p>
          </table:table-cell>
          <table:table-cell office:value-type="float" office:value="5028" calcext:value-type="float">
            <text:p>5028</text:p>
          </table:table-cell>
          <table:table-cell office:value-type="float" office:value="262232" calcext:value-type="float">
            <text:p>262232</text:p>
          </table:table-cell>
          <table:table-cell office:value-type="float" office:value="1976" calcext:value-type="float">
            <text:p>197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3706" calcext:value-type="float">
            <text:p>83706</text:p>
          </table:table-cell>
          <table:table-cell office:value-type="float" office:value="326980" calcext:value-type="float">
            <text:p>326980</text:p>
          </table:table-cell>
          <table:table-cell office:value-type="float" office:value="23650" calcext:value-type="float">
            <text:p>23650</text:p>
          </table:table-cell>
          <table:table-cell office:value-type="float" office:value="17476" calcext:value-type="float">
            <text:p>17476</text:p>
          </table:table-cell>
          <table:table-cell office:value-type="float" office:value="42402" calcext:value-type="float">
            <text:p>42402</text:p>
          </table:table-cell>
          <table:table-cell office:value-type="float" office:value="2046" calcext:value-type="float">
            <text:p>2046</text:p>
          </table:table-cell>
          <table:table-cell office:value-type="float" office:value="201651" calcext:value-type="float">
            <text:p>201651</text:p>
          </table:table-cell>
          <table:table-cell office:value-type="float" office:value="262232" calcext:value-type="float">
            <text:p>262232</text:p>
          </table:table-cell>
          <table:table-cell office:value-type="float" office:value="1976" calcext:value-type="float">
            <text:p>197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5978" calcext:value-type="float">
            <text:p>55978</text:p>
          </table:table-cell>
          <table:table-cell office:value-type="float" office:value="212778" calcext:value-type="float">
            <text:p>212778</text:p>
          </table:table-cell>
          <table:table-cell office:value-type="float" office:value="27974" calcext:value-type="float">
            <text:p>27974</text:p>
          </table:table-cell>
          <table:table-cell office:value-type="float" office:value="21800" calcext:value-type="float">
            <text:p>21800</text:p>
          </table:table-cell>
          <table:table-cell office:value-type="float" office:value="42402" calcext:value-type="float">
            <text:p>42402</text:p>
          </table:table-cell>
          <table:table-cell office:value-type="float" office:value="2046" calcext:value-type="float">
            <text:p>2046</text:p>
          </table:table-cell>
          <table:table-cell office:value-type="float" office:value="43297" calcext:value-type="float">
            <text:p>43297</text:p>
          </table:table-cell>
          <table:table-cell office:value-type="float" office:value="262232" calcext:value-type="float">
            <text:p>262232</text:p>
          </table:table-cell>
          <table:table-cell office:value-type="float" office:value="1976" calcext:value-type="float">
            <text:p>197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7949" calcext:value-type="float">
            <text:p>47949</text:p>
          </table:table-cell>
          <table:table-cell office:value-type="float" office:value="182068" calcext:value-type="float">
            <text:p>182068</text:p>
          </table:table-cell>
          <table:table-cell office:value-type="float" office:value="29907" calcext:value-type="float">
            <text:p>29907</text:p>
          </table:table-cell>
          <table:table-cell office:value-type="float" office:value="23733" calcext:value-type="float">
            <text:p>23733</text:p>
          </table:table-cell>
          <table:table-cell office:value-type="float" office:value="42402" calcext:value-type="float">
            <text:p>42402</text:p>
          </table:table-cell>
          <table:table-cell office:value-type="float" office:value="2046" calcext:value-type="float">
            <text:p>2046</text:p>
          </table:table-cell>
          <table:table-cell office:value-type="float" office:value="15933" calcext:value-type="float">
            <text:p>15933</text:p>
          </table:table-cell>
          <table:table-cell office:value-type="float" office:value="262232" calcext:value-type="float">
            <text:p>262232</text:p>
          </table:table-cell>
          <table:table-cell office:value-type="float" office:value="1976" calcext:value-type="float">
            <text:p>197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4501" calcext:value-type="float">
            <text:p>44501</text:p>
          </table:table-cell>
          <table:table-cell office:value-type="float" office:value="171458" calcext:value-type="float">
            <text:p>171458</text:p>
          </table:table-cell>
          <table:table-cell office:value-type="float" office:value="31017" calcext:value-type="float">
            <text:p>31017</text:p>
          </table:table-cell>
          <table:table-cell office:value-type="float" office:value="24843" calcext:value-type="float">
            <text:p>24843</text:p>
          </table:table-cell>
          <table:table-cell office:value-type="float" office:value="42402" calcext:value-type="float">
            <text:p>42402</text:p>
          </table:table-cell>
          <table:table-cell office:value-type="float" office:value="2046" calcext:value-type="float">
            <text:p>2046</text:p>
          </table:table-cell>
          <table:table-cell office:value-type="float" office:value="7357" calcext:value-type="float">
            <text:p>7357</text:p>
          </table:table-cell>
          <table:table-cell office:value-type="float" office:value="262232" calcext:value-type="float">
            <text:p>262232</text:p>
          </table:table-cell>
          <table:table-cell office:value-type="float" office:value="1976" calcext:value-type="float">
            <text:p>197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3951" calcext:value-type="float">
            <text:p>83951</text:p>
          </table:table-cell>
          <table:table-cell office:value-type="float" office:value="328049" calcext:value-type="float">
            <text:p>328049</text:p>
          </table:table-cell>
          <table:table-cell office:value-type="float" office:value="18755" calcext:value-type="float">
            <text:p>18755</text:p>
          </table:table-cell>
          <table:table-cell office:value-type="float" office:value="12581" calcext:value-type="float">
            <text:p>12581</text:p>
          </table:table-cell>
          <table:table-cell office:value-type="float" office:value="45606" calcext:value-type="float">
            <text:p>45606</text:p>
          </table:table-cell>
          <table:table-cell office:value-type="float" office:value="2046" calcext:value-type="float">
            <text:p>2046</text:p>
          </table:table-cell>
          <table:table-cell office:value-type="float" office:value="96973" calcext:value-type="float">
            <text:p>96973</text:p>
          </table:table-cell>
          <table:table-cell office:value-type="float" office:value="262232" calcext:value-type="float">
            <text:p>262232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9307" calcext:value-type="float">
            <text:p>59307</text:p>
          </table:table-cell>
          <table:table-cell office:value-type="float" office:value="224636" calcext:value-type="float">
            <text:p>224636</text:p>
          </table:table-cell>
          <table:table-cell office:value-type="float" office:value="21416" calcext:value-type="float">
            <text:p>21416</text:p>
          </table:table-cell>
          <table:table-cell office:value-type="float" office:value="15242" calcext:value-type="float">
            <text:p>15242</text:p>
          </table:table-cell>
          <table:table-cell office:value-type="float" office:value="45606" calcext:value-type="float">
            <text:p>45606</text:p>
          </table:table-cell>
          <table:table-cell office:value-type="float" office:value="2046" calcext:value-type="float">
            <text:p>2046</text:p>
          </table:table-cell>
          <table:table-cell office:value-type="float" office:value="28495" calcext:value-type="float">
            <text:p>28495</text:p>
          </table:table-cell>
          <table:table-cell office:value-type="float" office:value="262232" calcext:value-type="float">
            <text:p>262232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1391" calcext:value-type="float">
            <text:p>51391</text:p>
          </table:table-cell>
          <table:table-cell office:value-type="float" office:value="193896" calcext:value-type="float">
            <text:p>193896</text:p>
          </table:table-cell>
          <table:table-cell office:value-type="float" office:value="22509" calcext:value-type="float">
            <text:p>22509</text:p>
          </table:table-cell>
          <table:table-cell office:value-type="float" office:value="16335" calcext:value-type="float">
            <text:p>16335</text:p>
          </table:table-cell>
          <table:table-cell office:value-type="float" office:value="45606" calcext:value-type="float">
            <text:p>45606</text:p>
          </table:table-cell>
          <table:table-cell office:value-type="float" office:value="2046" calcext:value-type="float">
            <text:p>2046</text:p>
          </table:table-cell>
          <table:table-cell office:value-type="float" office:value="11300" calcext:value-type="float">
            <text:p>11300</text:p>
          </table:table-cell>
          <table:table-cell office:value-type="float" office:value="262232" calcext:value-type="float">
            <text:p>262232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7424" calcext:value-type="float">
            <text:p>47424</text:p>
          </table:table-cell>
          <table:table-cell office:value-type="float" office:value="181763" calcext:value-type="float">
            <text:p>181763</text:p>
          </table:table-cell>
          <table:table-cell office:value-type="float" office:value="22773" calcext:value-type="float">
            <text:p>22773</text:p>
          </table:table-cell>
          <table:table-cell office:value-type="float" office:value="16599" calcext:value-type="float">
            <text:p>16599</text:p>
          </table:table-cell>
          <table:table-cell office:value-type="float" office:value="45606" calcext:value-type="float">
            <text:p>45606</text:p>
          </table:table-cell>
          <table:table-cell office:value-type="float" office:value="2046" calcext:value-type="float">
            <text:p>2046</text:p>
          </table:table-cell>
          <table:table-cell office:value-type="float" office:value="4860" calcext:value-type="float">
            <text:p>4860</text:p>
          </table:table-cell>
          <table:table-cell office:value-type="float" office:value="262232" calcext:value-type="float">
            <text:p>262232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3510" calcext:value-type="float">
            <text:p>83510</text:p>
          </table:table-cell>
          <table:table-cell office:value-type="float" office:value="326790" calcext:value-type="float">
            <text:p>326790</text:p>
          </table:table-cell>
          <table:table-cell office:value-type="float" office:value="25198" calcext:value-type="float">
            <text:p>25198</text:p>
          </table:table-cell>
          <table:table-cell office:value-type="float" office:value="19024" calcext:value-type="float">
            <text:p>19024</text:p>
          </table:table-cell>
          <table:table-cell office:value-type="float" office:value="45602" calcext:value-type="float">
            <text:p>45602</text:p>
          </table:table-cell>
          <table:table-cell office:value-type="float" office:value="2046" calcext:value-type="float">
            <text:p>2046</text:p>
          </table:table-cell>
          <table:table-cell office:value-type="float" office:value="212542" calcext:value-type="float">
            <text:p>212542</text:p>
          </table:table-cell>
          <table:table-cell office:value-type="float" office:value="262232" calcext:value-type="float">
            <text:p>262232</text:p>
          </table:table-cell>
          <table:table-cell office:value-type="float" office:value="1996" calcext:value-type="float">
            <text:p>199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5601" calcext:value-type="float">
            <text:p>55601</text:p>
          </table:table-cell>
          <table:table-cell office:value-type="float" office:value="210309" calcext:value-type="float">
            <text:p>210309</text:p>
          </table:table-cell>
          <table:table-cell office:value-type="float" office:value="27030" calcext:value-type="float">
            <text:p>27030</text:p>
          </table:table-cell>
          <table:table-cell office:value-type="float" office:value="20856" calcext:value-type="float">
            <text:p>20856</text:p>
          </table:table-cell>
          <table:table-cell office:value-type="float" office:value="45602" calcext:value-type="float">
            <text:p>45602</text:p>
          </table:table-cell>
          <table:table-cell office:value-type="float" office:value="2046" calcext:value-type="float">
            <text:p>2046</text:p>
          </table:table-cell>
          <table:table-cell office:value-type="float" office:value="46637" calcext:value-type="float">
            <text:p>46637</text:p>
          </table:table-cell>
          <table:table-cell office:value-type="float" office:value="262232" calcext:value-type="float">
            <text:p>262232</text:p>
          </table:table-cell>
          <table:table-cell office:value-type="float" office:value="1996" calcext:value-type="float">
            <text:p>199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6743" calcext:value-type="float">
            <text:p>46743</text:p>
          </table:table-cell>
          <table:table-cell office:value-type="float" office:value="177113" calcext:value-type="float">
            <text:p>177113</text:p>
          </table:table-cell>
          <table:table-cell office:value-type="float" office:value="28188" calcext:value-type="float">
            <text:p>28188</text:p>
          </table:table-cell>
          <table:table-cell office:value-type="float" office:value="22014" calcext:value-type="float">
            <text:p>22014</text:p>
          </table:table-cell>
          <table:table-cell office:value-type="float" office:value="45602" calcext:value-type="float">
            <text:p>45602</text:p>
          </table:table-cell>
          <table:table-cell office:value-type="float" office:value="2046" calcext:value-type="float">
            <text:p>2046</text:p>
          </table:table-cell>
          <table:table-cell office:value-type="float" office:value="17413" calcext:value-type="float">
            <text:p>17413</text:p>
          </table:table-cell>
          <table:table-cell office:value-type="float" office:value="262232" calcext:value-type="float">
            <text:p>262232</text:p>
          </table:table-cell>
          <table:table-cell office:value-type="float" office:value="1996" calcext:value-type="float">
            <text:p>199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3360" calcext:value-type="float">
            <text:p>43360</text:p>
          </table:table-cell>
          <table:table-cell office:value-type="float" office:value="167032" calcext:value-type="float">
            <text:p>167032</text:p>
          </table:table-cell>
          <table:table-cell office:value-type="float" office:value="28889" calcext:value-type="float">
            <text:p>28889</text:p>
          </table:table-cell>
          <table:table-cell office:value-type="float" office:value="22715" calcext:value-type="float">
            <text:p>22715</text:p>
          </table:table-cell>
          <table:table-cell office:value-type="float" office:value="45602" calcext:value-type="float">
            <text:p>45602</text:p>
          </table:table-cell>
          <table:table-cell office:value-type="float" office:value="2046" calcext:value-type="float">
            <text:p>2046</text:p>
          </table:table-cell>
          <table:table-cell office:value-type="float" office:value="8919" calcext:value-type="float">
            <text:p>8919</text:p>
          </table:table-cell>
          <table:table-cell office:value-type="float" office:value="262232" calcext:value-type="float">
            <text:p>262232</text:p>
          </table:table-cell>
          <table:table-cell office:value-type="float" office:value="1996" calcext:value-type="float">
            <text:p>199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3376" calcext:value-type="float">
            <text:p>83376</text:p>
          </table:table-cell>
          <table:table-cell office:value-type="float" office:value="325954" calcext:value-type="float">
            <text:p>325954</text:p>
          </table:table-cell>
          <table:table-cell office:value-type="float" office:value="19758" calcext:value-type="float">
            <text:p>19758</text:p>
          </table:table-cell>
          <table:table-cell office:value-type="float" office:value="13584" calcext:value-type="float">
            <text:p>13584</text:p>
          </table:table-cell>
          <table:table-cell office:value-type="float" office:value="45606" calcext:value-type="float">
            <text:p>45606</text:p>
          </table:table-cell>
          <table:table-cell office:value-type="float" office:value="2046" calcext:value-type="float">
            <text:p>2046</text:p>
          </table:table-cell>
          <table:table-cell office:value-type="float" office:value="97471" calcext:value-type="float">
            <text:p>97471</text:p>
          </table:table-cell>
          <table:table-cell office:value-type="float" office:value="262232" calcext:value-type="float">
            <text:p>262232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8933" calcext:value-type="float">
            <text:p>58933</text:p>
          </table:table-cell>
          <table:table-cell office:value-type="float" office:value="221767" calcext:value-type="float">
            <text:p>221767</text:p>
          </table:table-cell>
          <table:table-cell office:value-type="float" office:value="22323" calcext:value-type="float">
            <text:p>22323</text:p>
          </table:table-cell>
          <table:table-cell office:value-type="float" office:value="16149" calcext:value-type="float">
            <text:p>16149</text:p>
          </table:table-cell>
          <table:table-cell office:value-type="float" office:value="45606" calcext:value-type="float">
            <text:p>45606</text:p>
          </table:table-cell>
          <table:table-cell office:value-type="float" office:value="2046" calcext:value-type="float">
            <text:p>2046</text:p>
          </table:table-cell>
          <table:table-cell office:value-type="float" office:value="28632" calcext:value-type="float">
            <text:p>28632</text:p>
          </table:table-cell>
          <table:table-cell office:value-type="float" office:value="262232" calcext:value-type="float">
            <text:p>262232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0985" calcext:value-type="float">
            <text:p>50985</text:p>
          </table:table-cell>
          <table:table-cell office:value-type="float" office:value="191953" calcext:value-type="float">
            <text:p>191953</text:p>
          </table:table-cell>
          <table:table-cell office:value-type="float" office:value="23523" calcext:value-type="float">
            <text:p>23523</text:p>
          </table:table-cell>
          <table:table-cell office:value-type="float" office:value="17349" calcext:value-type="float">
            <text:p>17349</text:p>
          </table:table-cell>
          <table:table-cell office:value-type="float" office:value="45606" calcext:value-type="float">
            <text:p>45606</text:p>
          </table:table-cell>
          <table:table-cell office:value-type="float" office:value="2046" calcext:value-type="float">
            <text:p>2046</text:p>
          </table:table-cell>
          <table:table-cell office:value-type="float" office:value="11911" calcext:value-type="float">
            <text:p>11911</text:p>
          </table:table-cell>
          <table:table-cell office:value-type="float" office:value="262232" calcext:value-type="float">
            <text:p>262232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6664" calcext:value-type="float">
            <text:p>46664</text:p>
          </table:table-cell>
          <table:table-cell office:value-type="float" office:value="178742" calcext:value-type="float">
            <text:p>178742</text:p>
          </table:table-cell>
          <table:table-cell office:value-type="float" office:value="23790" calcext:value-type="float">
            <text:p>23790</text:p>
          </table:table-cell>
          <table:table-cell office:value-type="float" office:value="17616" calcext:value-type="float">
            <text:p>17616</text:p>
          </table:table-cell>
          <table:table-cell office:value-type="float" office:value="45606" calcext:value-type="float">
            <text:p>45606</text:p>
          </table:table-cell>
          <table:table-cell office:value-type="float" office:value="2046" calcext:value-type="float">
            <text:p>2046</text:p>
          </table:table-cell>
          <table:table-cell office:value-type="float" office:value="4908" calcext:value-type="float">
            <text:p>4908</text:p>
          </table:table-cell>
          <table:table-cell office:value-type="float" office:value="262232" calcext:value-type="float">
            <text:p>262232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3458" calcext:value-type="float">
            <text:p>83458</text:p>
          </table:table-cell>
          <table:table-cell office:value-type="float" office:value="325989" calcext:value-type="float">
            <text:p>325989</text:p>
          </table:table-cell>
          <table:table-cell office:value-type="float" office:value="28282" calcext:value-type="float">
            <text:p>28282</text:p>
          </table:table-cell>
          <table:table-cell office:value-type="float" office:value="22108" calcext:value-type="float">
            <text:p>22108</text:p>
          </table:table-cell>
          <table:table-cell office:value-type="float" office:value="45602" calcext:value-type="float">
            <text:p>45602</text:p>
          </table:table-cell>
          <table:table-cell office:value-type="float" office:value="2046" calcext:value-type="float">
            <text:p>2046</text:p>
          </table:table-cell>
          <table:table-cell office:value-type="float" office:value="212599" calcext:value-type="float">
            <text:p>212599</text:p>
          </table:table-cell>
          <table:table-cell office:value-type="float" office:value="262232" calcext:value-type="float">
            <text:p>262232</text:p>
          </table:table-cell>
          <table:table-cell office:value-type="float" office:value="1996" calcext:value-type="float">
            <text:p>199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55303" calcext:value-type="float">
            <text:p>55303</text:p>
          </table:table-cell>
          <table:table-cell office:value-type="float" office:value="209568" calcext:value-type="float">
            <text:p>209568</text:p>
          </table:table-cell>
          <table:table-cell office:value-type="float" office:value="30095" calcext:value-type="float">
            <text:p>30095</text:p>
          </table:table-cell>
          <table:table-cell office:value-type="float" office:value="23921" calcext:value-type="float">
            <text:p>23921</text:p>
          </table:table-cell>
          <table:table-cell office:value-type="float" office:value="45602" calcext:value-type="float">
            <text:p>45602</text:p>
          </table:table-cell>
          <table:table-cell office:value-type="float" office:value="2046" calcext:value-type="float">
            <text:p>2046</text:p>
          </table:table-cell>
          <table:table-cell office:value-type="float" office:value="47173" calcext:value-type="float">
            <text:p>47173</text:p>
          </table:table-cell>
          <table:table-cell office:value-type="float" office:value="262232" calcext:value-type="float">
            <text:p>262232</text:p>
          </table:table-cell>
          <table:table-cell office:value-type="float" office:value="1996" calcext:value-type="float">
            <text:p>199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6332" calcext:value-type="float">
            <text:p>46332</text:p>
          </table:table-cell>
          <table:table-cell office:value-type="float" office:value="175873" calcext:value-type="float">
            <text:p>175873</text:p>
          </table:table-cell>
          <table:table-cell office:value-type="float" office:value="31270" calcext:value-type="float">
            <text:p>31270</text:p>
          </table:table-cell>
          <table:table-cell office:value-type="float" office:value="25096" calcext:value-type="float">
            <text:p>25096</text:p>
          </table:table-cell>
          <table:table-cell office:value-type="float" office:value="45602" calcext:value-type="float">
            <text:p>45602</text:p>
          </table:table-cell>
          <table:table-cell office:value-type="float" office:value="2046" calcext:value-type="float">
            <text:p>2046</text:p>
          </table:table-cell>
          <table:table-cell office:value-type="float" office:value="17387" calcext:value-type="float">
            <text:p>17387</text:p>
          </table:table-cell>
          <table:table-cell office:value-type="float" office:value="262232" calcext:value-type="float">
            <text:p>262232</text:p>
          </table:table-cell>
          <table:table-cell office:value-type="float" office:value="1996" calcext:value-type="float">
            <text:p>199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3112" calcext:value-type="float">
            <text:p>43112</text:p>
          </table:table-cell>
          <table:table-cell office:value-type="float" office:value="165967" calcext:value-type="float">
            <text:p>165967</text:p>
          </table:table-cell>
          <table:table-cell office:value-type="float" office:value="31977" calcext:value-type="float">
            <text:p>31977</text:p>
          </table:table-cell>
          <table:table-cell office:value-type="float" office:value="25803" calcext:value-type="float">
            <text:p>25803</text:p>
          </table:table-cell>
          <table:table-cell office:value-type="float" office:value="45602" calcext:value-type="float">
            <text:p>45602</text:p>
          </table:table-cell>
          <table:table-cell office:value-type="float" office:value="2046" calcext:value-type="float">
            <text:p>2046</text:p>
          </table:table-cell>
          <table:table-cell office:value-type="float" office:value="8910" calcext:value-type="float">
            <text:p>8910</text:p>
          </table:table-cell>
          <table:table-cell office:value-type="float" office:value="262232" calcext:value-type="float">
            <text:p>262232</text:p>
          </table:table-cell>
          <table:table-cell office:value-type="float" office:value="1996" calcext:value-type="float">
            <text:p>199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2180" calcext:value-type="float">
            <text:p>82180</text:p>
          </table:table-cell>
          <table:table-cell office:value-type="float" office:value="320923" calcext:value-type="float">
            <text:p>320923</text:p>
          </table:table-cell>
          <table:table-cell office:value-type="float" office:value="13034" calcext:value-type="float">
            <text:p>13034</text:p>
          </table:table-cell>
          <table:table-cell office:value-type="float" office:value="6860" calcext:value-type="float">
            <text:p>6860</text:p>
          </table:table-cell>
          <table:table-cell office:value-type="float" office:value="45606" calcext:value-type="float">
            <text:p>45606</text:p>
          </table:table-cell>
          <table:table-cell office:value-type="float" office:value="2046" calcext:value-type="float">
            <text:p>2046</text:p>
          </table:table-cell>
          <table:table-cell office:value-type="float" office:value="98743" calcext:value-type="float">
            <text:p>98743</text:p>
          </table:table-cell>
          <table:table-cell office:value-type="float" office:value="262232" calcext:value-type="float">
            <text:p>262232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7285" calcext:value-type="float">
            <text:p>57285</text:p>
          </table:table-cell>
          <table:table-cell office:value-type="float" office:value="216858" calcext:value-type="float">
            <text:p>216858</text:p>
          </table:table-cell>
          <table:table-cell office:value-type="float" office:value="14652" calcext:value-type="float">
            <text:p>14652</text:p>
          </table:table-cell>
          <table:table-cell office:value-type="float" office:value="8478" calcext:value-type="float">
            <text:p>8478</text:p>
          </table:table-cell>
          <table:table-cell office:value-type="float" office:value="45606" calcext:value-type="float">
            <text:p>45606</text:p>
          </table:table-cell>
          <table:table-cell office:value-type="float" office:value="2046" calcext:value-type="float">
            <text:p>2046</text:p>
          </table:table-cell>
          <table:table-cell office:value-type="float" office:value="30269" calcext:value-type="float">
            <text:p>30269</text:p>
          </table:table-cell>
          <table:table-cell office:value-type="float" office:value="262232" calcext:value-type="float">
            <text:p>262232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9009" calcext:value-type="float">
            <text:p>49009</text:p>
          </table:table-cell>
          <table:table-cell office:value-type="float" office:value="183840" calcext:value-type="float">
            <text:p>183840</text:p>
          </table:table-cell>
          <table:table-cell office:value-type="float" office:value="15292" calcext:value-type="float">
            <text:p>15292</text:p>
          </table:table-cell>
          <table:table-cell office:value-type="float" office:value="9118" calcext:value-type="float">
            <text:p>9118</text:p>
          </table:table-cell>
          <table:table-cell office:value-type="float" office:value="45606" calcext:value-type="float">
            <text:p>45606</text:p>
          </table:table-cell>
          <table:table-cell office:value-type="float" office:value="2046" calcext:value-type="float">
            <text:p>2046</text:p>
          </table:table-cell>
          <table:table-cell office:value-type="float" office:value="11987" calcext:value-type="float">
            <text:p>11987</text:p>
          </table:table-cell>
          <table:table-cell office:value-type="float" office:value="262232" calcext:value-type="float">
            <text:p>262232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4624" calcext:value-type="float">
            <text:p>44624</text:p>
          </table:table-cell>
          <table:table-cell office:value-type="float" office:value="170623" calcext:value-type="float">
            <text:p>170623</text:p>
          </table:table-cell>
          <table:table-cell office:value-type="float" office:value="15541" calcext:value-type="float">
            <text:p>15541</text:p>
          </table:table-cell>
          <table:table-cell office:value-type="float" office:value="9367" calcext:value-type="float">
            <text:p>9367</text:p>
          </table:table-cell>
          <table:table-cell office:value-type="float" office:value="45606" calcext:value-type="float">
            <text:p>45606</text:p>
          </table:table-cell>
          <table:table-cell office:value-type="float" office:value="2046" calcext:value-type="float">
            <text:p>2046</text:p>
          </table:table-cell>
          <table:table-cell office:value-type="float" office:value="4987" calcext:value-type="float">
            <text:p>4987</text:p>
          </table:table-cell>
          <table:table-cell office:value-type="float" office:value="262232" calcext:value-type="float">
            <text:p>262232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1510" calcext:value-type="float">
            <text:p>81510</text:p>
          </table:table-cell>
          <table:table-cell office:value-type="float" office:value="321734" calcext:value-type="float">
            <text:p>321734</text:p>
          </table:table-cell>
          <table:table-cell office:value-type="float" office:value="18738" calcext:value-type="float">
            <text:p>18738</text:p>
          </table:table-cell>
          <table:table-cell office:value-type="float" office:value="12564" calcext:value-type="float">
            <text:p>12564</text:p>
          </table:table-cell>
          <table:table-cell office:value-type="float" office:value="45606" calcext:value-type="float">
            <text:p>45606</text:p>
          </table:table-cell>
          <table:table-cell office:value-type="float" office:value="2046" calcext:value-type="float">
            <text:p>2046</text:p>
          </table:table-cell>
          <table:table-cell office:value-type="float" office:value="248306" calcext:value-type="float">
            <text:p>248306</text:p>
          </table:table-cell>
          <table:table-cell office:value-type="float" office:value="262232" calcext:value-type="float">
            <text:p>262232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2552" calcext:value-type="float">
            <text:p>52552</text:p>
          </table:table-cell>
          <table:table-cell office:value-type="float" office:value="199438" calcext:value-type="float">
            <text:p>199438</text:p>
          </table:table-cell>
          <table:table-cell office:value-type="float" office:value="22938" calcext:value-type="float">
            <text:p>22938</text:p>
          </table:table-cell>
          <table:table-cell office:value-type="float" office:value="16764" calcext:value-type="float">
            <text:p>16764</text:p>
          </table:table-cell>
          <table:table-cell office:value-type="float" office:value="45606" calcext:value-type="float">
            <text:p>45606</text:p>
          </table:table-cell>
          <table:table-cell office:value-type="float" office:value="2046" calcext:value-type="float">
            <text:p>2046</text:p>
          </table:table-cell>
          <table:table-cell office:value-type="float" office:value="54731" calcext:value-type="float">
            <text:p>54731</text:p>
          </table:table-cell>
          <table:table-cell office:value-type="float" office:value="262232" calcext:value-type="float">
            <text:p>262232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3838" calcext:value-type="float">
            <text:p>43838</text:p>
          </table:table-cell>
          <table:table-cell office:value-type="float" office:value="166823" calcext:value-type="float">
            <text:p>166823</text:p>
          </table:table-cell>
          <table:table-cell office:value-type="float" office:value="26457" calcext:value-type="float">
            <text:p>26457</text:p>
          </table:table-cell>
          <table:table-cell office:value-type="float" office:value="20283" calcext:value-type="float">
            <text:p>20283</text:p>
          </table:table-cell>
          <table:table-cell office:value-type="float" office:value="45606" calcext:value-type="float">
            <text:p>45606</text:p>
          </table:table-cell>
          <table:table-cell office:value-type="float" office:value="2046" calcext:value-type="float">
            <text:p>2046</text:p>
          </table:table-cell>
          <table:table-cell office:value-type="float" office:value="20563" calcext:value-type="float">
            <text:p>20563</text:p>
          </table:table-cell>
          <table:table-cell office:value-type="float" office:value="262232" calcext:value-type="float">
            <text:p>262232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0481" calcext:value-type="float">
            <text:p>40481</text:p>
          </table:table-cell>
          <table:table-cell office:value-type="float" office:value="156805" calcext:value-type="float">
            <text:p>156805</text:p>
          </table:table-cell>
          <table:table-cell office:value-type="float" office:value="28169" calcext:value-type="float">
            <text:p>28169</text:p>
          </table:table-cell>
          <table:table-cell office:value-type="float" office:value="21995" calcext:value-type="float">
            <text:p>21995</text:p>
          </table:table-cell>
          <table:table-cell office:value-type="float" office:value="45606" calcext:value-type="float">
            <text:p>45606</text:p>
          </table:table-cell>
          <table:table-cell office:value-type="float" office:value="2046" calcext:value-type="float">
            <text:p>2046</text:p>
          </table:table-cell>
          <table:table-cell office:value-type="float" office:value="10260" calcext:value-type="float">
            <text:p>10260</text:p>
          </table:table-cell>
          <table:table-cell office:value-type="float" office:value="262232" calcext:value-type="float">
            <text:p>262232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2367" calcext:value-type="float">
            <text:p>82367</text:p>
          </table:table-cell>
          <table:table-cell office:value-type="float" office:value="322331" calcext:value-type="float">
            <text:p>322331</text:p>
          </table:table-cell>
          <table:table-cell office:value-type="float" office:value="14037" calcext:value-type="float">
            <text:p>14037</text:p>
          </table:table-cell>
          <table:table-cell office:value-type="float" office:value="7863" calcext:value-type="float">
            <text:p>7863</text:p>
          </table:table-cell>
          <table:table-cell office:value-type="float" office:value="45606" calcext:value-type="float">
            <text:p>45606</text:p>
          </table:table-cell>
          <table:table-cell office:value-type="float" office:value="2046" calcext:value-type="float">
            <text:p>2046</text:p>
          </table:table-cell>
          <table:table-cell office:value-type="float" office:value="102003" calcext:value-type="float">
            <text:p>102003</text:p>
          </table:table-cell>
          <table:table-cell office:value-type="float" office:value="262232" calcext:value-type="float">
            <text:p>262232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6352" calcext:value-type="float">
            <text:p>56352</text:p>
          </table:table-cell>
          <table:table-cell office:value-type="float" office:value="214000" calcext:value-type="float">
            <text:p>214000</text:p>
          </table:table-cell>
          <table:table-cell office:value-type="float" office:value="15688" calcext:value-type="float">
            <text:p>15688</text:p>
          </table:table-cell>
          <table:table-cell office:value-type="float" office:value="9514" calcext:value-type="float">
            <text:p>9514</text:p>
          </table:table-cell>
          <table:table-cell office:value-type="float" office:value="45606" calcext:value-type="float">
            <text:p>45606</text:p>
          </table:table-cell>
          <table:table-cell office:value-type="float" office:value="2046" calcext:value-type="float">
            <text:p>2046</text:p>
          </table:table-cell>
          <table:table-cell office:value-type="float" office:value="30385" calcext:value-type="float">
            <text:p>30385</text:p>
          </table:table-cell>
          <table:table-cell office:value-type="float" office:value="262232" calcext:value-type="float">
            <text:p>262232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8376" calcext:value-type="float">
            <text:p>48376</text:p>
          </table:table-cell>
          <table:table-cell office:value-type="float" office:value="181386" calcext:value-type="float">
            <text:p>181386</text:p>
          </table:table-cell>
          <table:table-cell office:value-type="float" office:value="16311" calcext:value-type="float">
            <text:p>16311</text:p>
          </table:table-cell>
          <table:table-cell office:value-type="float" office:value="10137" calcext:value-type="float">
            <text:p>10137</text:p>
          </table:table-cell>
          <table:table-cell office:value-type="float" office:value="45606" calcext:value-type="float">
            <text:p>45606</text:p>
          </table:table-cell>
          <table:table-cell office:value-type="float" office:value="2046" calcext:value-type="float">
            <text:p>2046</text:p>
          </table:table-cell>
          <table:table-cell office:value-type="float" office:value="12304" calcext:value-type="float">
            <text:p>12304</text:p>
          </table:table-cell>
          <table:table-cell office:value-type="float" office:value="262232" calcext:value-type="float">
            <text:p>262232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3792" calcext:value-type="float">
            <text:p>43792</text:p>
          </table:table-cell>
          <table:table-cell office:value-type="float" office:value="167412" calcext:value-type="float">
            <text:p>167412</text:p>
          </table:table-cell>
          <table:table-cell office:value-type="float" office:value="16563" calcext:value-type="float">
            <text:p>16563</text:p>
          </table:table-cell>
          <table:table-cell office:value-type="float" office:value="10389" calcext:value-type="float">
            <text:p>10389</text:p>
          </table:table-cell>
          <table:table-cell office:value-type="float" office:value="45606" calcext:value-type="float">
            <text:p>45606</text:p>
          </table:table-cell>
          <table:table-cell office:value-type="float" office:value="2046" calcext:value-type="float">
            <text:p>2046</text:p>
          </table:table-cell>
          <table:table-cell office:value-type="float" office:value="4921" calcext:value-type="float">
            <text:p>4921</text:p>
          </table:table-cell>
          <table:table-cell office:value-type="float" office:value="262232" calcext:value-type="float">
            <text:p>262232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1095" calcext:value-type="float">
            <text:p>81095</text:p>
          </table:table-cell>
          <table:table-cell office:value-type="float" office:value="319723" calcext:value-type="float">
            <text:p>319723</text:p>
          </table:table-cell>
          <table:table-cell office:value-type="float" office:value="19762" calcext:value-type="float">
            <text:p>19762</text:p>
          </table:table-cell>
          <table:table-cell office:value-type="float" office:value="13588" calcext:value-type="float">
            <text:p>13588</text:p>
          </table:table-cell>
          <table:table-cell office:value-type="float" office:value="45606" calcext:value-type="float">
            <text:p>45606</text:p>
          </table:table-cell>
          <table:table-cell office:value-type="float" office:value="2046" calcext:value-type="float">
            <text:p>2046</text:p>
          </table:table-cell>
          <table:table-cell office:value-type="float" office:value="250338" calcext:value-type="float">
            <text:p>250338</text:p>
          </table:table-cell>
          <table:table-cell office:value-type="float" office:value="262232" calcext:value-type="float">
            <text:p>262232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52008" calcext:value-type="float">
            <text:p>52008</text:p>
          </table:table-cell>
          <table:table-cell office:value-type="float" office:value="197624" calcext:value-type="float">
            <text:p>197624</text:p>
          </table:table-cell>
          <table:table-cell office:value-type="float" office:value="23810" calcext:value-type="float">
            <text:p>23810</text:p>
          </table:table-cell>
          <table:table-cell office:value-type="float" office:value="17636" calcext:value-type="float">
            <text:p>17636</text:p>
          </table:table-cell>
          <table:table-cell office:value-type="float" office:value="45606" calcext:value-type="float">
            <text:p>45606</text:p>
          </table:table-cell>
          <table:table-cell office:value-type="float" office:value="2046" calcext:value-type="float">
            <text:p>2046</text:p>
          </table:table-cell>
          <table:table-cell office:value-type="float" office:value="56164" calcext:value-type="float">
            <text:p>56164</text:p>
          </table:table-cell>
          <table:table-cell office:value-type="float" office:value="262232" calcext:value-type="float">
            <text:p>262232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3338" calcext:value-type="float">
            <text:p>43338</text:p>
          </table:table-cell>
          <table:table-cell office:value-type="float" office:value="164311" calcext:value-type="float">
            <text:p>164311</text:p>
          </table:table-cell>
          <table:table-cell office:value-type="float" office:value="27464" calcext:value-type="float">
            <text:p>27464</text:p>
          </table:table-cell>
          <table:table-cell office:value-type="float" office:value="21290" calcext:value-type="float">
            <text:p>21290</text:p>
          </table:table-cell>
          <table:table-cell office:value-type="float" office:value="45606" calcext:value-type="float">
            <text:p>45606</text:p>
          </table:table-cell>
          <table:table-cell office:value-type="float" office:value="2046" calcext:value-type="float">
            <text:p>2046</text:p>
          </table:table-cell>
          <table:table-cell office:value-type="float" office:value="21036" calcext:value-type="float">
            <text:p>21036</text:p>
          </table:table-cell>
          <table:table-cell office:value-type="float" office:value="262232" calcext:value-type="float">
            <text:p>262232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9890" calcext:value-type="float">
            <text:p>39890</text:p>
          </table:table-cell>
          <table:table-cell office:value-type="float" office:value="154134" calcext:value-type="float">
            <text:p>154134</text:p>
          </table:table-cell>
          <table:table-cell office:value-type="float" office:value="29115" calcext:value-type="float">
            <text:p>29115</text:p>
          </table:table-cell>
          <table:table-cell office:value-type="float" office:value="22941" calcext:value-type="float">
            <text:p>22941</text:p>
          </table:table-cell>
          <table:table-cell office:value-type="float" office:value="45606" calcext:value-type="float">
            <text:p>45606</text:p>
          </table:table-cell>
          <table:table-cell office:value-type="float" office:value="2046" calcext:value-type="float">
            <text:p>2046</text:p>
          </table:table-cell>
          <table:table-cell office:value-type="float" office:value="10629" calcext:value-type="float">
            <text:p>10629</text:p>
          </table:table-cell>
          <table:table-cell office:value-type="float" office:value="262232" calcext:value-type="float">
            <text:p>262232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1625" calcext:value-type="float">
            <text:p>81625</text:p>
          </table:table-cell>
          <table:table-cell office:value-type="float" office:value="319359" calcext:value-type="float">
            <text:p>319359</text:p>
          </table:table-cell>
          <table:table-cell office:value-type="float" office:value="10994" calcext:value-type="float">
            <text:p>10994</text:p>
          </table:table-cell>
          <table:table-cell office:value-type="float" office:value="4820" calcext:value-type="float">
            <text:p>4820</text:p>
          </table:table-cell>
          <table:table-cell office:value-type="float" office:value="45610" calcext:value-type="float">
            <text:p>45610</text:p>
          </table:table-cell>
          <table:table-cell office:value-type="float" office:value="2046" calcext:value-type="float">
            <text:p>2046</text:p>
          </table:table-cell>
          <table:table-cell office:value-type="float" office:value="100507" calcext:value-type="float">
            <text:p>100507</text:p>
          </table:table-cell>
          <table:table-cell office:value-type="float" office:value="262232" calcext:value-type="float">
            <text:p>262232</text:p>
          </table:table-cell>
          <table:table-cell office:value-type="float" office:value="2004" calcext:value-type="float">
            <text:p>2004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6299" calcext:value-type="float">
            <text:p>56299</text:p>
          </table:table-cell>
          <table:table-cell office:value-type="float" office:value="214401" calcext:value-type="float">
            <text:p>214401</text:p>
          </table:table-cell>
          <table:table-cell office:value-type="float" office:value="12457" calcext:value-type="float">
            <text:p>12457</text:p>
          </table:table-cell>
          <table:table-cell office:value-type="float" office:value="6283" calcext:value-type="float">
            <text:p>6283</text:p>
          </table:table-cell>
          <table:table-cell office:value-type="float" office:value="45610" calcext:value-type="float">
            <text:p>45610</text:p>
          </table:table-cell>
          <table:table-cell office:value-type="float" office:value="2046" calcext:value-type="float">
            <text:p>2046</text:p>
          </table:table-cell>
          <table:table-cell office:value-type="float" office:value="31474" calcext:value-type="float">
            <text:p>31474</text:p>
          </table:table-cell>
          <table:table-cell office:value-type="float" office:value="262232" calcext:value-type="float">
            <text:p>262232</text:p>
          </table:table-cell>
          <table:table-cell office:value-type="float" office:value="2004" calcext:value-type="float">
            <text:p>2004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7909" calcext:value-type="float">
            <text:p>47909</text:p>
          </table:table-cell>
          <table:table-cell office:value-type="float" office:value="180828" calcext:value-type="float">
            <text:p>180828</text:p>
          </table:table-cell>
          <table:table-cell office:value-type="float" office:value="13359" calcext:value-type="float">
            <text:p>13359</text:p>
          </table:table-cell>
          <table:table-cell office:value-type="float" office:value="7185" calcext:value-type="float">
            <text:p>7185</text:p>
          </table:table-cell>
          <table:table-cell office:value-type="float" office:value="45610" calcext:value-type="float">
            <text:p>45610</text:p>
          </table:table-cell>
          <table:table-cell office:value-type="float" office:value="2046" calcext:value-type="float">
            <text:p>2046</text:p>
          </table:table-cell>
          <table:table-cell office:value-type="float" office:value="12610" calcext:value-type="float">
            <text:p>12610</text:p>
          </table:table-cell>
          <table:table-cell office:value-type="float" office:value="262232" calcext:value-type="float">
            <text:p>262232</text:p>
          </table:table-cell>
          <table:table-cell office:value-type="float" office:value="2004" calcext:value-type="float">
            <text:p>2004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3791" calcext:value-type="float">
            <text:p>43791</text:p>
          </table:table-cell>
          <table:table-cell office:value-type="float" office:value="167105" calcext:value-type="float">
            <text:p>167105</text:p>
          </table:table-cell>
          <table:table-cell office:value-type="float" office:value="13577" calcext:value-type="float">
            <text:p>13577</text:p>
          </table:table-cell>
          <table:table-cell office:value-type="float" office:value="7403" calcext:value-type="float">
            <text:p>7403</text:p>
          </table:table-cell>
          <table:table-cell office:value-type="float" office:value="45610" calcext:value-type="float">
            <text:p>45610</text:p>
          </table:table-cell>
          <table:table-cell office:value-type="float" office:value="2046" calcext:value-type="float">
            <text:p>2046</text:p>
          </table:table-cell>
          <table:table-cell office:value-type="float" office:value="5334" calcext:value-type="float">
            <text:p>5334</text:p>
          </table:table-cell>
          <table:table-cell office:value-type="float" office:value="262232" calcext:value-type="float">
            <text:p>262232</text:p>
          </table:table-cell>
          <table:table-cell office:value-type="float" office:value="2004" calcext:value-type="float">
            <text:p>2004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078" calcext:value-type="float">
            <text:p>80078</text:p>
          </table:table-cell>
          <table:table-cell office:value-type="float" office:value="317515" calcext:value-type="float">
            <text:p>317515</text:p>
          </table:table-cell>
          <table:table-cell office:value-type="float" office:value="13698" calcext:value-type="float">
            <text:p>13698</text:p>
          </table:table-cell>
          <table:table-cell office:value-type="float" office:value="7524" calcext:value-type="float">
            <text:p>7524</text:p>
          </table:table-cell>
          <table:table-cell office:value-type="float" office:value="45610" calcext:value-type="float">
            <text:p>45610</text:p>
          </table:table-cell>
          <table:table-cell office:value-type="float" office:value="2046" calcext:value-type="float">
            <text:p>2046</text:p>
          </table:table-cell>
          <table:table-cell office:value-type="float" office:value="249832" calcext:value-type="float">
            <text:p>249832</text:p>
          </table:table-cell>
          <table:table-cell office:value-type="float" office:value="262232" calcext:value-type="float">
            <text:p>262232</text:p>
          </table:table-cell>
          <table:table-cell office:value-type="float" office:value="2004" calcext:value-type="float">
            <text:p>2004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1171" calcext:value-type="float">
            <text:p>51171</text:p>
          </table:table-cell>
          <table:table-cell office:value-type="float" office:value="195506" calcext:value-type="float">
            <text:p>195506</text:p>
          </table:table-cell>
          <table:table-cell office:value-type="float" office:value="15539" calcext:value-type="float">
            <text:p>15539</text:p>
          </table:table-cell>
          <table:table-cell office:value-type="float" office:value="9365" calcext:value-type="float">
            <text:p>9365</text:p>
          </table:table-cell>
          <table:table-cell office:value-type="float" office:value="45610" calcext:value-type="float">
            <text:p>45610</text:p>
          </table:table-cell>
          <table:table-cell office:value-type="float" office:value="2046" calcext:value-type="float">
            <text:p>2046</text:p>
          </table:table-cell>
          <table:table-cell office:value-type="float" office:value="58512" calcext:value-type="float">
            <text:p>58512</text:p>
          </table:table-cell>
          <table:table-cell office:value-type="float" office:value="262232" calcext:value-type="float">
            <text:p>262232</text:p>
          </table:table-cell>
          <table:table-cell office:value-type="float" office:value="2004" calcext:value-type="float">
            <text:p>2004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2319" calcext:value-type="float">
            <text:p>42319</text:p>
          </table:table-cell>
          <table:table-cell office:value-type="float" office:value="159490" calcext:value-type="float">
            <text:p>159490</text:p>
          </table:table-cell>
          <table:table-cell office:value-type="float" office:value="17286" calcext:value-type="float">
            <text:p>17286</text:p>
          </table:table-cell>
          <table:table-cell office:value-type="float" office:value="11112" calcext:value-type="float">
            <text:p>11112</text:p>
          </table:table-cell>
          <table:table-cell office:value-type="float" office:value="45610" calcext:value-type="float">
            <text:p>45610</text:p>
          </table:table-cell>
          <table:table-cell office:value-type="float" office:value="2046" calcext:value-type="float">
            <text:p>2046</text:p>
          </table:table-cell>
          <table:table-cell office:value-type="float" office:value="21977" calcext:value-type="float">
            <text:p>21977</text:p>
          </table:table-cell>
          <table:table-cell office:value-type="float" office:value="262232" calcext:value-type="float">
            <text:p>262232</text:p>
          </table:table-cell>
          <table:table-cell office:value-type="float" office:value="2004" calcext:value-type="float">
            <text:p>2004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8394" calcext:value-type="float">
            <text:p>38394</text:p>
          </table:table-cell>
          <table:table-cell office:value-type="float" office:value="147677" calcext:value-type="float">
            <text:p>147677</text:p>
          </table:table-cell>
          <table:table-cell office:value-type="float" office:value="18244" calcext:value-type="float">
            <text:p>18244</text:p>
          </table:table-cell>
          <table:table-cell office:value-type="float" office:value="12070" calcext:value-type="float">
            <text:p>12070</text:p>
          </table:table-cell>
          <table:table-cell office:value-type="float" office:value="45610" calcext:value-type="float">
            <text:p>45610</text:p>
          </table:table-cell>
          <table:table-cell office:value-type="float" office:value="2046" calcext:value-type="float">
            <text:p>2046</text:p>
          </table:table-cell>
          <table:table-cell office:value-type="float" office:value="11001" calcext:value-type="float">
            <text:p>11001</text:p>
          </table:table-cell>
          <table:table-cell office:value-type="float" office:value="262232" calcext:value-type="float">
            <text:p>262232</text:p>
          </table:table-cell>
          <table:table-cell office:value-type="float" office:value="2004" calcext:value-type="float">
            <text:p>2004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1720" calcext:value-type="float">
            <text:p>81720</text:p>
          </table:table-cell>
          <table:table-cell office:value-type="float" office:value="320075" calcext:value-type="float">
            <text:p>320075</text:p>
          </table:table-cell>
          <table:table-cell office:value-type="float" office:value="13040" calcext:value-type="float">
            <text:p>13040</text:p>
          </table:table-cell>
          <table:table-cell office:value-type="float" office:value="6866" calcext:value-type="float">
            <text:p>6866</text:p>
          </table:table-cell>
          <table:table-cell office:value-type="float" office:value="45610" calcext:value-type="float">
            <text:p>45610</text:p>
          </table:table-cell>
          <table:table-cell office:value-type="float" office:value="2046" calcext:value-type="float">
            <text:p>2046</text:p>
          </table:table-cell>
          <table:table-cell office:value-type="float" office:value="102594" calcext:value-type="float">
            <text:p>102594</text:p>
          </table:table-cell>
          <table:table-cell office:value-type="float" office:value="262232" calcext:value-type="float">
            <text:p>262232</text:p>
          </table:table-cell>
          <table:table-cell office:value-type="float" office:value="2004" calcext:value-type="float">
            <text:p>2004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5894" calcext:value-type="float">
            <text:p>55894</text:p>
          </table:table-cell>
          <table:table-cell office:value-type="float" office:value="212646" calcext:value-type="float">
            <text:p>212646</text:p>
          </table:table-cell>
          <table:table-cell office:value-type="float" office:value="14519" calcext:value-type="float">
            <text:p>14519</text:p>
          </table:table-cell>
          <table:table-cell office:value-type="float" office:value="8345" calcext:value-type="float">
            <text:p>8345</text:p>
          </table:table-cell>
          <table:table-cell office:value-type="float" office:value="45610" calcext:value-type="float">
            <text:p>45610</text:p>
          </table:table-cell>
          <table:table-cell office:value-type="float" office:value="2046" calcext:value-type="float">
            <text:p>2046</text:p>
          </table:table-cell>
          <table:table-cell office:value-type="float" office:value="31601" calcext:value-type="float">
            <text:p>31601</text:p>
          </table:table-cell>
          <table:table-cell office:value-type="float" office:value="262232" calcext:value-type="float">
            <text:p>262232</text:p>
          </table:table-cell>
          <table:table-cell office:value-type="float" office:value="2004" calcext:value-type="float">
            <text:p>2004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7477" calcext:value-type="float">
            <text:p>47477</text:p>
          </table:table-cell>
          <table:table-cell office:value-type="float" office:value="178759" calcext:value-type="float">
            <text:p>178759</text:p>
          </table:table-cell>
          <table:table-cell office:value-type="float" office:value="15415" calcext:value-type="float">
            <text:p>15415</text:p>
          </table:table-cell>
          <table:table-cell office:value-type="float" office:value="9241" calcext:value-type="float">
            <text:p>9241</text:p>
          </table:table-cell>
          <table:table-cell office:value-type="float" office:value="45610" calcext:value-type="float">
            <text:p>45610</text:p>
          </table:table-cell>
          <table:table-cell office:value-type="float" office:value="2046" calcext:value-type="float">
            <text:p>2046</text:p>
          </table:table-cell>
          <table:table-cell office:value-type="float" office:value="12595" calcext:value-type="float">
            <text:p>12595</text:p>
          </table:table-cell>
          <table:table-cell office:value-type="float" office:value="262232" calcext:value-type="float">
            <text:p>262232</text:p>
          </table:table-cell>
          <table:table-cell office:value-type="float" office:value="2004" calcext:value-type="float">
            <text:p>2004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3504" calcext:value-type="float">
            <text:p>43504</text:p>
          </table:table-cell>
          <table:table-cell office:value-type="float" office:value="165131" calcext:value-type="float">
            <text:p>165131</text:p>
          </table:table-cell>
          <table:table-cell office:value-type="float" office:value="15626" calcext:value-type="float">
            <text:p>15626</text:p>
          </table:table-cell>
          <table:table-cell office:value-type="float" office:value="9452" calcext:value-type="float">
            <text:p>9452</text:p>
          </table:table-cell>
          <table:table-cell office:value-type="float" office:value="45610" calcext:value-type="float">
            <text:p>45610</text:p>
          </table:table-cell>
          <table:table-cell office:value-type="float" office:value="2046" calcext:value-type="float">
            <text:p>2046</text:p>
          </table:table-cell>
          <table:table-cell office:value-type="float" office:value="5387" calcext:value-type="float">
            <text:p>5387</text:p>
          </table:table-cell>
          <table:table-cell office:value-type="float" office:value="262232" calcext:value-type="float">
            <text:p>262232</text:p>
          </table:table-cell>
          <table:table-cell office:value-type="float" office:value="2004" calcext:value-type="float">
            <text:p>2004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9768" calcext:value-type="float">
            <text:p>79768</text:p>
          </table:table-cell>
          <table:table-cell office:value-type="float" office:value="316987" calcext:value-type="float">
            <text:p>316987</text:p>
          </table:table-cell>
          <table:table-cell office:value-type="float" office:value="15746" calcext:value-type="float">
            <text:p>15746</text:p>
          </table:table-cell>
          <table:table-cell office:value-type="float" office:value="9572" calcext:value-type="float">
            <text:p>9572</text:p>
          </table:table-cell>
          <table:table-cell office:value-type="float" office:value="45610" calcext:value-type="float">
            <text:p>45610</text:p>
          </table:table-cell>
          <table:table-cell office:value-type="float" office:value="2046" calcext:value-type="float">
            <text:p>2046</text:p>
          </table:table-cell>
          <table:table-cell office:value-type="float" office:value="252407" calcext:value-type="float">
            <text:p>252407</text:p>
          </table:table-cell>
          <table:table-cell office:value-type="float" office:value="262232" calcext:value-type="float">
            <text:p>262232</text:p>
          </table:table-cell>
          <table:table-cell office:value-type="float" office:value="2004" calcext:value-type="float">
            <text:p>2004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0757" calcext:value-type="float">
            <text:p>50757</text:p>
          </table:table-cell>
          <table:table-cell office:value-type="float" office:value="194247" calcext:value-type="float">
            <text:p>194247</text:p>
          </table:table-cell>
          <table:table-cell office:value-type="float" office:value="17559" calcext:value-type="float">
            <text:p>17559</text:p>
          </table:table-cell>
          <table:table-cell office:value-type="float" office:value="11385" calcext:value-type="float">
            <text:p>11385</text:p>
          </table:table-cell>
          <table:table-cell office:value-type="float" office:value="45610" calcext:value-type="float">
            <text:p>45610</text:p>
          </table:table-cell>
          <table:table-cell office:value-type="float" office:value="2046" calcext:value-type="float">
            <text:p>2046</text:p>
          </table:table-cell>
          <table:table-cell office:value-type="float" office:value="59802" calcext:value-type="float">
            <text:p>59802</text:p>
          </table:table-cell>
          <table:table-cell office:value-type="float" office:value="262232" calcext:value-type="float">
            <text:p>262232</text:p>
          </table:table-cell>
          <table:table-cell office:value-type="float" office:value="2004" calcext:value-type="float">
            <text:p>2004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1671" calcext:value-type="float">
            <text:p>41671</text:p>
          </table:table-cell>
          <table:table-cell office:value-type="float" office:value="157217" calcext:value-type="float">
            <text:p>157217</text:p>
          </table:table-cell>
          <table:table-cell office:value-type="float" office:value="19325" calcext:value-type="float">
            <text:p>19325</text:p>
          </table:table-cell>
          <table:table-cell office:value-type="float" office:value="13151" calcext:value-type="float">
            <text:p>13151</text:p>
          </table:table-cell>
          <table:table-cell office:value-type="float" office:value="45610" calcext:value-type="float">
            <text:p>45610</text:p>
          </table:table-cell>
          <table:table-cell office:value-type="float" office:value="2046" calcext:value-type="float">
            <text:p>2046</text:p>
          </table:table-cell>
          <table:table-cell office:value-type="float" office:value="21981" calcext:value-type="float">
            <text:p>21981</text:p>
          </table:table-cell>
          <table:table-cell office:value-type="float" office:value="262232" calcext:value-type="float">
            <text:p>262232</text:p>
          </table:table-cell>
          <table:table-cell office:value-type="float" office:value="2004" calcext:value-type="float">
            <text:p>2004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7922" calcext:value-type="float">
            <text:p>37922</text:p>
          </table:table-cell>
          <table:table-cell office:value-type="float" office:value="145918" calcext:value-type="float">
            <text:p>145918</text:p>
          </table:table-cell>
          <table:table-cell office:value-type="float" office:value="20306" calcext:value-type="float">
            <text:p>20306</text:p>
          </table:table-cell>
          <table:table-cell office:value-type="float" office:value="14132" calcext:value-type="float">
            <text:p>14132</text:p>
          </table:table-cell>
          <table:table-cell office:value-type="float" office:value="45610" calcext:value-type="float">
            <text:p>45610</text:p>
          </table:table-cell>
          <table:table-cell office:value-type="float" office:value="2046" calcext:value-type="float">
            <text:p>2046</text:p>
          </table:table-cell>
          <table:table-cell office:value-type="float" office:value="11225" calcext:value-type="float">
            <text:p>11225</text:p>
          </table:table-cell>
          <table:table-cell office:value-type="float" office:value="262232" calcext:value-type="float">
            <text:p>262232</text:p>
          </table:table-cell>
          <table:table-cell office:value-type="float" office:value="2004" calcext:value-type="float">
            <text:p>2004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1996" calcext:value-type="float">
            <text:p>81996</text:p>
          </table:table-cell>
          <table:table-cell office:value-type="float" office:value="320946" calcext:value-type="float">
            <text:p>320946</text:p>
          </table:table-cell>
          <table:table-cell office:value-type="float" office:value="11233" calcext:value-type="float">
            <text:p>11233</text:p>
          </table:table-cell>
          <table:table-cell office:value-type="float" office:value="5059" calcext:value-type="float">
            <text:p>5059</text:p>
          </table:table-cell>
          <table:table-cell office:value-type="float" office:value="45610" calcext:value-type="float">
            <text:p>45610</text:p>
          </table:table-cell>
          <table:table-cell office:value-type="float" office:value="2046" calcext:value-type="float">
            <text:p>2046</text:p>
          </table:table-cell>
          <table:table-cell office:value-type="float" office:value="101534" calcext:value-type="float">
            <text:p>101534</text:p>
          </table:table-cell>
          <table:table-cell office:value-type="float" office:value="262232" calcext:value-type="float">
            <text:p>262232</text:p>
          </table:table-cell>
          <table:table-cell office:value-type="float" office:value="2004" calcext:value-type="float">
            <text:p>2004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6582" calcext:value-type="float">
            <text:p>56582</text:p>
          </table:table-cell>
          <table:table-cell office:value-type="float" office:value="215224" calcext:value-type="float">
            <text:p>215224</text:p>
          </table:table-cell>
          <table:table-cell office:value-type="float" office:value="13328" calcext:value-type="float">
            <text:p>13328</text:p>
          </table:table-cell>
          <table:table-cell office:value-type="float" office:value="7154" calcext:value-type="float">
            <text:p>7154</text:p>
          </table:table-cell>
          <table:table-cell office:value-type="float" office:value="45610" calcext:value-type="float">
            <text:p>45610</text:p>
          </table:table-cell>
          <table:table-cell office:value-type="float" office:value="2046" calcext:value-type="float">
            <text:p>2046</text:p>
          </table:table-cell>
          <table:table-cell office:value-type="float" office:value="31572" calcext:value-type="float">
            <text:p>31572</text:p>
          </table:table-cell>
          <table:table-cell office:value-type="float" office:value="262232" calcext:value-type="float">
            <text:p>262232</text:p>
          </table:table-cell>
          <table:table-cell office:value-type="float" office:value="2004" calcext:value-type="float">
            <text:p>2004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8131" calcext:value-type="float">
            <text:p>48131</text:p>
          </table:table-cell>
          <table:table-cell office:value-type="float" office:value="181661" calcext:value-type="float">
            <text:p>181661</text:p>
          </table:table-cell>
          <table:table-cell office:value-type="float" office:value="14284" calcext:value-type="float">
            <text:p>14284</text:p>
          </table:table-cell>
          <table:table-cell office:value-type="float" office:value="8110" calcext:value-type="float">
            <text:p>8110</text:p>
          </table:table-cell>
          <table:table-cell office:value-type="float" office:value="45610" calcext:value-type="float">
            <text:p>45610</text:p>
          </table:table-cell>
          <table:table-cell office:value-type="float" office:value="2046" calcext:value-type="float">
            <text:p>2046</text:p>
          </table:table-cell>
          <table:table-cell office:value-type="float" office:value="12648" calcext:value-type="float">
            <text:p>12648</text:p>
          </table:table-cell>
          <table:table-cell office:value-type="float" office:value="262232" calcext:value-type="float">
            <text:p>262232</text:p>
          </table:table-cell>
          <table:table-cell office:value-type="float" office:value="2004" calcext:value-type="float">
            <text:p>2004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3962" calcext:value-type="float">
            <text:p>43962</text:p>
          </table:table-cell>
          <table:table-cell office:value-type="float" office:value="167997" calcext:value-type="float">
            <text:p>167997</text:p>
          </table:table-cell>
          <table:table-cell office:value-type="float" office:value="14571" calcext:value-type="float">
            <text:p>14571</text:p>
          </table:table-cell>
          <table:table-cell office:value-type="float" office:value="8397" calcext:value-type="float">
            <text:p>8397</text:p>
          </table:table-cell>
          <table:table-cell office:value-type="float" office:value="45610" calcext:value-type="float">
            <text:p>45610</text:p>
          </table:table-cell>
          <table:table-cell office:value-type="float" office:value="2046" calcext:value-type="float">
            <text:p>2046</text:p>
          </table:table-cell>
          <table:table-cell office:value-type="float" office:value="5364" calcext:value-type="float">
            <text:p>5364</text:p>
          </table:table-cell>
          <table:table-cell office:value-type="float" office:value="262232" calcext:value-type="float">
            <text:p>262232</text:p>
          </table:table-cell>
          <table:table-cell office:value-type="float" office:value="2004" calcext:value-type="float">
            <text:p>2004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171" calcext:value-type="float">
            <text:p>80171</text:p>
          </table:table-cell>
          <table:table-cell office:value-type="float" office:value="319504" calcext:value-type="float">
            <text:p>319504</text:p>
          </table:table-cell>
          <table:table-cell office:value-type="float" office:value="12674" calcext:value-type="float">
            <text:p>12674</text:p>
          </table:table-cell>
          <table:table-cell office:value-type="float" office:value="6500" calcext:value-type="float">
            <text:p>6500</text:p>
          </table:table-cell>
          <table:table-cell office:value-type="float" office:value="45610" calcext:value-type="float">
            <text:p>45610</text:p>
          </table:table-cell>
          <table:table-cell office:value-type="float" office:value="2046" calcext:value-type="float">
            <text:p>2046</text:p>
          </table:table-cell>
          <table:table-cell office:value-type="float" office:value="259500" calcext:value-type="float">
            <text:p>259500</text:p>
          </table:table-cell>
          <table:table-cell office:value-type="float" office:value="262232" calcext:value-type="float">
            <text:p>262232</text:p>
          </table:table-cell>
          <table:table-cell office:value-type="float" office:value="2004" calcext:value-type="float">
            <text:p>2004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0761" calcext:value-type="float">
            <text:p>50761</text:p>
          </table:table-cell>
          <table:table-cell office:value-type="float" office:value="193759" calcext:value-type="float">
            <text:p>193759</text:p>
          </table:table-cell>
          <table:table-cell office:value-type="float" office:value="14556" calcext:value-type="float">
            <text:p>14556</text:p>
          </table:table-cell>
          <table:table-cell office:value-type="float" office:value="8382" calcext:value-type="float">
            <text:p>8382</text:p>
          </table:table-cell>
          <table:table-cell office:value-type="float" office:value="45610" calcext:value-type="float">
            <text:p>45610</text:p>
          </table:table-cell>
          <table:table-cell office:value-type="float" office:value="2046" calcext:value-type="float">
            <text:p>2046</text:p>
          </table:table-cell>
          <table:table-cell office:value-type="float" office:value="58385" calcext:value-type="float">
            <text:p>58385</text:p>
          </table:table-cell>
          <table:table-cell office:value-type="float" office:value="262232" calcext:value-type="float">
            <text:p>262232</text:p>
          </table:table-cell>
          <table:table-cell office:value-type="float" office:value="2004" calcext:value-type="float">
            <text:p>2004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1836" calcext:value-type="float">
            <text:p>41836</text:p>
          </table:table-cell>
          <table:table-cell office:value-type="float" office:value="157850" calcext:value-type="float">
            <text:p>157850</text:p>
          </table:table-cell>
          <table:table-cell office:value-type="float" office:value="16228" calcext:value-type="float">
            <text:p>16228</text:p>
          </table:table-cell>
          <table:table-cell office:value-type="float" office:value="10054" calcext:value-type="float">
            <text:p>10054</text:p>
          </table:table-cell>
          <table:table-cell office:value-type="float" office:value="45610" calcext:value-type="float">
            <text:p>45610</text:p>
          </table:table-cell>
          <table:table-cell office:value-type="float" office:value="2046" calcext:value-type="float">
            <text:p>2046</text:p>
          </table:table-cell>
          <table:table-cell office:value-type="float" office:value="22693" calcext:value-type="float">
            <text:p>22693</text:p>
          </table:table-cell>
          <table:table-cell office:value-type="float" office:value="262232" calcext:value-type="float">
            <text:p>262232</text:p>
          </table:table-cell>
          <table:table-cell office:value-type="float" office:value="2004" calcext:value-type="float">
            <text:p>2004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7802" calcext:value-type="float">
            <text:p>37802</text:p>
          </table:table-cell>
          <table:table-cell office:value-type="float" office:value="145391" calcext:value-type="float">
            <text:p>145391</text:p>
          </table:table-cell>
          <table:table-cell office:value-type="float" office:value="17215" calcext:value-type="float">
            <text:p>17215</text:p>
          </table:table-cell>
          <table:table-cell office:value-type="float" office:value="11041" calcext:value-type="float">
            <text:p>11041</text:p>
          </table:table-cell>
          <table:table-cell office:value-type="float" office:value="45610" calcext:value-type="float">
            <text:p>45610</text:p>
          </table:table-cell>
          <table:table-cell office:value-type="float" office:value="2046" calcext:value-type="float">
            <text:p>2046</text:p>
          </table:table-cell>
          <table:table-cell office:value-type="float" office:value="10954" calcext:value-type="float">
            <text:p>10954</text:p>
          </table:table-cell>
          <table:table-cell office:value-type="float" office:value="262232" calcext:value-type="float">
            <text:p>262232</text:p>
          </table:table-cell>
          <table:table-cell office:value-type="float" office:value="2004" calcext:value-type="float">
            <text:p>2004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1815" calcext:value-type="float">
            <text:p>81815</text:p>
          </table:table-cell>
          <table:table-cell office:value-type="float" office:value="320466" calcext:value-type="float">
            <text:p>320466</text:p>
          </table:table-cell>
          <table:table-cell office:value-type="float" office:value="13282" calcext:value-type="float">
            <text:p>13282</text:p>
          </table:table-cell>
          <table:table-cell office:value-type="float" office:value="7108" calcext:value-type="float">
            <text:p>7108</text:p>
          </table:table-cell>
          <table:table-cell office:value-type="float" office:value="45610" calcext:value-type="float">
            <text:p>45610</text:p>
          </table:table-cell>
          <table:table-cell office:value-type="float" office:value="2046" calcext:value-type="float">
            <text:p>2046</text:p>
          </table:table-cell>
          <table:table-cell office:value-type="float" office:value="102581" calcext:value-type="float">
            <text:p>102581</text:p>
          </table:table-cell>
          <table:table-cell office:value-type="float" office:value="262232" calcext:value-type="float">
            <text:p>262232</text:p>
          </table:table-cell>
          <table:table-cell office:value-type="float" office:value="2004" calcext:value-type="float">
            <text:p>2004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6288" calcext:value-type="float">
            <text:p>56288</text:p>
          </table:table-cell>
          <table:table-cell office:value-type="float" office:value="214195" calcext:value-type="float">
            <text:p>214195</text:p>
          </table:table-cell>
          <table:table-cell office:value-type="float" office:value="15363" calcext:value-type="float">
            <text:p>15363</text:p>
          </table:table-cell>
          <table:table-cell office:value-type="float" office:value="9189" calcext:value-type="float">
            <text:p>9189</text:p>
          </table:table-cell>
          <table:table-cell office:value-type="float" office:value="45610" calcext:value-type="float">
            <text:p>45610</text:p>
          </table:table-cell>
          <table:table-cell office:value-type="float" office:value="2046" calcext:value-type="float">
            <text:p>2046</text:p>
          </table:table-cell>
          <table:table-cell office:value-type="float" office:value="32049" calcext:value-type="float">
            <text:p>32049</text:p>
          </table:table-cell>
          <table:table-cell office:value-type="float" office:value="262232" calcext:value-type="float">
            <text:p>262232</text:p>
          </table:table-cell>
          <table:table-cell office:value-type="float" office:value="2004" calcext:value-type="float">
            <text:p>2004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7872" calcext:value-type="float">
            <text:p>47872</text:p>
          </table:table-cell>
          <table:table-cell office:value-type="float" office:value="179602" calcext:value-type="float">
            <text:p>179602</text:p>
          </table:table-cell>
          <table:table-cell office:value-type="float" office:value="16289" calcext:value-type="float">
            <text:p>16289</text:p>
          </table:table-cell>
          <table:table-cell office:value-type="float" office:value="10115" calcext:value-type="float">
            <text:p>10115</text:p>
          </table:table-cell>
          <table:table-cell office:value-type="float" office:value="45610" calcext:value-type="float">
            <text:p>45610</text:p>
          </table:table-cell>
          <table:table-cell office:value-type="float" office:value="2046" calcext:value-type="float">
            <text:p>2046</text:p>
          </table:table-cell>
          <table:table-cell office:value-type="float" office:value="12652" calcext:value-type="float">
            <text:p>12652</text:p>
          </table:table-cell>
          <table:table-cell office:value-type="float" office:value="262232" calcext:value-type="float">
            <text:p>262232</text:p>
          </table:table-cell>
          <table:table-cell office:value-type="float" office:value="2004" calcext:value-type="float">
            <text:p>2004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3412" calcext:value-type="float">
            <text:p>43412</text:p>
          </table:table-cell>
          <table:table-cell office:value-type="float" office:value="166065" calcext:value-type="float">
            <text:p>166065</text:p>
          </table:table-cell>
          <table:table-cell office:value-type="float" office:value="16599" calcext:value-type="float">
            <text:p>16599</text:p>
          </table:table-cell>
          <table:table-cell office:value-type="float" office:value="10425" calcext:value-type="float">
            <text:p>10425</text:p>
          </table:table-cell>
          <table:table-cell office:value-type="float" office:value="45610" calcext:value-type="float">
            <text:p>45610</text:p>
          </table:table-cell>
          <table:table-cell office:value-type="float" office:value="2046" calcext:value-type="float">
            <text:p>2046</text:p>
          </table:table-cell>
          <table:table-cell office:value-type="float" office:value="5437" calcext:value-type="float">
            <text:p>5437</text:p>
          </table:table-cell>
          <table:table-cell office:value-type="float" office:value="262232" calcext:value-type="float">
            <text:p>262232</text:p>
          </table:table-cell>
          <table:table-cell office:value-type="float" office:value="2004" calcext:value-type="float">
            <text:p>2004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9979" calcext:value-type="float">
            <text:p>79979</text:p>
          </table:table-cell>
          <table:table-cell office:value-type="float" office:value="319257" calcext:value-type="float">
            <text:p>319257</text:p>
          </table:table-cell>
          <table:table-cell office:value-type="float" office:value="14722" calcext:value-type="float">
            <text:p>14722</text:p>
          </table:table-cell>
          <table:table-cell office:value-type="float" office:value="8548" calcext:value-type="float">
            <text:p>8548</text:p>
          </table:table-cell>
          <table:table-cell office:value-type="float" office:value="45610" calcext:value-type="float">
            <text:p>45610</text:p>
          </table:table-cell>
          <table:table-cell office:value-type="float" office:value="2046" calcext:value-type="float">
            <text:p>2046</text:p>
          </table:table-cell>
          <table:table-cell office:value-type="float" office:value="261677" calcext:value-type="float">
            <text:p>261677</text:p>
          </table:table-cell>
          <table:table-cell office:value-type="float" office:value="262232" calcext:value-type="float">
            <text:p>262232</text:p>
          </table:table-cell>
          <table:table-cell office:value-type="float" office:value="2004" calcext:value-type="float">
            <text:p>2004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0383" calcext:value-type="float">
            <text:p>50383</text:p>
          </table:table-cell>
          <table:table-cell office:value-type="float" office:value="192139" calcext:value-type="float">
            <text:p>192139</text:p>
          </table:table-cell>
          <table:table-cell office:value-type="float" office:value="16503" calcext:value-type="float">
            <text:p>16503</text:p>
          </table:table-cell>
          <table:table-cell office:value-type="float" office:value="10329" calcext:value-type="float">
            <text:p>10329</text:p>
          </table:table-cell>
          <table:table-cell office:value-type="float" office:value="45610" calcext:value-type="float">
            <text:p>45610</text:p>
          </table:table-cell>
          <table:table-cell office:value-type="float" office:value="2046" calcext:value-type="float">
            <text:p>2046</text:p>
          </table:table-cell>
          <table:table-cell office:value-type="float" office:value="59252" calcext:value-type="float">
            <text:p>59252</text:p>
          </table:table-cell>
          <table:table-cell office:value-type="float" office:value="262232" calcext:value-type="float">
            <text:p>262232</text:p>
          </table:table-cell>
          <table:table-cell office:value-type="float" office:value="2004" calcext:value-type="float">
            <text:p>2004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1260" calcext:value-type="float">
            <text:p>41260</text:p>
          </table:table-cell>
          <table:table-cell office:value-type="float" office:value="155474" calcext:value-type="float">
            <text:p>155474</text:p>
          </table:table-cell>
          <table:table-cell office:value-type="float" office:value="18275" calcext:value-type="float">
            <text:p>18275</text:p>
          </table:table-cell>
          <table:table-cell office:value-type="float" office:value="12101" calcext:value-type="float">
            <text:p>12101</text:p>
          </table:table-cell>
          <table:table-cell office:value-type="float" office:value="45610" calcext:value-type="float">
            <text:p>45610</text:p>
          </table:table-cell>
          <table:table-cell office:value-type="float" office:value="2046" calcext:value-type="float">
            <text:p>2046</text:p>
          </table:table-cell>
          <table:table-cell office:value-type="float" office:value="22395" calcext:value-type="float">
            <text:p>22395</text:p>
          </table:table-cell>
          <table:table-cell office:value-type="float" office:value="262232" calcext:value-type="float">
            <text:p>262232</text:p>
          </table:table-cell>
          <table:table-cell office:value-type="float" office:value="2004" calcext:value-type="float">
            <text:p>2004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7323" calcext:value-type="float">
            <text:p>37323</text:p>
          </table:table-cell>
          <table:table-cell office:value-type="float" office:value="143269" calcext:value-type="float">
            <text:p>143269</text:p>
          </table:table-cell>
          <table:table-cell office:value-type="float" office:value="19284" calcext:value-type="float">
            <text:p>19284</text:p>
          </table:table-cell>
          <table:table-cell office:value-type="float" office:value="13110" calcext:value-type="float">
            <text:p>13110</text:p>
          </table:table-cell>
          <table:table-cell office:value-type="float" office:value="45610" calcext:value-type="float">
            <text:p>45610</text:p>
          </table:table-cell>
          <table:table-cell office:value-type="float" office:value="2046" calcext:value-type="float">
            <text:p>2046</text:p>
          </table:table-cell>
          <table:table-cell office:value-type="float" office:value="10895" calcext:value-type="float">
            <text:p>10895</text:p>
          </table:table-cell>
          <table:table-cell office:value-type="float" office:value="262232" calcext:value-type="float">
            <text:p>262232</text:p>
          </table:table-cell>
          <table:table-cell office:value-type="float" office:value="2004" calcext:value-type="float">
            <text:p>2004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 table:number-rows-repeated="4">
          <table:table-cell table:number-columns-repeated="29"/>
        </table:table-row>
        <table:table-row table:style-name="ro1">
          <table:table-cell office:value-type="string" calcext:value-type="string">
            <text:p>Contexts</text:p>
          </table:table-cell>
          <table:table-cell office:value-type="string" calcext:value-type="string">
            <text:p><text:s/>Issue Width</text:p>
          </table:table-cell>
          <table:table-cell office:value-type="string" calcext:value-type="string">
            <text:p><text:s/>ALUs</text:p>
          </table:table-cell>
          <table:table-cell office:value-type="string" calcext:value-type="string">
            <text:p><text:s/>MULs</text:p>
          </table:table-cell>
          <table:table-cell office:value-type="string" calcext:value-type="string">
            <text:p><text:s/>LSUs</text:p>
          </table:table-cell>
          <table:table-cell office:value-type="string" calcext:value-type="string">
            <text:p><text:s/>Banks</text:p>
          </table:table-cell>
          <table:table-cell office:value-type="string" calcext:value-type="string">
            <text:p><text:s/>Cycles (10k)</text:p>
          </table:table-cell>
          <table:table-cell office:value-type="string" calcext:value-type="string">
            <text:p>Stalls (%)</text:p>
          </table:table-cell>
          <table:table-cell table:number-columns-repeated="12"/>
          <table:table-cell office:value-type="string" calcext:value-type="string">
            <text:p>Contexts</text:p>
          </table:table-cell>
          <table:table-cell office:value-type="string" calcext:value-type="string">
            <text:p><text:s/>Issue Width</text:p>
          </table:table-cell>
          <table:table-cell office:value-type="string" calcext:value-type="string">
            <text:p><text:s/>ALUs</text:p>
          </table:table-cell>
          <table:table-cell office:value-type="string" calcext:value-type="string">
            <text:p><text:s/>MULs</text:p>
          </table:table-cell>
          <table:table-cell office:value-type="string" calcext:value-type="string">
            <text:p><text:s/>LSUs</text:p>
          </table:table-cell>
          <table:table-cell office:value-type="string" calcext:value-type="string">
            <text:p><text:s/>Banks</text:p>
          </table:table-cell>
          <table:table-cell office:value-type="string" calcext:value-type="string">
            <text:p><text:s/>Cycles</text:p>
          </table:table-cell>
          <table:table-cell office:value-type="string" calcext:value-type="string">
            <text:p>Contexts</text:p>
          </table:table-cell>
          <table:table-cell office:value-type="string" calcext:value-type="string">
            <text:p><text:s/>Total Cycles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[.G2]/10000" office:value-type="float" office:value="18.7075" calcext:value-type="float">
            <text:p>18.7075</text:p>
          </table:table-cell>
          <table:table-cell table:formula="of:=100*[.I2]/[.H2]" office:value-type="float" office:value="6.0943471869571" calcext:value-type="float">
            <text:p>6.094347187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G268]*10000" office:value-type="float" office:value="138177" calcext:value-type="float">
            <text:p>138177</text:p>
          </table:table-cell>
          <table:table-cell office:value-type="float" office:value="1" calcext:value-type="float">
            <text:p>1</text:p>
          </table:table-cell>
          <table:table-cell table:formula="of:=[.AA247]" office:value-type="float" office:value="138177" calcext:value-type="float">
            <text:p>13817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[.G3]/10000" office:value-type="float" office:value="17.3656" calcext:value-type="float">
            <text:p>17.3656</text:p>
          </table:table-cell>
          <table:table-cell table:formula="of:=100*[.I3]/[.H3]" office:value-type="float" office:value="10.0543603445893" calcext:value-type="float">
            <text:p>10.0543603446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G315]*10000" office:value-type="float" office:value="72366" calcext:value-type="float">
            <text:p>72366</text:p>
          </table:table-cell>
          <table:table-cell office:value-type="float" office:value="2" calcext:value-type="float">
            <text:p>2</text:p>
          </table:table-cell>
          <table:table-cell table:formula="of:=[.AA248]" office:value-type="float" office:value="72366" calcext:value-type="float">
            <text:p>7236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4]/10000" office:value-type="float" office:value="21.2591" calcext:value-type="float">
            <text:p>21.2591</text:p>
          </table:table-cell>
          <table:table-cell table:formula="of:=100*[.I4]/[.H4]" office:value-type="float" office:value="9.66033369239526" calcext:value-type="float">
            <text:p>9.6603336924</text:p>
          </table:table-cell>
          <table:table-cell table:number-columns-repeated="12"/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G383]*10000" office:value-type="float" office:value="40230" calcext:value-type="float">
            <text:p>40230</text:p>
          </table:table-cell>
          <table:table-cell office:value-type="float" office:value="4" calcext:value-type="float">
            <text:p>4</text:p>
          </table:table-cell>
          <table:table-cell table:formula="of:=[.AA249]" office:value-type="float" office:value="40230" calcext:value-type="float">
            <text:p>4023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G5]/10000" office:value-type="float" office:value="16.3433" calcext:value-type="float">
            <text:p>16.3433</text:p>
          </table:table-cell>
          <table:table-cell table:formula="of:=100*[.I5]/[.H5]" office:value-type="float" office:value="17.5796809701835" calcext:value-type="float">
            <text:p>17.5796809702</text:p>
          </table:table-cell>
          <table:table-cell table:number-columns-repeated="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6]/10000" office:value-type="float" office:value="17.2632" calcext:value-type="float">
            <text:p>17.2632</text:p>
          </table:table-cell>
          <table:table-cell table:formula="of:=100*[.I6]/[.H6]" office:value-type="float" office:value="11.9004587793688" calcext:value-type="float">
            <text:p>11.9004587794</text:p>
          </table:table-cell>
          <table:table-cell table:number-columns-repeated="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7]/10000" office:value-type="float" office:value="21.1567" calcext:value-type="float">
            <text:p>21.1567</text:p>
          </table:table-cell>
          <table:table-cell table:formula="of:=100*[.I7]/[.H7]" office:value-type="float" office:value="11.1647846781398" calcext:value-type="float">
            <text:p>11.1647846781</text:p>
          </table:table-cell>
          <table:table-cell table:number-columns-repeated="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G8]/10000" office:value-type="float" office:value="16.2409" calcext:value-type="float">
            <text:p>16.2409</text:p>
          </table:table-cell>
          <table:table-cell table:formula="of:=100*[.I8]/[.H8]" office:value-type="float" office:value="19.5894316201688" calcext:value-type="float">
            <text:p>19.5894316202</text:p>
          </table:table-cell>
          <table:table-cell table:number-columns-repeated="2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G9]/10000" office:value-type="float" office:value="17.2276" calcext:value-type="float">
            <text:p>17.2276</text:p>
          </table:table-cell>
          <table:table-cell table:formula="of:=100*[.I9]/[.H9]" office:value-type="float" office:value="13.3460261440944" calcext:value-type="float">
            <text:p>13.3460261441</text:p>
          </table:table-cell>
          <table:table-cell table:number-columns-repeated="2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10]/10000" office:value-type="float" office:value="21.3386" calcext:value-type="float">
            <text:p>21.3386</text:p>
          </table:table-cell>
          <table:table-cell table:formula="of:=100*[.I10]/[.H10]" office:value-type="float" office:value="11.7983372854826" calcext:value-type="float">
            <text:p>11.7983372855</text:p>
          </table:table-cell>
          <table:table-cell table:number-columns-repeated="2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G11]/10000" office:value-type="float" office:value="15.8084" calcext:value-type="float">
            <text:p>15.8084</text:p>
          </table:table-cell>
          <table:table-cell table:formula="of:=100*[.I11]/[.H11]" office:value-type="float" office:value="18.5180030869664" calcext:value-type="float">
            <text:p>18.518003087</text:p>
          </table:table-cell>
          <table:table-cell table:number-columns-repeated="2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12]/10000" office:value-type="float" office:value="16.9192" calcext:value-type="float">
            <text:p>16.9192</text:p>
          </table:table-cell>
          <table:table-cell table:formula="of:=100*[.I12]/[.H12]" office:value-type="float" office:value="14.1945245638092" calcext:value-type="float">
            <text:p>14.1945245638</text:p>
          </table:table-cell>
          <table:table-cell table:number-columns-repeated="2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13]/10000" office:value-type="float" office:value="21.2362" calcext:value-type="float">
            <text:p>21.2362</text:p>
          </table:table-cell>
          <table:table-cell table:formula="of:=100*[.I13]/[.H13]" office:value-type="float" office:value="13.307465554101" calcext:value-type="float">
            <text:p>13.3074655541</text:p>
          </table:table-cell>
          <table:table-cell table:number-columns-repeated="2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formula="of:=[.G14]/10000" office:value-type="float" office:value="15.706" calcext:value-type="float">
            <text:p>15.706</text:p>
          </table:table-cell>
          <table:table-cell table:formula="of:=100*[.I14]/[.H14]" office:value-type="float" office:value="20.6023175856361" calcext:value-type="float">
            <text:p>20.6023175856</text:p>
          </table:table-cell>
          <table:table-cell table:number-columns-repeated="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G15]/10000" office:value-type="float" office:value="16.0827" calcext:value-type="float">
            <text:p>16.0827</text:p>
          </table:table-cell>
          <table:table-cell table:formula="of:=100*[.I15]/[.H15]" office:value-type="float" office:value="9.72908777754979" calcext:value-type="float">
            <text:p>9.7290877775</text:p>
          </table:table-cell>
          <table:table-cell table:number-columns-repeated="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16]/10000" office:value-type="float" office:value="20.3842" calcext:value-type="float">
            <text:p>20.3842</text:p>
          </table:table-cell>
          <table:table-cell table:formula="of:=100*[.I16]/[.H16]" office:value-type="float" office:value="9.181621059448" calcext:value-type="float">
            <text:p>9.1816210594</text:p>
          </table:table-cell>
          <table:table-cell table:number-columns-repeated="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G17]/10000" office:value-type="float" office:value="14.8541" calcext:value-type="float">
            <text:p>14.8541</text:p>
          </table:table-cell>
          <table:table-cell table:formula="of:=100*[.I17]/[.H17]" office:value-type="float" office:value="19.4942810402515" calcext:value-type="float">
            <text:p>19.4942810403</text:p>
          </table:table-cell>
          <table:table-cell table:number-columns-repeated="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18]/10000" office:value-type="float" office:value="15.7739" calcext:value-type="float">
            <text:p>15.7739</text:p>
          </table:table-cell>
          <table:table-cell table:formula="of:=100*[.I18]/[.H18]" office:value-type="float" office:value="10.5687242850532" calcext:value-type="float">
            <text:p>10.5687242851</text:p>
          </table:table-cell>
          <table:table-cell table:number-columns-repeated="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19]/10000" office:value-type="float" office:value="20.0754" calcext:value-type="float">
            <text:p>20.0754</text:p>
          </table:table-cell>
          <table:table-cell table:formula="of:=100*[.I19]/[.H19]" office:value-type="float" office:value="9.83292985444873" calcext:value-type="float">
            <text:p>9.8329298544</text:p>
          </table:table-cell>
          <table:table-cell table:number-columns-repeated="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table:formula="of:=[.G20]/10000" office:value-type="float" office:value="14.5453" calcext:value-type="float">
            <text:p>14.5453</text:p>
          </table:table-cell>
          <table:table-cell table:formula="of:=100*[.I20]/[.H20]" office:value-type="float" office:value="20.6121565041629" calcext:value-type="float">
            <text:p>20.6121565042</text:p>
          </table:table-cell>
          <table:table-cell table:number-columns-repeated="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G21]/10000" office:value-type="float" office:value="15.6603" calcext:value-type="float">
            <text:p>15.6603</text:p>
          </table:table-cell>
          <table:table-cell table:formula="of:=100*[.I21]/[.H21]" office:value-type="float" office:value="8.73227205098242" calcext:value-type="float">
            <text:p>8.732272051</text:p>
          </table:table-cell>
          <table:table-cell table:number-columns-repeated="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22]/10000" office:value-type="float" office:value="19.8598" calcext:value-type="float">
            <text:p>19.8598</text:p>
          </table:table-cell>
          <table:table-cell table:formula="of:=100*[.I22]/[.H22]" office:value-type="float" office:value="6.88627277213265" calcext:value-type="float">
            <text:p>6.8862727721</text:p>
          </table:table-cell>
          <table:table-cell table:number-columns-repeated="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G23]/10000" office:value-type="float" office:value="13.8177" calcext:value-type="float">
            <text:p>13.8177</text:p>
          </table:table-cell>
          <table:table-cell table:formula="of:=100*[.I23]/[.H23]" office:value-type="float" office:value="13.6035664401456" calcext:value-type="float">
            <text:p>13.6035664401</text:p>
          </table:table-cell>
          <table:table-cell table:number-columns-repeated="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24]/10000" office:value-type="float" office:value="15.4539" calcext:value-type="float">
            <text:p>15.4539</text:p>
          </table:table-cell>
          <table:table-cell table:formula="of:=100*[.I24]/[.H24]" office:value-type="float" office:value="10.1741308019335" calcext:value-type="float">
            <text:p>10.1741308019</text:p>
          </table:table-cell>
          <table:table-cell table:number-columns-repeated="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25]/10000" office:value-type="float" office:value="19.6534" calcext:value-type="float">
            <text:p>19.6534</text:p>
          </table:table-cell>
          <table:table-cell table:formula="of:=100*[.I25]/[.H25]" office:value-type="float" office:value="8.00065128680025" calcext:value-type="float">
            <text:p>8.0006512868</text:p>
          </table:table-cell>
          <table:table-cell table:number-columns-repeated="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G26]/10000" office:value-type="float" office:value="13.6113" calcext:value-type="float">
            <text:p>13.6113</text:p>
          </table:table-cell>
          <table:table-cell table:formula="of:=100*[.I26]/[.H26]" office:value-type="float" office:value="15.3144813500547" calcext:value-type="float">
            <text:p>15.3144813501</text:p>
          </table:table-cell>
          <table:table-cell table:number-columns-repeated="2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G27]/10000" office:value-type="float" office:value="15.7495" calcext:value-type="float">
            <text:p>15.7495</text:p>
          </table:table-cell>
          <table:table-cell table:formula="of:=100*[.I27]/[.H27]" office:value-type="float" office:value="9.33299469824439" calcext:value-type="float">
            <text:p>9.3329946982</text:p>
          </table:table-cell>
          <table:table-cell table:number-columns-repeated="2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28]/10000" office:value-type="float" office:value="19.6418" calcext:value-type="float">
            <text:p>19.6418</text:p>
          </table:table-cell>
          <table:table-cell table:formula="of:=100*[.I28]/[.H28]" office:value-type="float" office:value="6.44136484436253" calcext:value-type="float">
            <text:p>6.4413648444</text:p>
          </table:table-cell>
          <table:table-cell table:number-columns-repeated="2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G29]/10000" office:value-type="float" office:value="13.5997" calcext:value-type="float">
            <text:p>13.5997</text:p>
          </table:table-cell>
          <table:table-cell table:formula="of:=100*[.I29]/[.H29]" office:value-type="float" office:value="13.0686706324404" calcext:value-type="float">
            <text:p>13.0686706324</text:p>
          </table:table-cell>
          <table:table-cell table:number-columns-repeated="2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30]/10000" office:value-type="float" office:value="15.5431" calcext:value-type="float">
            <text:p>15.5431</text:p>
          </table:table-cell>
          <table:table-cell table:formula="of:=100*[.I30]/[.H30]" office:value-type="float" office:value="10.7745559122698" calcext:value-type="float">
            <text:p>10.7745559123</text:p>
          </table:table-cell>
          <table:table-cell table:number-columns-repeated="2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31]/10000" office:value-type="float" office:value="19.4354" calcext:value-type="float">
            <text:p>19.4354</text:p>
          </table:table-cell>
          <table:table-cell table:formula="of:=100*[.I31]/[.H31]" office:value-type="float" office:value="7.56351811642673" calcext:value-type="float">
            <text:p>7.5635181164</text:p>
          </table:table-cell>
          <table:table-cell table:number-columns-repeated="2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G32]/10000" office:value-type="float" office:value="13.3933" calcext:value-type="float">
            <text:p>13.3933</text:p>
          </table:table-cell>
          <table:table-cell table:formula="of:=100*[.I32]/[.H32]" office:value-type="float" office:value="14.7991906400962" calcext:value-type="float">
            <text:p>14.7991906401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Contexts</text:p>
          </table:table-cell>
          <table:table-cell office:value-type="string" calcext:value-type="string">
            <text:p><text:s/>Issue Width</text:p>
          </table:table-cell>
          <table:table-cell office:value-type="string" calcext:value-type="string">
            <text:p><text:s/>ALUs</text:p>
          </table:table-cell>
          <table:table-cell office:value-type="string" calcext:value-type="string">
            <text:p><text:s/>MULs</text:p>
          </table:table-cell>
          <table:table-cell office:value-type="string" calcext:value-type="string">
            <text:p><text:s/>LSUs</text:p>
          </table:table-cell>
          <table:table-cell office:value-type="string" calcext:value-type="string">
            <text:p><text:s/>Banks</text:p>
          </table:table-cell>
          <table:table-cell office:value-type="string" calcext:value-type="string">
            <text:p><text:s/>Cycles (10k)</text:p>
          </table:table-cell>
          <table:table-cell office:value-type="string" calcext:value-type="string">
            <text:p>Stalls (%)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[.G33]/10000" office:value-type="float" office:value="12.002" calcext:value-type="float">
            <text:p>12.002</text:p>
          </table:table-cell>
          <table:table-cell table:formula="of:=100*[.I33]/[.H33]" office:value-type="float" office:value="4.7264070104642" calcext:value-type="float">
            <text:p>4.7264070105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34]/10000" office:value-type="float" office:value="9.8551" calcext:value-type="float">
            <text:p>9.8551</text:p>
          </table:table-cell>
          <table:table-cell table:formula="of:=100*[.I34]/[.H34]" office:value-type="float" office:value="5.66331940372981" calcext:value-type="float">
            <text:p>5.6633194037</text:p>
          </table:table-cell>
          <table:table-cell table:number-columns-repeated="21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[.G35]/10000" office:value-type="float" office:value="11.1571" calcext:value-type="float">
            <text:p>11.1571</text:p>
          </table:table-cell>
          <table:table-cell table:formula="of:=100*[.I35]/[.H35]" office:value-type="float" office:value="7.69527864652022" calcext:value-type="float">
            <text:p>7.6952786465</text:p>
          </table:table-cell>
          <table:table-cell table:number-columns-repeated="21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36]/10000" office:value-type="float" office:value="9.5163" calcext:value-type="float">
            <text:p>9.5163</text:p>
          </table:table-cell>
          <table:table-cell table:formula="of:=100*[.I36]/[.H36]" office:value-type="float" office:value="9.4659914519129" calcext:value-type="float">
            <text:p>9.4659914519</text:p>
          </table:table-cell>
          <table:table-cell table:number-columns-repeated="21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37]/10000" office:value-type="float" office:value="11.8548" calcext:value-type="float">
            <text:p>11.8548</text:p>
          </table:table-cell>
          <table:table-cell table:formula="of:=100*[.I37]/[.H37]" office:value-type="float" office:value="8.78927144043065" calcext:value-type="float">
            <text:p>8.7892714404</text:p>
          </table:table-cell>
          <table:table-cell table:number-columns-repeated="21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G38]/10000" office:value-type="float" office:value="9.1036" calcext:value-type="float">
            <text:p>9.1036</text:p>
          </table:table-cell>
          <table:table-cell table:formula="of:=100*[.I38]/[.H38]" office:value-type="float" office:value="15.8516125023302" calcext:value-type="float">
            <text:p>15.8516125023</text:p>
          </table:table-cell>
          <table:table-cell table:number-columns-repeated="21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G39]/10000" office:value-type="float" office:value="8.4618" calcext:value-type="float">
            <text:p>8.4618</text:p>
          </table:table-cell>
          <table:table-cell table:formula="of:=100*[.I39]/[.H39]" office:value-type="float" office:value="17.0742990345391" calcext:value-type="float">
            <text:p>17.0742990345</text:p>
          </table:table-cell>
          <table:table-cell table:number-columns-repeated="21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40]/10000" office:value-type="float" office:value="11.1492" calcext:value-type="float">
            <text:p>11.1492</text:p>
          </table:table-cell>
          <table:table-cell table:formula="of:=100*[.I40]/[.H40]" office:value-type="float" office:value="9.18769567349402" calcext:value-type="float">
            <text:p>9.1876956735</text:p>
          </table:table-cell>
          <table:table-cell table:number-columns-repeated="21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41]/10000" office:value-type="float" office:value="9.4565" calcext:value-type="float">
            <text:p>9.4565</text:p>
          </table:table-cell>
          <table:table-cell table:formula="of:=100*[.I41]/[.H41]" office:value-type="float" office:value="11.2278861811056" calcext:value-type="float">
            <text:p>11.2278861811</text:p>
          </table:table-cell>
          <table:table-cell table:number-columns-repeated="21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42]/10000" office:value-type="float" office:value="11.7271" calcext:value-type="float">
            <text:p>11.7271</text:p>
          </table:table-cell>
          <table:table-cell table:formula="of:=100*[.I42]/[.H42]" office:value-type="float" office:value="10.1488997912138" calcext:value-type="float">
            <text:p>10.1488997912</text:p>
          </table:table-cell>
          <table:table-cell table:number-columns-repeated="21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G43]/10000" office:value-type="float" office:value="9.0868" calcext:value-type="float">
            <text:p>9.0868</text:p>
          </table:table-cell>
          <table:table-cell table:formula="of:=100*[.I43]/[.H43]" office:value-type="float" office:value="17.5883947724404" calcext:value-type="float">
            <text:p>17.5883947724</text:p>
          </table:table-cell>
          <table:table-cell table:number-columns-repeated="21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G44]/10000" office:value-type="float" office:value="8.4134" calcext:value-type="float">
            <text:p>8.4134</text:p>
          </table:table-cell>
          <table:table-cell table:formula="of:=100*[.I44]/[.H44]" office:value-type="float" office:value="19.0444255134038" calcext:value-type="float">
            <text:p>19.0444255134</text:p>
          </table:table-cell>
          <table:table-cell table:number-columns-repeated="21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G45]/10000" office:value-type="float" office:value="11.309" calcext:value-type="float">
            <text:p>11.309</text:p>
          </table:table-cell>
          <table:table-cell table:formula="of:=100*[.I45]/[.H45]" office:value-type="float" office:value="9.32518799518087" calcext:value-type="float">
            <text:p>9.3251879952</text:p>
          </table:table-cell>
          <table:table-cell table:number-columns-repeated="21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46]/10000" office:value-type="float" office:value="9.4085" calcext:value-type="float">
            <text:p>9.4085</text:p>
          </table:table-cell>
          <table:table-cell table:formula="of:=100*[.I46]/[.H46]" office:value-type="float" office:value="12.618432863111" calcext:value-type="float">
            <text:p>12.6184328631</text:p>
          </table:table-cell>
          <table:table-cell table:number-columns-repeated="21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47]/10000" office:value-type="float" office:value="11.7976" calcext:value-type="float">
            <text:p>11.7976</text:p>
          </table:table-cell>
          <table:table-cell table:formula="of:=100*[.I47]/[.H47]" office:value-type="float" office:value="10.7048864588161" calcext:value-type="float">
            <text:p>10.7048864588</text:p>
          </table:table-cell>
          <table:table-cell table:number-columns-repeated="21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G48]/10000" office:value-type="float" office:value="8.7637" calcext:value-type="float">
            <text:p>8.7637</text:p>
          </table:table-cell>
          <table:table-cell table:formula="of:=100*[.I48]/[.H48]" office:value-type="float" office:value="16.878192637843" calcext:value-type="float">
            <text:p>16.8781926378</text:p>
          </table:table-cell>
          <table:table-cell table:number-columns-repeated="21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G49]/10000" office:value-type="float" office:value="8.2736" calcext:value-type="float">
            <text:p>8.2736</text:p>
          </table:table-cell>
          <table:table-cell table:formula="of:=100*[.I49]/[.H49]" office:value-type="float" office:value="17.8850668194673" calcext:value-type="float">
            <text:p>17.8850668195</text:p>
          </table:table-cell>
          <table:table-cell table:number-columns-repeated="21"/>
        </table:table-row>
        <table:table-row table:style-name="ro1"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50]/10000" office:value-type="float" office:value="11.1399" calcext:value-type="float">
            <text:p>11.1399</text:p>
          </table:table-cell>
          <table:table-cell table:formula="of:=100*[.I50]/[.H50]" office:value-type="float" office:value="9.94004245666829" calcext:value-type="float">
            <text:p>9.9400424567</text:p>
          </table:table-cell>
          <table:table-cell table:number-columns-repeated="21"/>
        </table:table-row>
        <table:table-row table:style-name="ro1"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51]/10000" office:value-type="float" office:value="9.2744" calcext:value-type="float">
            <text:p>9.2744</text:p>
          </table:table-cell>
          <table:table-cell table:formula="of:=100*[.I51]/[.H51]" office:value-type="float" office:value="13.3682735015791" calcext:value-type="float">
            <text:p>13.3682735016</text:p>
          </table:table-cell>
          <table:table-cell table:number-columns-repeated="21"/>
        </table:table-row>
        <table:table-row table:style-name="ro1">
          <table:table-cell table:number-columns-repeated="5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52]/10000" office:value-type="float" office:value="11.8022" calcext:value-type="float">
            <text:p>11.8022</text:p>
          </table:table-cell>
          <table:table-cell table:formula="of:=100*[.I52]/[.H52]" office:value-type="float" office:value="12.0228528644781" calcext:value-type="float">
            <text:p>12.0228528645</text:p>
          </table:table-cell>
          <table:table-cell table:number-columns-repeated="21"/>
        </table:table-row>
        <table:table-row table:style-name="ro1">
          <table:table-cell table:number-columns-repeated="6" office:value-type="float" office:value="2" calcext:value-type="float">
            <text:p>2</text:p>
          </table:table-cell>
          <table:table-cell table:formula="of:=[.G53]/10000" office:value-type="float" office:value="8.6817" calcext:value-type="float">
            <text:p>8.6817</text:p>
          </table:table-cell>
          <table:table-cell table:formula="of:=100*[.I53]/[.H53]" office:value-type="float" office:value="18.8024218837003" calcext:value-type="float">
            <text:p>18.8024218837</text:p>
          </table:table-cell>
          <table:table-cell table:number-columns-repeated="21"/>
        </table:table-row>
        <table:table-row table:style-name="ro1">
          <table:table-cell table:number-columns-repeated="5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G54]/10000" office:value-type="float" office:value="8.2153" calcext:value-type="float">
            <text:p>8.2153</text:p>
          </table:table-cell>
          <table:table-cell table:formula="of:=100*[.I54]/[.H54]" office:value-type="float" office:value="19.9000904887633" calcext:value-type="float">
            <text:p>19.9000904888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G55]/10000" office:value-type="float" office:value="10.6444" calcext:value-type="float">
            <text:p>10.6444</text:p>
          </table:table-cell>
          <table:table-cell table:formula="of:=100*[.I55]/[.H55]" office:value-type="float" office:value="7.236868030106" calcext:value-type="float">
            <text:p>7.2368680301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56]/10000" office:value-type="float" office:value="8.6588" calcext:value-type="float">
            <text:p>8.6588</text:p>
          </table:table-cell>
          <table:table-cell table:formula="of:=100*[.I56]/[.H56]" office:value-type="float" office:value="9.2312102823833" calcext:value-type="float">
            <text:p>9.2312102824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57]/10000" office:value-type="float" office:value="11.1152" calcext:value-type="float">
            <text:p>11.1152</text:p>
          </table:table-cell>
          <table:table-cell table:formula="of:=100*[.I57]/[.H57]" office:value-type="float" office:value="8.42007719228797" calcext:value-type="float">
            <text:p>8.4200771923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G58]/10000" office:value-type="float" office:value="8.3191" calcext:value-type="float">
            <text:p>8.3191</text:p>
          </table:table-cell>
          <table:table-cell table:formula="of:=100*[.I58]/[.H58]" office:value-type="float" office:value="16.9751333465034" calcext:value-type="float">
            <text:p>16.9751333465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G59]/10000" office:value-type="float" office:value="7.7005" calcext:value-type="float">
            <text:p>7.7005</text:p>
          </table:table-cell>
          <table:table-cell table:formula="of:=100*[.I59]/[.H59]" office:value-type="float" office:value="18.8868938383745" calcext:value-type="float">
            <text:p>18.8868938384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60]/10000" office:value-type="float" office:value="10.5187" calcext:value-type="float">
            <text:p>10.5187</text:p>
          </table:table-cell>
          <table:table-cell table:formula="of:=100*[.I60]/[.H60]" office:value-type="float" office:value="7.91374087327135" calcext:value-type="float">
            <text:p>7.9137408733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61]/10000" office:value-type="float" office:value="8.4908" calcext:value-type="float">
            <text:p>8.4908</text:p>
          </table:table-cell>
          <table:table-cell table:formula="of:=100*[.I61]/[.H61]" office:value-type="float" office:value="10.0583356675719" calcext:value-type="float">
            <text:p>10.0583356676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62]/10000" office:value-type="float" office:value="10.9608" calcext:value-type="float">
            <text:p>10.9608</text:p>
          </table:table-cell>
          <table:table-cell table:formula="of:=100*[.I62]/[.H62]" office:value-type="float" office:value="9.00581167261215" calcext:value-type="float">
            <text:p>9.0058116726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table:formula="of:=[.G63]/10000" office:value-type="float" office:value="8.2528" calcext:value-type="float">
            <text:p>8.2528</text:p>
          </table:table-cell>
          <table:table-cell table:formula="of:=100*[.I63]/[.H63]" office:value-type="float" office:value="17.8818610166318" calcext:value-type="float">
            <text:p>17.8818610166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G64]/10000" office:value-type="float" office:value="7.4286" calcext:value-type="float">
            <text:p>7.4286</text:p>
          </table:table-cell>
          <table:table-cell table:formula="of:=100*[.I64]/[.H64]" office:value-type="float" office:value="20.1679133577924" calcext:value-type="float">
            <text:p>20.1679133578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G65]/10000" office:value-type="float" office:value="10.4117" calcext:value-type="float">
            <text:p>10.4117</text:p>
          </table:table-cell>
          <table:table-cell table:formula="of:=100*[.I65]/[.H65]" office:value-type="float" office:value="6.49147396625246" calcext:value-type="float">
            <text:p>6.4914739663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66]/10000" office:value-type="float" office:value="8.2954" calcext:value-type="float">
            <text:p>8.2954</text:p>
          </table:table-cell>
          <table:table-cell table:formula="of:=100*[.I66]/[.H66]" office:value-type="float" office:value="8.36615509982344" calcext:value-type="float">
            <text:p>8.3661550998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67]/10000" office:value-type="float" office:value="10.752" calcext:value-type="float">
            <text:p>10.752</text:p>
          </table:table-cell>
          <table:table-cell table:formula="of:=100*[.I67]/[.H67]" office:value-type="float" office:value="6.3628370866226" calcext:value-type="float">
            <text:p>6.3628370866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G68]/10000" office:value-type="float" office:value="7.9079" calcext:value-type="float">
            <text:p>7.9079</text:p>
          </table:table-cell>
          <table:table-cell table:formula="of:=100*[.I68]/[.H68]" office:value-type="float" office:value="11.3570834220253" calcext:value-type="float">
            <text:p>11.357083422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G69]/10000" office:value-type="float" office:value="7.2366" calcext:value-type="float">
            <text:p>7.2366</text:p>
          </table:table-cell>
          <table:table-cell table:formula="of:=100*[.I69]/[.H69]" office:value-type="float" office:value="13.0465003615837" calcext:value-type="float">
            <text:p>13.0465003616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70]/10000" office:value-type="float" office:value="10.3129" calcext:value-type="float">
            <text:p>10.3129</text:p>
          </table:table-cell>
          <table:table-cell table:formula="of:=100*[.I70]/[.H70]" office:value-type="float" office:value="7.59297417328505" calcext:value-type="float">
            <text:p>7.5929741733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71]/10000" office:value-type="float" office:value="8.3133" calcext:value-type="float">
            <text:p>8.3133</text:p>
          </table:table-cell>
          <table:table-cell table:formula="of:=100*[.I71]/[.H71]" office:value-type="float" office:value="9.68262339838054" calcext:value-type="float">
            <text:p>9.6826233984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72]/10000" office:value-type="float" office:value="10.7978" calcext:value-type="float">
            <text:p>10.7978</text:p>
          </table:table-cell>
          <table:table-cell table:formula="of:=100*[.I72]/[.H72]" office:value-type="float" office:value="7.2849062634629" calcext:value-type="float">
            <text:p>7.2849062635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G73]/10000" office:value-type="float" office:value="7.7653" calcext:value-type="float">
            <text:p>7.7653</text:p>
          </table:table-cell>
          <table:table-cell table:formula="of:=100*[.I73]/[.H73]" office:value-type="float" office:value="12.9079290438255" calcext:value-type="float">
            <text:p>12.9079290438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G74]/10000" office:value-type="float" office:value="7.1611" calcext:value-type="float">
            <text:p>7.1611</text:p>
          </table:table-cell>
          <table:table-cell table:formula="of:=100*[.I74]/[.H74]" office:value-type="float" office:value="14.687104526" calcext:value-type="float">
            <text:p>14.687104526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G75]/10000" office:value-type="float" office:value="10.2904" calcext:value-type="float">
            <text:p>10.2904</text:p>
          </table:table-cell>
          <table:table-cell table:formula="of:=100*[.I75]/[.H75]" office:value-type="float" office:value="7.0909876158814" calcext:value-type="float">
            <text:p>7.0909876159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76]/10000" office:value-type="float" office:value="8.3416" calcext:value-type="float">
            <text:p>8.3416</text:p>
          </table:table-cell>
          <table:table-cell table:formula="of:=100*[.I76]/[.H76]" office:value-type="float" office:value="8.97435897435897" calcext:value-type="float">
            <text:p>8.9743589744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77]/10000" office:value-type="float" office:value="10.6603" calcext:value-type="float">
            <text:p>10.6603</text:p>
          </table:table-cell>
          <table:table-cell table:formula="of:=100*[.I77]/[.H77]" office:value-type="float" office:value="5.93694285446186" calcext:value-type="float">
            <text:p>5.9369428545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G78]/10000" office:value-type="float" office:value="7.6739" calcext:value-type="float">
            <text:p>7.6739</text:p>
          </table:table-cell>
          <table:table-cell table:formula="of:=100*[.I78]/[.H78]" office:value-type="float" office:value="11.0628141708556" calcext:value-type="float">
            <text:p>11.0628141709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G79]/10000" office:value-type="float" office:value="7.1219" calcext:value-type="float">
            <text:p>7.1219</text:p>
          </table:table-cell>
          <table:table-cell table:formula="of:=100*[.I79]/[.H79]" office:value-type="float" office:value="12.5113327289211" calcext:value-type="float">
            <text:p>12.5113327289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80]/10000" office:value-type="float" office:value="10.1781" calcext:value-type="float">
            <text:p>10.1781</text:p>
          </table:table-cell>
          <table:table-cell table:formula="of:=100*[.I80]/[.H80]" office:value-type="float" office:value="8.18668398765376" calcext:value-type="float">
            <text:p>8.1866839877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81]/10000" office:value-type="float" office:value="8.2254" calcext:value-type="float">
            <text:p>8.2254</text:p>
          </table:table-cell>
          <table:table-cell table:formula="of:=100*[.I81]/[.H81]" office:value-type="float" office:value="10.3776286464883" calcext:value-type="float">
            <text:p>10.3776286465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82]/10000" office:value-type="float" office:value="10.6707" calcext:value-type="float">
            <text:p>10.6707</text:p>
          </table:table-cell>
          <table:table-cell table:formula="of:=100*[.I82]/[.H82]" office:value-type="float" office:value="6.8947082106211" calcext:value-type="float">
            <text:p>6.8947082106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G83]/10000" office:value-type="float" office:value="7.5976" calcext:value-type="float">
            <text:p>7.5976</text:p>
          </table:table-cell>
          <table:table-cell table:formula="of:=100*[.I83]/[.H83]" office:value-type="float" office:value="12.5922437859473" calcext:value-type="float">
            <text:p>12.5922437859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G84]/10000" office:value-type="float" office:value="7.0605" calcext:value-type="float">
            <text:p>7.0605</text:p>
          </table:table-cell>
          <table:table-cell table:formula="of:=100*[.I84]/[.H84]" office:value-type="float" office:value="14.1547920433996" calcext:value-type="float">
            <text:p>14.1547920434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Contexts</text:p>
          </table:table-cell>
          <table:table-cell office:value-type="string" calcext:value-type="string">
            <text:p><text:s/>Issue Width</text:p>
          </table:table-cell>
          <table:table-cell office:value-type="string" calcext:value-type="string">
            <text:p><text:s/>ALUs</text:p>
          </table:table-cell>
          <table:table-cell office:value-type="string" calcext:value-type="string">
            <text:p><text:s/>MULs</text:p>
          </table:table-cell>
          <table:table-cell office:value-type="string" calcext:value-type="string">
            <text:p><text:s/>LSUs</text:p>
          </table:table-cell>
          <table:table-cell office:value-type="string" calcext:value-type="string">
            <text:p><text:s/>Banks</text:p>
          </table:table-cell>
          <table:table-cell office:value-type="string" calcext:value-type="string">
            <text:p><text:s/>Cycles (10k)</text:p>
          </table:table-cell>
          <table:table-cell office:value-type="string" calcext:value-type="string">
            <text:p>Stalls (%)</text:p>
          </table:table-cell>
          <table:table-cell table:number-columns-repeated="21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[.G85]/10000" office:value-type="float" office:value="8.5992" calcext:value-type="float">
            <text:p>8.5992</text:p>
          </table:table-cell>
          <table:table-cell table:formula="of:=100*[.I85]/[.H85]" office:value-type="float" office:value="2.83948739513341" calcext:value-type="float">
            <text:p>2.8394873951</text:p>
          </table:table-cell>
          <table:table-cell table:number-columns-repeated="21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86]/10000" office:value-type="float" office:value="6.223" calcext:value-type="float">
            <text:p>6.223</text:p>
          </table:table-cell>
          <table:table-cell table:formula="of:=100*[.I86]/[.H86]" office:value-type="float" office:value="4.29517654423334" calcext:value-type="float">
            <text:p>4.2951765442</text:p>
          </table:table-cell>
          <table:table-cell table:number-columns-repeated="21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G87]/10000" office:value-type="float" office:value="5.4331" calcext:value-type="float">
            <text:p>5.4331</text:p>
          </table:table-cell>
          <table:table-cell table:formula="of:=100*[.I87]/[.H87]" office:value-type="float" office:value="5.18589622389963" calcext:value-type="float">
            <text:p>5.1858962239</text:p>
          </table:table-cell>
          <table:table-cell table:number-columns-repeated="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[.G88]/10000" office:value-type="float" office:value="8.5435" calcext:value-type="float">
            <text:p>8.5435</text:p>
          </table:table-cell>
          <table:table-cell table:formula="of:=100*[.I88]/[.H88]" office:value-type="float" office:value="6.45392667643034" calcext:value-type="float">
            <text:p>6.4539266764</text:p>
          </table:table-cell>
          <table:table-cell table:number-columns-repeated="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89]/10000" office:value-type="float" office:value="6.1765" calcext:value-type="float">
            <text:p>6.1765</text:p>
          </table:table-cell>
          <table:table-cell table:formula="of:=100*[.I89]/[.H89]" office:value-type="float" office:value="10.3568140557377" calcext:value-type="float">
            <text:p>10.3568140557</text:p>
          </table:table-cell>
          <table:table-cell table:number-columns-repeated="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G90]/10000" office:value-type="float" office:value="5.3875" calcext:value-type="float">
            <text:p>5.3875</text:p>
          </table:table-cell>
          <table:table-cell table:formula="of:=100*[.I90]/[.H90]" office:value-type="float" office:value="12.4661500594378" calcext:value-type="float">
            <text:p>12.4661500594</text:p>
          </table:table-cell>
          <table:table-cell table:number-columns-repeated="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91]/10000" office:value-type="float" office:value="8.4424" calcext:value-type="float">
            <text:p>8.4424</text:p>
          </table:table-cell>
          <table:table-cell table:formula="of:=100*[.I91]/[.H91]" office:value-type="float" office:value="7.90886060587673" calcext:value-type="float">
            <text:p>7.9088606059</text:p>
          </table:table-cell>
          <table:table-cell table:number-columns-repeated="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G92]/10000" office:value-type="float" office:value="5.717" calcext:value-type="float">
            <text:p>5.717</text:p>
          </table:table-cell>
          <table:table-cell table:formula="of:=100*[.I92]/[.H92]" office:value-type="float" office:value="14.700940243141" calcext:value-type="float">
            <text:p>14.7009402431</text:p>
          </table:table-cell>
          <table:table-cell table:number-columns-repeated="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G93]/10000" office:value-type="float" office:value="4.9727" calcext:value-type="float">
            <text:p>4.9727</text:p>
          </table:table-cell>
          <table:table-cell table:formula="of:=100*[.I93]/[.H93]" office:value-type="float" office:value="18.6541504060753" calcext:value-type="float">
            <text:p>18.6541504061</text:p>
          </table:table-cell>
          <table:table-cell table:number-columns-repeated="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G94]/10000" office:value-type="float" office:value="4.6634" calcext:value-type="float">
            <text:p>4.6634</text:p>
          </table:table-cell>
          <table:table-cell table:formula="of:=100*[.I94]/[.H94]" office:value-type="float" office:value="20.4556025604111" calcext:value-type="float">
            <text:p>20.4556025604</text:p>
          </table:table-cell>
          <table:table-cell table:number-columns-repeated="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95]/10000" office:value-type="float" office:value="8.4514" calcext:value-type="float">
            <text:p>8.4514</text:p>
          </table:table-cell>
          <table:table-cell table:formula="of:=100*[.I95]/[.H95]" office:value-type="float" office:value="6.83881410440998" calcext:value-type="float">
            <text:p>6.8388141044</text:p>
          </table:table-cell>
          <table:table-cell table:number-columns-repeated="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96]/10000" office:value-type="float" office:value="6.0794" calcext:value-type="float">
            <text:p>6.0794</text:p>
          </table:table-cell>
          <table:table-cell table:formula="of:=100*[.I96]/[.H96]" office:value-type="float" office:value="10.8890674891935" calcext:value-type="float">
            <text:p>10.8890674892</text:p>
          </table:table-cell>
          <table:table-cell table:number-columns-repeated="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G97]/10000" office:value-type="float" office:value="5.2864" calcext:value-type="float">
            <text:p>5.2864</text:p>
          </table:table-cell>
          <table:table-cell table:formula="of:=100*[.I97]/[.H97]" office:value-type="float" office:value="13.1997152511104" calcext:value-type="float">
            <text:p>13.1997152511</text:p>
          </table:table-cell>
          <table:table-cell table:number-columns-repeated="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98]/10000" office:value-type="float" office:value="8.3938" calcext:value-type="float">
            <text:p>8.3938</text:p>
          </table:table-cell>
          <table:table-cell table:formula="of:=100*[.I98]/[.H98]" office:value-type="float" office:value="8.2544963727381" calcext:value-type="float">
            <text:p>8.2544963727</text:p>
          </table:table-cell>
          <table:table-cell table:number-columns-repeated="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G99]/10000" office:value-type="float" office:value="5.6642" calcext:value-type="float">
            <text:p>5.6642</text:p>
          </table:table-cell>
          <table:table-cell table:formula="of:=100*[.I99]/[.H99]" office:value-type="float" office:value="15.2624354229852" calcext:value-type="float">
            <text:p>15.262435423</text:p>
          </table:table-cell>
          <table:table-cell table:number-columns-repeated="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G100]/10000" office:value-type="float" office:value="4.9036" calcext:value-type="float">
            <text:p>4.9036</text:p>
          </table:table-cell>
          <table:table-cell table:formula="of:=100*[.I100]/[.H100]" office:value-type="float" office:value="19.5565628800909" calcext:value-type="float">
            <text:p>19.5565628801</text:p>
          </table:table-cell>
          <table:table-cell table:number-columns-repeated="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G101]/10000" office:value-type="float" office:value="4.5927" calcext:value-type="float">
            <text:p>4.5927</text:p>
          </table:table-cell>
          <table:table-cell table:formula="of:=100*[.I101]/[.H101]" office:value-type="float" office:value="21.2813370473538" calcext:value-type="float">
            <text:p>21.2813370474</text:p>
          </table:table-cell>
          <table:table-cell table:number-columns-repeated="21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G102]/10000" office:value-type="float" office:value="8.6121" calcext:value-type="float">
            <text:p>8.6121</text:p>
          </table:table-cell>
          <table:table-cell table:formula="of:=100*[.I102]/[.H102]" office:value-type="float" office:value="6.94874805417987" calcext:value-type="float">
            <text:p>6.9487480542</text:p>
          </table:table-cell>
          <table:table-cell table:number-columns-repeated="21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103]/10000" office:value-type="float" office:value="6.0795" calcext:value-type="float">
            <text:p>6.0795</text:p>
          </table:table-cell>
          <table:table-cell table:formula="of:=100*[.I103]/[.H103]" office:value-type="float" office:value="12.1465376671377" calcext:value-type="float">
            <text:p>12.1465376671</text:p>
          </table:table-cell>
          <table:table-cell table:number-columns-repeated="21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G104]/10000" office:value-type="float" office:value="5.2937" calcext:value-type="float">
            <text:p>5.2937</text:p>
          </table:table-cell>
          <table:table-cell table:formula="of:=100*[.I104]/[.H104]" office:value-type="float" office:value="14.6731387379461" calcext:value-type="float">
            <text:p>14.6731387379</text:p>
          </table:table-cell>
          <table:table-cell table:number-columns-repeated="21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105]/10000" office:value-type="float" office:value="8.3489" calcext:value-type="float">
            <text:p>8.3489</text:p>
          </table:table-cell>
          <table:table-cell table:formula="of:=100*[.I105]/[.H105]" office:value-type="float" office:value="7.71407744093307" calcext:value-type="float">
            <text:p>7.7140774409</text:p>
          </table:table-cell>
          <table:table-cell table:number-columns-repeated="21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G106]/10000" office:value-type="float" office:value="5.5608" calcext:value-type="float">
            <text:p>5.5608</text:p>
          </table:table-cell>
          <table:table-cell table:formula="of:=100*[.I106]/[.H106]" office:value-type="float" office:value="12.8533640351295" calcext:value-type="float">
            <text:p>12.8533640351</text:p>
          </table:table-cell>
          <table:table-cell table:number-columns-repeated="21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G107]/10000" office:value-type="float" office:value="4.6741" calcext:value-type="float">
            <text:p>4.6741</text:p>
          </table:table-cell>
          <table:table-cell table:formula="of:=100*[.I107]/[.H107]" office:value-type="float" office:value="15.9150354489733" calcext:value-type="float">
            <text:p>15.915035449</text:p>
          </table:table-cell>
          <table:table-cell table:number-columns-repeated="21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G108]/10000" office:value-type="float" office:value="4.3355" calcext:value-type="float">
            <text:p>4.3355</text:p>
          </table:table-cell>
          <table:table-cell table:formula="of:=100*[.I108]/[.H108]" office:value-type="float" office:value="17.2996538631981" calcext:value-type="float">
            <text:p>17.2996538632</text:p>
          </table:table-cell>
          <table:table-cell table:number-columns-repeated="21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109]/10000" office:value-type="float" office:value="8.5595" calcext:value-type="float">
            <text:p>8.5595</text:p>
          </table:table-cell>
          <table:table-cell table:formula="of:=100*[.I109]/[.H109]" office:value-type="float" office:value="7.91679740458106" calcext:value-type="float">
            <text:p>7.9167974046</text:p>
          </table:table-cell>
          <table:table-cell table:number-columns-repeated="21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110]/10000" office:value-type="float" office:value="6.0284" calcext:value-type="float">
            <text:p>6.0284</text:p>
          </table:table-cell>
          <table:table-cell table:formula="of:=100*[.I110]/[.H110]" office:value-type="float" office:value="13.6020536682644" calcext:value-type="float">
            <text:p>13.6020536683</text:p>
          </table:table-cell>
          <table:table-cell table:number-columns-repeated="21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G111]/10000" office:value-type="float" office:value="5.28" calcext:value-type="float">
            <text:p>5.28</text:p>
          </table:table-cell>
          <table:table-cell table:formula="of:=100*[.I111]/[.H111]" office:value-type="float" office:value="16.2501503066255" calcext:value-type="float">
            <text:p>16.2501503066</text:p>
          </table:table-cell>
          <table:table-cell table:number-columns-repeated="21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112]/10000" office:value-type="float" office:value="8.3427" calcext:value-type="float">
            <text:p>8.3427</text:p>
          </table:table-cell>
          <table:table-cell table:formula="of:=100*[.I112]/[.H112]" office:value-type="float" office:value="8.68088608294591" calcext:value-type="float">
            <text:p>8.6808860829</text:p>
          </table:table-cell>
          <table:table-cell table:number-columns-repeated="21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 office:value-type="float" office:value="2" calcext:value-type="float">
            <text:p>2</text:p>
          </table:table-cell>
          <table:table-cell table:formula="of:=[.G113]/10000" office:value-type="float" office:value="5.5295" calcext:value-type="float">
            <text:p>5.5295</text:p>
          </table:table-cell>
          <table:table-cell table:formula="of:=100*[.I113]/[.H113]" office:value-type="float" office:value="14.3645749268186" calcext:value-type="float">
            <text:p>14.3645749268</text:p>
          </table:table-cell>
          <table:table-cell table:number-columns-repeated="21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G114]/10000" office:value-type="float" office:value="4.6334" calcext:value-type="float">
            <text:p>4.6334</text:p>
          </table:table-cell>
          <table:table-cell table:formula="of:=100*[.I114]/[.H114]" office:value-type="float" office:value="17.7800786205563" calcext:value-type="float">
            <text:p>17.7800786206</text:p>
          </table:table-cell>
          <table:table-cell table:number-columns-repeated="21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G115]/10000" office:value-type="float" office:value="4.3015" calcext:value-type="float">
            <text:p>4.3015</text:p>
          </table:table-cell>
          <table:table-cell table:formula="of:=100*[.I115]/[.H115]" office:value-type="float" office:value="19.2796367429884" calcext:value-type="float">
            <text:p>19.279636743</text:p>
          </table:table-cell>
          <table:table-cell table:number-columns-repeated="21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G116]/10000" office:value-type="float" office:value="8.3344" calcext:value-type="float">
            <text:p>8.3344</text:p>
          </table:table-cell>
          <table:table-cell table:formula="of:=100*[.I116]/[.H116]" office:value-type="float" office:value="5.81634251282949" calcext:value-type="float">
            <text:p>5.8163425128</text:p>
          </table:table-cell>
          <table:table-cell table:number-columns-repeated="21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117]/10000" office:value-type="float" office:value="5.8201" calcext:value-type="float">
            <text:p>5.8201</text:p>
          </table:table-cell>
          <table:table-cell table:formula="of:=100*[.I117]/[.H117]" office:value-type="float" office:value="9.61143529198896" calcext:value-type="float">
            <text:p>9.611435292</text:p>
          </table:table-cell>
          <table:table-cell table:number-columns-repeated="21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G118]/10000" office:value-type="float" office:value="5.0581" calcext:value-type="float">
            <text:p>5.0581</text:p>
          </table:table-cell>
          <table:table-cell table:formula="of:=100*[.I118]/[.H118]" office:value-type="float" office:value="11.6620613356683" calcext:value-type="float">
            <text:p>11.6620613357</text:p>
          </table:table-cell>
          <table:table-cell table:number-columns-repeated="21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119]/10000" office:value-type="float" office:value="8.1116" calcext:value-type="float">
            <text:p>8.1116</text:p>
          </table:table-cell>
          <table:table-cell table:formula="of:=100*[.I119]/[.H119]" office:value-type="float" office:value="6.1597552283218" calcext:value-type="float">
            <text:p>6.1597552283</text:p>
          </table:table-cell>
          <table:table-cell table:number-columns-repeated="21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G120]/10000" office:value-type="float" office:value="5.1989" calcext:value-type="float">
            <text:p>5.1989</text:p>
          </table:table-cell>
          <table:table-cell table:formula="of:=100*[.I120]/[.H120]" office:value-type="float" office:value="10.9699448728747" calcext:value-type="float">
            <text:p>10.9699448729</text:p>
          </table:table-cell>
          <table:table-cell table:number-columns-repeated="21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G121]/10000" office:value-type="float" office:value="4.3495" calcext:value-type="float">
            <text:p>4.3495</text:p>
          </table:table-cell>
          <table:table-cell table:formula="of:=100*[.I121]/[.H121]" office:value-type="float" office:value="14.1985094480585" calcext:value-type="float">
            <text:p>14.1985094481</text:p>
          </table:table-cell>
          <table:table-cell table:number-columns-repeated="21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G122]/10000" office:value-type="float" office:value="3.997" calcext:value-type="float">
            <text:p>3.997</text:p>
          </table:table-cell>
          <table:table-cell table:formula="of:=100*[.I122]/[.H122]" office:value-type="float" office:value="15.8806732988252" calcext:value-type="float">
            <text:p>15.8806732988</text:p>
          </table:table-cell>
          <table:table-cell table:number-columns-repeated="21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123]/10000" office:value-type="float" office:value="8.2688" calcext:value-type="float">
            <text:p>8.2688</text:p>
          </table:table-cell>
          <table:table-cell table:formula="of:=100*[.I123]/[.H123]" office:value-type="float" office:value="6.18857531872757" calcext:value-type="float">
            <text:p>6.1885753187</text:p>
          </table:table-cell>
          <table:table-cell table:number-columns-repeated="21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124]/10000" office:value-type="float" office:value="5.7641" calcext:value-type="float">
            <text:p>5.7641</text:p>
          </table:table-cell>
          <table:table-cell table:formula="of:=100*[.I124]/[.H124]" office:value-type="float" office:value="10.1651836620673" calcext:value-type="float">
            <text:p>10.1651836621</text:p>
          </table:table-cell>
          <table:table-cell table:number-columns-repeated="21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G125]/10000" office:value-type="float" office:value="4.9635" calcext:value-type="float">
            <text:p>4.9635</text:p>
          </table:table-cell>
          <table:table-cell table:formula="of:=100*[.I125]/[.H125]" office:value-type="float" office:value="12.4616214311268" calcext:value-type="float">
            <text:p>12.4616214311</text:p>
          </table:table-cell>
          <table:table-cell table:number-columns-repeated="21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126]/10000" office:value-type="float" office:value="8.0307" calcext:value-type="float">
            <text:p>8.0307</text:p>
          </table:table-cell>
          <table:table-cell table:formula="of:=100*[.I126]/[.H126]" office:value-type="float" office:value="6.53100392311817" calcext:value-type="float">
            <text:p>6.5310039231</text:p>
          </table:table-cell>
          <table:table-cell table:number-columns-repeated="21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table:formula="of:=[.G127]/10000" office:value-type="float" office:value="5.1618" calcext:value-type="float">
            <text:p>5.1618</text:p>
          </table:table-cell>
          <table:table-cell table:formula="of:=100*[.I127]/[.H127]" office:value-type="float" office:value="11.6202729084579" calcext:value-type="float">
            <text:p>11.6202729085</text:p>
          </table:table-cell>
          <table:table-cell table:number-columns-repeated="21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G128]/10000" office:value-type="float" office:value="4.2759" calcext:value-type="float">
            <text:p>4.2759</text:p>
          </table:table-cell>
          <table:table-cell table:formula="of:=100*[.I128]/[.H128]" office:value-type="float" office:value="15.0782326161753" calcext:value-type="float">
            <text:p>15.0782326162</text:p>
          </table:table-cell>
          <table:table-cell table:number-columns-repeated="21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G129]/10000" office:value-type="float" office:value="3.9194" calcext:value-type="float">
            <text:p>3.9194</text:p>
          </table:table-cell>
          <table:table-cell table:formula="of:=100*[.I129]/[.H129]" office:value-type="float" office:value="16.868438538206" calcext:value-type="float">
            <text:p>16.8684385382</text:p>
          </table:table-cell>
          <table:table-cell table:number-columns-repeated="21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G130]/10000" office:value-type="float" office:value="8.2377" calcext:value-type="float">
            <text:p>8.2377</text:p>
          </table:table-cell>
          <table:table-cell table:formula="of:=100*[.I130]/[.H130]" office:value-type="float" office:value="3.94000440778875" calcext:value-type="float">
            <text:p>3.9400044078</text:p>
          </table:table-cell>
          <table:table-cell table:number-columns-repeated="21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131]/10000" office:value-type="float" office:value="5.6534" calcext:value-type="float">
            <text:p>5.6534</text:p>
          </table:table-cell>
          <table:table-cell table:formula="of:=100*[.I131]/[.H131]" office:value-type="float" office:value="6.18511083267736" calcext:value-type="float">
            <text:p>6.1851108327</text:p>
          </table:table-cell>
          <table:table-cell table:number-columns-repeated="21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G132]/10000" office:value-type="float" office:value="4.7853" calcext:value-type="float">
            <text:p>4.7853</text:p>
          </table:table-cell>
          <table:table-cell table:formula="of:=100*[.I132]/[.H132]" office:value-type="float" office:value="7.50659374219162" calcext:value-type="float">
            <text:p>7.5065937422</text:p>
          </table:table-cell>
          <table:table-cell table:number-columns-repeated="21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133]/10000" office:value-type="float" office:value="8.1639" calcext:value-type="float">
            <text:p>8.1639</text:p>
          </table:table-cell>
          <table:table-cell table:formula="of:=100*[.I133]/[.H133]" office:value-type="float" office:value="5.81175414428777" calcext:value-type="float">
            <text:p>5.8117541443</text:p>
          </table:table-cell>
          <table:table-cell table:number-columns-repeated="21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G134]/10000" office:value-type="float" office:value="5.2526" calcext:value-type="float">
            <text:p>5.2526</text:p>
          </table:table-cell>
          <table:table-cell table:formula="of:=100*[.I134]/[.H134]" office:value-type="float" office:value="11.4978269142182" calcext:value-type="float">
            <text:p>11.4978269142</text:p>
          </table:table-cell>
          <table:table-cell table:number-columns-repeated="21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G135]/10000" office:value-type="float" office:value="4.4017" calcext:value-type="float">
            <text:p>4.4017</text:p>
          </table:table-cell>
          <table:table-cell table:formula="of:=100*[.I135]/[.H135]" office:value-type="float" office:value="15.8939366732507" calcext:value-type="float">
            <text:p>15.8939366733</text:p>
          </table:table-cell>
          <table:table-cell table:number-columns-repeated="21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G136]/10000" office:value-type="float" office:value="4.023" calcext:value-type="float">
            <text:p>4.023</text:p>
          </table:table-cell>
          <table:table-cell table:formula="of:=100*[.I136]/[.H136]" office:value-type="float" office:value="18.036008013159" calcext:value-type="float">
            <text:p>18.0360080132</text:p>
          </table:table-cell>
          <table:table-cell table:number-columns-repeated="21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137]/10000" office:value-type="float" office:value="8.1956" calcext:value-type="float">
            <text:p>8.1956</text:p>
          </table:table-cell>
          <table:table-cell table:formula="of:=100*[.I137]/[.H137]" office:value-type="float" office:value="4.28049780627216" calcext:value-type="float">
            <text:p>4.2804978063</text:p>
          </table:table-cell>
          <table:table-cell table:number-columns-repeated="21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138]/10000" office:value-type="float" office:value="5.6143" calcext:value-type="float">
            <text:p>5.6143</text:p>
          </table:table-cell>
          <table:table-cell table:formula="of:=100*[.I138]/[.H138]" office:value-type="float" office:value="6.76154231157867" calcext:value-type="float">
            <text:p>6.7615423116</text:p>
          </table:table-cell>
          <table:table-cell table:number-columns-repeated="21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G139]/10000" office:value-type="float" office:value="4.6999" calcext:value-type="float">
            <text:p>4.6999</text:p>
          </table:table-cell>
          <table:table-cell table:formula="of:=100*[.I139]/[.H139]" office:value-type="float" office:value="8.2270898322709" calcext:value-type="float">
            <text:p>8.2270898323</text:p>
          </table:table-cell>
          <table:table-cell table:number-columns-repeated="21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140]/10000" office:value-type="float" office:value="8.1383" calcext:value-type="float">
            <text:p>8.1383</text:p>
          </table:table-cell>
          <table:table-cell table:formula="of:=100*[.I140]/[.H140]" office:value-type="float" office:value="6.15148616924816" calcext:value-type="float">
            <text:p>6.1514861692</text:p>
          </table:table-cell>
          <table:table-cell table:number-columns-repeated="21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G141]/10000" office:value-type="float" office:value="5.2144" calcext:value-type="float">
            <text:p>5.2144</text:p>
          </table:table-cell>
          <table:table-cell table:formula="of:=100*[.I141]/[.H141]" office:value-type="float" office:value="12.1074192080109" calcext:value-type="float">
            <text:p>12.107419208</text:p>
          </table:table-cell>
          <table:table-cell table:number-columns-repeated="21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G142]/10000" office:value-type="float" office:value="4.3493" calcext:value-type="float">
            <text:p>4.3493</text:p>
          </table:table-cell>
          <table:table-cell table:formula="of:=100*[.I142]/[.H142]" office:value-type="float" office:value="16.7563165156295" calcext:value-type="float">
            <text:p>16.7563165156</text:p>
          </table:table-cell>
          <table:table-cell table:number-columns-repeated="21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G143]/10000" office:value-type="float" office:value="3.9667" calcext:value-type="float">
            <text:p>3.9667</text:p>
          </table:table-cell>
          <table:table-cell table:formula="of:=100*[.I143]/[.H143]" office:value-type="float" office:value="18.9985934203329" calcext:value-type="float">
            <text:p>18.9985934203</text:p>
          </table:table-cell>
          <table:table-cell table:number-columns-repeated="21"/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G144]/10000" office:value-type="float" office:value="8.2424" calcext:value-type="float">
            <text:p>8.2424</text:p>
          </table:table-cell>
          <table:table-cell table:formula="of:=100*[.I144]/[.H144]" office:value-type="float" office:value="3.9383226823674" calcext:value-type="float">
            <text:p>3.9383226824</text:p>
          </table:table-cell>
          <table:table-cell table:number-columns-repeated="21"/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145]/10000" office:value-type="float" office:value="5.6585" calcext:value-type="float">
            <text:p>5.6585</text:p>
          </table:table-cell>
          <table:table-cell table:formula="of:=100*[.I145]/[.H145]" office:value-type="float" office:value="6.17278207799941" calcext:value-type="float">
            <text:p>6.172782078</text:p>
          </table:table-cell>
          <table:table-cell table:number-columns-repeated="21"/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G146]/10000" office:value-type="float" office:value="4.7839" calcext:value-type="float">
            <text:p>4.7839</text:p>
          </table:table-cell>
          <table:table-cell table:formula="of:=100*[.I146]/[.H146]" office:value-type="float" office:value="7.4967824967825" calcext:value-type="float">
            <text:p>7.4967824968</text:p>
          </table:table-cell>
          <table:table-cell table:number-columns-repeated="21"/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147]/10000" office:value-type="float" office:value="8.1084" calcext:value-type="float">
            <text:p>8.1084</text:p>
          </table:table-cell>
          <table:table-cell table:formula="of:=100*[.I147]/[.H147]" office:value-type="float" office:value="5.82819704708823" calcext:value-type="float">
            <text:p>5.8281970471</text:p>
          </table:table-cell>
          <table:table-cell table:number-columns-repeated="21"/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G148]/10000" office:value-type="float" office:value="5.2357" calcext:value-type="float">
            <text:p>5.2357</text:p>
          </table:table-cell>
          <table:table-cell table:formula="of:=100*[.I148]/[.H148]" office:value-type="float" office:value="11.542175946884" calcext:value-type="float">
            <text:p>11.5421759469</text:p>
          </table:table-cell>
          <table:table-cell table:number-columns-repeated="21"/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G149]/10000" office:value-type="float" office:value="4.3771" calcext:value-type="float">
            <text:p>4.3771</text:p>
          </table:table-cell>
          <table:table-cell table:formula="of:=100*[.I149]/[.H149]" office:value-type="float" office:value="15.9573187612089" calcext:value-type="float">
            <text:p>15.9573187612</text:p>
          </table:table-cell>
          <table:table-cell table:number-columns-repeated="21"/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G150]/10000" office:value-type="float" office:value="4.002" calcext:value-type="float">
            <text:p>4.002</text:p>
          </table:table-cell>
          <table:table-cell table:formula="of:=100*[.I150]/[.H150]" office:value-type="float" office:value="18.1738463224816" calcext:value-type="float">
            <text:p>18.1738463225</text:p>
          </table:table-cell>
          <table:table-cell table:number-columns-repeated="21"/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151]/10000" office:value-type="float" office:value="8.1988" calcext:value-type="float">
            <text:p>8.1988</text:p>
          </table:table-cell>
          <table:table-cell table:formula="of:=100*[.I151]/[.H151]" office:value-type="float" office:value="4.27756979922883" calcext:value-type="float">
            <text:p>4.2775697992</text:p>
          </table:table-cell>
          <table:table-cell table:number-columns-repeated="21"/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152]/10000" office:value-type="float" office:value="5.5866" calcext:value-type="float">
            <text:p>5.5866</text:p>
          </table:table-cell>
          <table:table-cell table:formula="of:=100*[.I152]/[.H152]" office:value-type="float" office:value="6.74911710760207" calcext:value-type="float">
            <text:p>6.7491171076</text:p>
          </table:table-cell>
          <table:table-cell table:number-columns-repeated="21"/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G153]/10000" office:value-type="float" office:value="4.7164" calcext:value-type="float">
            <text:p>4.7164</text:p>
          </table:table-cell>
          <table:table-cell table:formula="of:=100*[.I153]/[.H153]" office:value-type="float" office:value="8.22743306801737" calcext:value-type="float">
            <text:p>8.227433068</text:p>
          </table:table-cell>
          <table:table-cell table:number-columns-repeated="21"/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154]/10000" office:value-type="float" office:value="8.095" calcext:value-type="float">
            <text:p>8.095</text:p>
          </table:table-cell>
          <table:table-cell table:formula="of:=100*[.I154]/[.H154]" office:value-type="float" office:value="6.18825337907504" calcext:value-type="float">
            <text:p>6.1882533791</text:p>
          </table:table-cell>
          <table:table-cell table:number-columns-repeated="21"/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G155]/10000" office:value-type="float" office:value="5.1818" calcext:value-type="float">
            <text:p>5.1818</text:p>
          </table:table-cell>
          <table:table-cell table:formula="of:=100*[.I155]/[.H155]" office:value-type="float" office:value="12.1146639956477" calcext:value-type="float">
            <text:p>12.1146639956</text:p>
          </table:table-cell>
          <table:table-cell table:number-columns-repeated="21"/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G156]/10000" office:value-type="float" office:value="4.304" calcext:value-type="float">
            <text:p>4.304</text:p>
          </table:table-cell>
          <table:table-cell table:formula="of:=100*[.I156]/[.H156]" office:value-type="float" office:value="16.8760504974911" calcext:value-type="float">
            <text:p>16.8760504975</text:p>
          </table:table-cell>
          <table:table-cell table:number-columns-repeated="21"/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G157]/10000" office:value-type="float" office:value="3.9326" calcext:value-type="float">
            <text:p>3.9326</text:p>
          </table:table-cell>
          <table:table-cell table:formula="of:=100*[.I157]/[.H157]" office:value-type="float" office:value="19.1403635409148" calcext:value-type="float">
            <text:p>19.1403635409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Contexts</text:p>
          </table:table-cell>
          <table:table-cell office:value-type="string" calcext:value-type="string">
            <text:p><text:s/>Issue Width</text:p>
          </table:table-cell>
          <table:table-cell office:value-type="string" calcext:value-type="string">
            <text:p><text:s/>ALUs</text:p>
          </table:table-cell>
          <table:table-cell office:value-type="string" calcext:value-type="string">
            <text:p><text:s/>MULs</text:p>
          </table:table-cell>
          <table:table-cell office:value-type="string" calcext:value-type="string">
            <text:p><text:s/>LSUs</text:p>
          </table:table-cell>
          <table:table-cell office:value-type="string" calcext:value-type="string">
            <text:p><text:s/>Banks</text:p>
          </table:table-cell>
          <table:table-cell office:value-type="string" calcext:value-type="string">
            <text:p><text:s/>Cycles (10,000s)</text:p>
          </table:table-cell>
          <table:table-cell office:value-type="string" calcext:value-type="string">
            <text:p>Stalls (%)</text:p>
          </table:table-cell>
          <table:table-cell table:number-columns-repeated="21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[.G158]/10000" office:value-type="float" office:value="8.601" calcext:value-type="float">
            <text:p>8.601</text:p>
          </table:table-cell>
          <table:table-cell table:formula="of:=100*[.I158]/[.H158]" office:value-type="float" office:value="2.84243115917197" calcext:value-type="float">
            <text:p>2.8424311592</text:p>
          </table:table-cell>
          <table:table-cell table:number-columns-repeated="21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159]/10000" office:value-type="float" office:value="6.2249" calcext:value-type="float">
            <text:p>6.2249</text:p>
          </table:table-cell>
          <table:table-cell table:formula="of:=100*[.I159]/[.H159]" office:value-type="float" office:value="4.30016186358661" calcext:value-type="float">
            <text:p>4.3001618636</text:p>
          </table:table-cell>
          <table:table-cell table:number-columns-repeated="21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G160]/10000" office:value-type="float" office:value="5.4332" calcext:value-type="float">
            <text:p>5.4332</text:p>
          </table:table-cell>
          <table:table-cell table:formula="of:=100*[.I160]/[.H160]" office:value-type="float" office:value="5.1927223393173" calcext:value-type="float">
            <text:p>5.1927223393</text:p>
          </table:table-cell>
          <table:table-cell table:number-columns-repeated="21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[.G161]/10000" office:value-type="float" office:value="5.0453" calcext:value-type="float">
            <text:p>5.0453</text:p>
          </table:table-cell>
          <table:table-cell table:formula="of:=100*[.I161]/[.H161]" office:value-type="float" office:value="5.61022966541494" calcext:value-type="float">
            <text:p>5.6102296654</text:p>
          </table:table-cell>
          <table:table-cell table:number-columns-repeated="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[.G162]/10000" office:value-type="float" office:value="8.4494" calcext:value-type="float">
            <text:p>8.4494</text:p>
          </table:table-cell>
          <table:table-cell table:formula="of:=100*[.I162]/[.H162]" office:value-type="float" office:value="4.18819404208308" calcext:value-type="float">
            <text:p>4.1881940421</text:p>
          </table:table-cell>
          <table:table-cell table:number-columns-repeated="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163]/10000" office:value-type="float" office:value="6.0055" calcext:value-type="float">
            <text:p>6.0055</text:p>
          </table:table-cell>
          <table:table-cell table:formula="of:=100*[.I163]/[.H163]" office:value-type="float" office:value="7.28090629026433" calcext:value-type="float">
            <text:p>7.2809062903</text:p>
          </table:table-cell>
          <table:table-cell table:number-columns-repeated="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G164]/10000" office:value-type="float" office:value="5.207" calcext:value-type="float">
            <text:p>5.207</text:p>
          </table:table-cell>
          <table:table-cell table:formula="of:=100*[.I164]/[.H164]" office:value-type="float" office:value="8.73985607104578" calcext:value-type="float">
            <text:p>8.739856071</text:p>
          </table:table-cell>
          <table:table-cell table:number-columns-repeated="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[.G165]/10000" office:value-type="float" office:value="4.768" calcext:value-type="float">
            <text:p>4.768</text:p>
          </table:table-cell>
          <table:table-cell table:formula="of:=100*[.I165]/[.H165]" office:value-type="float" office:value="9.46634997766471" calcext:value-type="float">
            <text:p>9.4663499777</text:p>
          </table:table-cell>
          <table:table-cell table:number-columns-repeated="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166]/10000" office:value-type="float" office:value="8.3803" calcext:value-type="float">
            <text:p>8.3803</text:p>
          </table:table-cell>
          <table:table-cell table:formula="of:=100*[.I166]/[.H166]" office:value-type="float" office:value="6.28787369219198" calcext:value-type="float">
            <text:p>6.2878736922</text:p>
          </table:table-cell>
          <table:table-cell table:number-columns-repeated="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G167]/10000" office:value-type="float" office:value="5.6153" calcext:value-type="float">
            <text:p>5.6153</text:p>
          </table:table-cell>
          <table:table-cell table:formula="of:=100*[.I167]/[.H167]" office:value-type="float" office:value="11.6084544204194" calcext:value-type="float">
            <text:p>11.6084544204</text:p>
          </table:table-cell>
          <table:table-cell table:number-columns-repeated="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G168]/10000" office:value-type="float" office:value="4.7946" calcext:value-type="float">
            <text:p>4.7946</text:p>
          </table:table-cell>
          <table:table-cell table:formula="of:=100*[.I168]/[.H168]" office:value-type="float" office:value="14.6593823656478" calcext:value-type="float">
            <text:p>14.6593823656</text:p>
          </table:table-cell>
          <table:table-cell table:number-columns-repeated="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G169]/10000" office:value-type="float" office:value="4.4857" calcext:value-type="float">
            <text:p>4.4857</text:p>
          </table:table-cell>
          <table:table-cell table:formula="of:=100*[.I169]/[.H169]" office:value-type="float" office:value="16.1905920237226" calcext:value-type="float">
            <text:p>16.1905920237</text:p>
          </table:table-cell>
          <table:table-cell table:number-columns-repeated="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170]/10000" office:value-type="float" office:value="8.4319" calcext:value-type="float">
            <text:p>8.4319</text:p>
          </table:table-cell>
          <table:table-cell table:formula="of:=100*[.I170]/[.H170]" office:value-type="float" office:value="5.11912059908887" calcext:value-type="float">
            <text:p>5.1191205991</text:p>
          </table:table-cell>
          <table:table-cell table:number-columns-repeated="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171]/10000" office:value-type="float" office:value="5.9477" calcext:value-type="float">
            <text:p>5.9477</text:p>
          </table:table-cell>
          <table:table-cell table:formula="of:=100*[.I171]/[.H171]" office:value-type="float" office:value="8.62219723939792" calcext:value-type="float">
            <text:p>8.6221972394</text:p>
          </table:table-cell>
          <table:table-cell table:number-columns-repeated="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G172]/10000" office:value-type="float" office:value="5.1608" calcext:value-type="float">
            <text:p>5.1608</text:p>
          </table:table-cell>
          <table:table-cell table:formula="of:=100*[.I172]/[.H172]" office:value-type="float" office:value="10.3722379981617" calcext:value-type="float">
            <text:p>10.3722379982</text:p>
          </table:table-cell>
          <table:table-cell table:number-columns-repeated="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[.G173]/10000" office:value-type="float" office:value="4.7464" calcext:value-type="float">
            <text:p>4.7464</text:p>
          </table:table-cell>
          <table:table-cell table:formula="of:=100*[.I173]/[.H173]" office:value-type="float" office:value="11.2050172536561" calcext:value-type="float">
            <text:p>11.2050172537</text:p>
          </table:table-cell>
          <table:table-cell table:number-columns-repeated="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174]/10000" office:value-type="float" office:value="8.3706" calcext:value-type="float">
            <text:p>8.3706</text:p>
          </table:table-cell>
          <table:table-cell table:formula="of:=100*[.I174]/[.H174]" office:value-type="float" office:value="7.23285827879381" calcext:value-type="float">
            <text:p>7.2328582788</text:p>
          </table:table-cell>
          <table:table-cell table:number-columns-repeated="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G175]/10000" office:value-type="float" office:value="5.5978" calcext:value-type="float">
            <text:p>5.5978</text:p>
          </table:table-cell>
          <table:table-cell table:formula="of:=100*[.I175]/[.H175]" office:value-type="float" office:value="13.1470358777693" calcext:value-type="float">
            <text:p>13.1470358778</text:p>
          </table:table-cell>
          <table:table-cell table:number-columns-repeated="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G176]/10000" office:value-type="float" office:value="4.7949" calcext:value-type="float">
            <text:p>4.7949</text:p>
          </table:table-cell>
          <table:table-cell table:formula="of:=100*[.I176]/[.H176]" office:value-type="float" office:value="16.4262802908803" calcext:value-type="float">
            <text:p>16.4262802909</text:p>
          </table:table-cell>
          <table:table-cell table:number-columns-repeated="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G177]/10000" office:value-type="float" office:value="4.4501" calcext:value-type="float">
            <text:p>4.4501</text:p>
          </table:table-cell>
          <table:table-cell table:formula="of:=100*[.I177]/[.H177]" office:value-type="float" office:value="18.0901445251898" calcext:value-type="float">
            <text:p>18.0901445252</text:p>
          </table:table-cell>
          <table:table-cell table:number-columns-repeated="21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G178]/10000" office:value-type="float" office:value="8.3951" calcext:value-type="float">
            <text:p>8.3951</text:p>
          </table:table-cell>
          <table:table-cell table:formula="of:=100*[.I178]/[.H178]" office:value-type="float" office:value="5.71713372087706" calcext:value-type="float">
            <text:p>5.7171337209</text:p>
          </table:table-cell>
          <table:table-cell table:number-columns-repeated="21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179]/10000" office:value-type="float" office:value="5.9307" calcext:value-type="float">
            <text:p>5.9307</text:p>
          </table:table-cell>
          <table:table-cell table:formula="of:=100*[.I179]/[.H179]" office:value-type="float" office:value="9.53364554212148" calcext:value-type="float">
            <text:p>9.5336455421</text:p>
          </table:table-cell>
          <table:table-cell table:number-columns-repeated="21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G180]/10000" office:value-type="float" office:value="5.1391" calcext:value-type="float">
            <text:p>5.1391</text:p>
          </table:table-cell>
          <table:table-cell table:formula="of:=100*[.I180]/[.H180]" office:value-type="float" office:value="11.6088005941329" calcext:value-type="float">
            <text:p>11.6088005941</text:p>
          </table:table-cell>
          <table:table-cell table:number-columns-repeated="21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[.G181]/10000" office:value-type="float" office:value="4.7424" calcext:value-type="float">
            <text:p>4.7424</text:p>
          </table:table-cell>
          <table:table-cell table:formula="of:=100*[.I181]/[.H181]" office:value-type="float" office:value="12.528952537095" calcext:value-type="float">
            <text:p>12.5289525371</text:p>
          </table:table-cell>
          <table:table-cell table:number-columns-repeated="21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182]/10000" office:value-type="float" office:value="8.351" calcext:value-type="float">
            <text:p>8.351</text:p>
          </table:table-cell>
          <table:table-cell table:formula="of:=100*[.I182]/[.H182]" office:value-type="float" office:value="7.71076226322715" calcext:value-type="float">
            <text:p>7.7107622632</text:p>
          </table:table-cell>
          <table:table-cell table:number-columns-repeated="21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G183]/10000" office:value-type="float" office:value="5.5601" calcext:value-type="float">
            <text:p>5.5601</text:p>
          </table:table-cell>
          <table:table-cell table:formula="of:=100*[.I183]/[.H183]" office:value-type="float" office:value="12.8525170106843" calcext:value-type="float">
            <text:p>12.8525170107</text:p>
          </table:table-cell>
          <table:table-cell table:number-columns-repeated="21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G184]/10000" office:value-type="float" office:value="4.6743" calcext:value-type="float">
            <text:p>4.6743</text:p>
          </table:table-cell>
          <table:table-cell table:formula="of:=100*[.I184]/[.H184]" office:value-type="float" office:value="15.9152631370933" calcext:value-type="float">
            <text:p>15.9152631371</text:p>
          </table:table-cell>
          <table:table-cell table:number-columns-repeated="21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G185]/10000" office:value-type="float" office:value="4.336" calcext:value-type="float">
            <text:p>4.336</text:p>
          </table:table-cell>
          <table:table-cell table:formula="of:=100*[.I185]/[.H185]" office:value-type="float" office:value="17.295488289669" calcext:value-type="float">
            <text:p>17.2954882897</text:p>
          </table:table-cell>
          <table:table-cell table:number-columns-repeated="21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186]/10000" office:value-type="float" office:value="8.3376" calcext:value-type="float">
            <text:p>8.3376</text:p>
          </table:table-cell>
          <table:table-cell table:formula="of:=100*[.I186]/[.H186]" office:value-type="float" office:value="6.06159151291287" calcext:value-type="float">
            <text:p>6.0615915129</text:p>
          </table:table-cell>
          <table:table-cell table:number-columns-repeated="21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187]/10000" office:value-type="float" office:value="5.8933" calcext:value-type="float">
            <text:p>5.8933</text:p>
          </table:table-cell>
          <table:table-cell table:formula="of:=100*[.I187]/[.H187]" office:value-type="float" office:value="10.0659701398314" calcext:value-type="float">
            <text:p>10.0659701398</text:p>
          </table:table-cell>
          <table:table-cell table:number-columns-repeated="21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G188]/10000" office:value-type="float" office:value="5.0985" calcext:value-type="float">
            <text:p>5.0985</text:p>
          </table:table-cell>
          <table:table-cell table:formula="of:=100*[.I188]/[.H188]" office:value-type="float" office:value="12.2545623147333" calcext:value-type="float">
            <text:p>12.2545623147</text:p>
          </table:table-cell>
          <table:table-cell table:number-columns-repeated="21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[.G189]/10000" office:value-type="float" office:value="4.6664" calcext:value-type="float">
            <text:p>4.6664</text:p>
          </table:table-cell>
          <table:table-cell table:formula="of:=100*[.I189]/[.H189]" office:value-type="float" office:value="13.3096865873717" calcext:value-type="float">
            <text:p>13.3096865874</text:p>
          </table:table-cell>
          <table:table-cell table:number-columns-repeated="21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190]/10000" office:value-type="float" office:value="8.3458" calcext:value-type="float">
            <text:p>8.3458</text:p>
          </table:table-cell>
          <table:table-cell table:formula="of:=100*[.I190]/[.H190]" office:value-type="float" office:value="8.67575286282666" calcext:value-type="float">
            <text:p>8.6757528628</text:p>
          </table:table-cell>
          <table:table-cell table:number-columns-repeated="21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 office:value-type="float" office:value="2" calcext:value-type="float">
            <text:p>2</text:p>
          </table:table-cell>
          <table:table-cell table:formula="of:=[.G191]/10000" office:value-type="float" office:value="5.5303" calcext:value-type="float">
            <text:p>5.5303</text:p>
          </table:table-cell>
          <table:table-cell table:formula="of:=100*[.I191]/[.H191]" office:value-type="float" office:value="14.3604939685448" calcext:value-type="float">
            <text:p>14.3604939685</text:p>
          </table:table-cell>
          <table:table-cell table:number-columns-repeated="21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G192]/10000" office:value-type="float" office:value="4.6332" calcext:value-type="float">
            <text:p>4.6332</text:p>
          </table:table-cell>
          <table:table-cell table:formula="of:=100*[.I192]/[.H192]" office:value-type="float" office:value="17.7798752508913" calcext:value-type="float">
            <text:p>17.7798752509</text:p>
          </table:table-cell>
          <table:table-cell table:number-columns-repeated="21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G193]/10000" office:value-type="float" office:value="4.3112" calcext:value-type="float">
            <text:p>4.3112</text:p>
          </table:table-cell>
          <table:table-cell table:formula="of:=100*[.I193]/[.H193]" office:value-type="float" office:value="19.267083215338" calcext:value-type="float">
            <text:p>19.2670832153</text:p>
          </table:table-cell>
          <table:table-cell table:number-columns-repeated="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G194]/10000" office:value-type="float" office:value="8.218" calcext:value-type="float">
            <text:p>8.218</text:p>
          </table:table-cell>
          <table:table-cell table:formula="of:=100*[.I194]/[.H194]" office:value-type="float" office:value="4.06141036946557" calcext:value-type="float">
            <text:p>4.0614103695</text:p>
          </table:table-cell>
          <table:table-cell table:number-columns-repeated="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195]/10000" office:value-type="float" office:value="5.7285" calcext:value-type="float">
            <text:p>5.7285</text:p>
          </table:table-cell>
          <table:table-cell table:formula="of:=100*[.I195]/[.H195]" office:value-type="float" office:value="6.75649503361647" calcext:value-type="float">
            <text:p>6.7564950336</text:p>
          </table:table-cell>
          <table:table-cell table:number-columns-repeated="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G196]/10000" office:value-type="float" office:value="4.9009" calcext:value-type="float">
            <text:p>4.9009</text:p>
          </table:table-cell>
          <table:table-cell table:formula="of:=100*[.I196]/[.H196]" office:value-type="float" office:value="8.31810269799826" calcext:value-type="float">
            <text:p>8.318102698</text:p>
          </table:table-cell>
          <table:table-cell table:number-columns-repeated="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[.G197]/10000" office:value-type="float" office:value="4.4624" calcext:value-type="float">
            <text:p>4.4624</text:p>
          </table:table-cell>
          <table:table-cell table:formula="of:=100*[.I197]/[.H197]" office:value-type="float" office:value="9.10838515323256" calcext:value-type="float">
            <text:p>9.1083851532</text:p>
          </table:table-cell>
          <table:table-cell table:number-columns-repeated="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198]/10000" office:value-type="float" office:value="8.151" calcext:value-type="float">
            <text:p>8.151</text:p>
          </table:table-cell>
          <table:table-cell table:formula="of:=100*[.I198]/[.H198]" office:value-type="float" office:value="5.8240658432121" calcext:value-type="float">
            <text:p>5.8240658432</text:p>
          </table:table-cell>
          <table:table-cell table:number-columns-repeated="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G199]/10000" office:value-type="float" office:value="5.2552" calcext:value-type="float">
            <text:p>5.2552</text:p>
          </table:table-cell>
          <table:table-cell table:formula="of:=100*[.I199]/[.H199]" office:value-type="float" office:value="11.5013187055626" calcext:value-type="float">
            <text:p>11.5013187056</text:p>
          </table:table-cell>
          <table:table-cell table:number-columns-repeated="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G200]/10000" office:value-type="float" office:value="4.3838" calcext:value-type="float">
            <text:p>4.3838</text:p>
          </table:table-cell>
          <table:table-cell table:formula="of:=100*[.I200]/[.H200]" office:value-type="float" office:value="15.859323954131" calcext:value-type="float">
            <text:p>15.8593239541</text:p>
          </table:table-cell>
          <table:table-cell table:number-columns-repeated="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G201]/10000" office:value-type="float" office:value="4.0481" calcext:value-type="float">
            <text:p>4.0481</text:p>
          </table:table-cell>
          <table:table-cell table:formula="of:=100*[.I201]/[.H201]" office:value-type="float" office:value="17.9643506265744" calcext:value-type="float">
            <text:p>17.9643506266</text:p>
          </table:table-cell>
          <table:table-cell table:number-columns-repeated="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202]/10000" office:value-type="float" office:value="8.2367" calcext:value-type="float">
            <text:p>8.2367</text:p>
          </table:table-cell>
          <table:table-cell table:formula="of:=100*[.I202]/[.H202]" office:value-type="float" office:value="4.35484021083917" calcext:value-type="float">
            <text:p>4.3548402108</text:p>
          </table:table-cell>
          <table:table-cell table:number-columns-repeated="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203]/10000" office:value-type="float" office:value="5.6352" calcext:value-type="float">
            <text:p>5.6352</text:p>
          </table:table-cell>
          <table:table-cell table:formula="of:=100*[.I203]/[.H203]" office:value-type="float" office:value="7.33084112149533" calcext:value-type="float">
            <text:p>7.3308411215</text:p>
          </table:table-cell>
          <table:table-cell table:number-columns-repeated="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G204]/10000" office:value-type="float" office:value="4.8376" calcext:value-type="float">
            <text:p>4.8376</text:p>
          </table:table-cell>
          <table:table-cell table:formula="of:=100*[.I204]/[.H204]" office:value-type="float" office:value="8.99242499421124" calcext:value-type="float">
            <text:p>8.9924249942</text:p>
          </table:table-cell>
          <table:table-cell table:number-columns-repeated="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[.G205]/10000" office:value-type="float" office:value="4.3792" calcext:value-type="float">
            <text:p>4.3792</text:p>
          </table:table-cell>
          <table:table-cell table:formula="of:=100*[.I205]/[.H205]" office:value-type="float" office:value="9.89355601748979" calcext:value-type="float">
            <text:p>9.8935560175</text:p>
          </table:table-cell>
          <table:table-cell table:number-columns-repeated="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206]/10000" office:value-type="float" office:value="8.1095" calcext:value-type="float">
            <text:p>8.1095</text:p>
          </table:table-cell>
          <table:table-cell table:formula="of:=100*[.I206]/[.H206]" office:value-type="float" office:value="6.18097540683654" calcext:value-type="float">
            <text:p>6.1809754068</text:p>
          </table:table-cell>
          <table:table-cell table:number-columns-repeated="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table:formula="of:=[.G207]/10000" office:value-type="float" office:value="5.2008" calcext:value-type="float">
            <text:p>5.2008</text:p>
          </table:table-cell>
          <table:table-cell table:formula="of:=100*[.I207]/[.H207]" office:value-type="float" office:value="12.0481318058535" calcext:value-type="float">
            <text:p>12.0481318059</text:p>
          </table:table-cell>
          <table:table-cell table:number-columns-repeated="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G208]/10000" office:value-type="float" office:value="4.3338" calcext:value-type="float">
            <text:p>4.3338</text:p>
          </table:table-cell>
          <table:table-cell table:formula="of:=100*[.I208]/[.H208]" office:value-type="float" office:value="16.7146447894541" calcext:value-type="float">
            <text:p>16.7146447895</text:p>
          </table:table-cell>
          <table:table-cell table:number-columns-repeated="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G209]/10000" office:value-type="float" office:value="3.989" calcext:value-type="float">
            <text:p>3.989</text:p>
          </table:table-cell>
          <table:table-cell table:formula="of:=100*[.I209]/[.H209]" office:value-type="float" office:value="18.8894079177858" calcext:value-type="float">
            <text:p>18.8894079178</text:p>
          </table:table-cell>
          <table:table-cell table:number-columns-repeated="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G210]/10000" office:value-type="float" office:value="8.1625" calcext:value-type="float">
            <text:p>8.1625</text:p>
          </table:table-cell>
          <table:table-cell table:formula="of:=100*[.I210]/[.H210]" office:value-type="float" office:value="3.44252079947645" calcext:value-type="float">
            <text:p>3.4425207995</text:p>
          </table:table-cell>
          <table:table-cell table:number-columns-repeated="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211]/10000" office:value-type="float" office:value="5.6299" calcext:value-type="float">
            <text:p>5.6299</text:p>
          </table:table-cell>
          <table:table-cell table:formula="of:=100*[.I211]/[.H211]" office:value-type="float" office:value="5.8101408109104" calcext:value-type="float">
            <text:p>5.8101408109</text:p>
          </table:table-cell>
          <table:table-cell table:number-columns-repeated="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G212]/10000" office:value-type="float" office:value="4.7909" calcext:value-type="float">
            <text:p>4.7909</text:p>
          </table:table-cell>
          <table:table-cell table:formula="of:=100*[.I212]/[.H212]" office:value-type="float" office:value="7.38768332337912" calcext:value-type="float">
            <text:p>7.3876833234</text:p>
          </table:table-cell>
          <table:table-cell table:number-columns-repeated="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[.G213]/10000" office:value-type="float" office:value="4.3791" calcext:value-type="float">
            <text:p>4.3791</text:p>
          </table:table-cell>
          <table:table-cell table:formula="of:=100*[.I213]/[.H213]" office:value-type="float" office:value="8.12483169264834" calcext:value-type="float">
            <text:p>8.1248316926</text:p>
          </table:table-cell>
          <table:table-cell table:number-columns-repeated="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214]/10000" office:value-type="float" office:value="8.0078" calcext:value-type="float">
            <text:p>8.0078</text:p>
          </table:table-cell>
          <table:table-cell table:formula="of:=100*[.I214]/[.H214]" office:value-type="float" office:value="4.31412689164291" calcext:value-type="float">
            <text:p>4.3141268916</text:p>
          </table:table-cell>
          <table:table-cell table:number-columns-repeated="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G215]/10000" office:value-type="float" office:value="5.1171" calcext:value-type="float">
            <text:p>5.1171</text:p>
          </table:table-cell>
          <table:table-cell table:formula="of:=100*[.I215]/[.H215]" office:value-type="float" office:value="7.94809366464456" calcext:value-type="float">
            <text:p>7.9480936646</text:p>
          </table:table-cell>
          <table:table-cell table:number-columns-repeated="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G216]/10000" office:value-type="float" office:value="4.2319" calcext:value-type="float">
            <text:p>4.2319</text:p>
          </table:table-cell>
          <table:table-cell table:formula="of:=100*[.I216]/[.H216]" office:value-type="float" office:value="10.8382970719167" calcext:value-type="float">
            <text:p>10.8382970719</text:p>
          </table:table-cell>
          <table:table-cell table:number-columns-repeated="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G217]/10000" office:value-type="float" office:value="3.8394" calcext:value-type="float">
            <text:p>3.8394</text:p>
          </table:table-cell>
          <table:table-cell table:formula="of:=100*[.I217]/[.H217]" office:value-type="float" office:value="12.3539887727947" calcext:value-type="float">
            <text:p>12.3539887728</text:p>
          </table:table-cell>
          <table:table-cell table:number-columns-repeated="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218]/10000" office:value-type="float" office:value="8.172" calcext:value-type="float">
            <text:p>8.172</text:p>
          </table:table-cell>
          <table:table-cell table:formula="of:=100*[.I218]/[.H218]" office:value-type="float" office:value="4.07404514566898" calcext:value-type="float">
            <text:p>4.0740451457</text:p>
          </table:table-cell>
          <table:table-cell table:number-columns-repeated="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219]/10000" office:value-type="float" office:value="5.5894" calcext:value-type="float">
            <text:p>5.5894</text:p>
          </table:table-cell>
          <table:table-cell table:formula="of:=100*[.I219]/[.H219]" office:value-type="float" office:value="6.82777950208327" calcext:value-type="float">
            <text:p>6.8277795021</text:p>
          </table:table-cell>
          <table:table-cell table:number-columns-repeated="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G220]/10000" office:value-type="float" office:value="4.7477" calcext:value-type="float">
            <text:p>4.7477</text:p>
          </table:table-cell>
          <table:table-cell table:formula="of:=100*[.I220]/[.H220]" office:value-type="float" office:value="8.62334204151959" calcext:value-type="float">
            <text:p>8.6233420415</text:p>
          </table:table-cell>
          <table:table-cell table:number-columns-repeated="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[.G221]/10000" office:value-type="float" office:value="4.3504" calcext:value-type="float">
            <text:p>4.3504</text:p>
          </table:table-cell>
          <table:table-cell table:formula="of:=100*[.I221]/[.H221]" office:value-type="float" office:value="9.46279014842761" calcext:value-type="float">
            <text:p>9.4627901484</text:p>
          </table:table-cell>
          <table:table-cell table:number-columns-repeated="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222]/10000" office:value-type="float" office:value="7.9768" calcext:value-type="float">
            <text:p>7.9768</text:p>
          </table:table-cell>
          <table:table-cell table:formula="of:=100*[.I222]/[.H222]" office:value-type="float" office:value="4.96739613927385" calcext:value-type="float">
            <text:p>4.9673961393</text:p>
          </table:table-cell>
          <table:table-cell table:number-columns-repeated="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G223]/10000" office:value-type="float" office:value="5.0757" calcext:value-type="float">
            <text:p>5.0757</text:p>
          </table:table-cell>
          <table:table-cell table:formula="of:=100*[.I223]/[.H223]" office:value-type="float" office:value="9.03952184589723" calcext:value-type="float">
            <text:p>9.0395218459</text:p>
          </table:table-cell>
          <table:table-cell table:number-columns-repeated="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G224]/10000" office:value-type="float" office:value="4.1671" calcext:value-type="float">
            <text:p>4.1671</text:p>
          </table:table-cell>
          <table:table-cell table:formula="of:=100*[.I224]/[.H224]" office:value-type="float" office:value="12.2919277177404" calcext:value-type="float">
            <text:p>12.2919277177</text:p>
          </table:table-cell>
          <table:table-cell table:number-columns-repeated="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G225]/10000" office:value-type="float" office:value="3.7922" calcext:value-type="float">
            <text:p>3.7922</text:p>
          </table:table-cell>
          <table:table-cell table:formula="of:=100*[.I225]/[.H225]" office:value-type="float" office:value="13.9160350333749" calcext:value-type="float">
            <text:p>13.9160350334</text:p>
          </table:table-cell>
          <table:table-cell table:number-columns-repeated="21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G226]/10000" office:value-type="float" office:value="8.1996" calcext:value-type="float">
            <text:p>8.1996</text:p>
          </table:table-cell>
          <table:table-cell table:formula="of:=100*[.I226]/[.H226]" office:value-type="float" office:value="3.49996572632156" calcext:value-type="float">
            <text:p>3.4999657263</text:p>
          </table:table-cell>
          <table:table-cell table:number-columns-repeated="21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227]/10000" office:value-type="float" office:value="5.6582" calcext:value-type="float">
            <text:p>5.6582</text:p>
          </table:table-cell>
          <table:table-cell table:formula="of:=100*[.I227]/[.H227]" office:value-type="float" office:value="6.19261792365164" calcext:value-type="float">
            <text:p>6.1926179237</text:p>
          </table:table-cell>
          <table:table-cell table:number-columns-repeated="21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G228]/10000" office:value-type="float" office:value="4.8131" calcext:value-type="float">
            <text:p>4.8131</text:p>
          </table:table-cell>
          <table:table-cell table:formula="of:=100*[.I228]/[.H228]" office:value-type="float" office:value="7.86299756139182" calcext:value-type="float">
            <text:p>7.8629975614</text:p>
          </table:table-cell>
          <table:table-cell table:number-columns-repeated="21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[.G229]/10000" office:value-type="float" office:value="4.3962" calcext:value-type="float">
            <text:p>4.3962</text:p>
          </table:table-cell>
          <table:table-cell table:formula="of:=100*[.I229]/[.H229]" office:value-type="float" office:value="8.67336916730656" calcext:value-type="float">
            <text:p>8.6733691673</text:p>
          </table:table-cell>
          <table:table-cell table:number-columns-repeated="21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230]/10000" office:value-type="float" office:value="8.0171" calcext:value-type="float">
            <text:p>8.0171</text:p>
          </table:table-cell>
          <table:table-cell table:formula="of:=100*[.I230]/[.H230]" office:value-type="float" office:value="3.96677349892333" calcext:value-type="float">
            <text:p>3.9667734989</text:p>
          </table:table-cell>
          <table:table-cell table:number-columns-repeated="21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G231]/10000" office:value-type="float" office:value="5.0761" calcext:value-type="float">
            <text:p>5.0761</text:p>
          </table:table-cell>
          <table:table-cell table:formula="of:=100*[.I231]/[.H231]" office:value-type="float" office:value="7.51242522927967" calcext:value-type="float">
            <text:p>7.5124252293</text:p>
          </table:table-cell>
          <table:table-cell table:number-columns-repeated="21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G232]/10000" office:value-type="float" office:value="4.1836" calcext:value-type="float">
            <text:p>4.1836</text:p>
          </table:table-cell>
          <table:table-cell table:formula="of:=100*[.I232]/[.H232]" office:value-type="float" office:value="10.2806461830852" calcext:value-type="float">
            <text:p>10.2806461831</text:p>
          </table:table-cell>
          <table:table-cell table:number-columns-repeated="21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G233]/10000" office:value-type="float" office:value="3.7802" calcext:value-type="float">
            <text:p>3.7802</text:p>
          </table:table-cell>
          <table:table-cell table:formula="of:=100*[.I233]/[.H233]" office:value-type="float" office:value="11.8404853120207" calcext:value-type="float">
            <text:p>11.840485312</text:p>
          </table:table-cell>
          <table:table-cell table:number-columns-repeated="21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234]/10000" office:value-type="float" office:value="8.1815" calcext:value-type="float">
            <text:p>8.1815</text:p>
          </table:table-cell>
          <table:table-cell table:formula="of:=100*[.I234]/[.H234]" office:value-type="float" office:value="4.14458944162563" calcext:value-type="float">
            <text:p>4.1445894416</text:p>
          </table:table-cell>
          <table:table-cell table:number-columns-repeated="21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235]/10000" office:value-type="float" office:value="5.6288" calcext:value-type="float">
            <text:p>5.6288</text:p>
          </table:table-cell>
          <table:table-cell table:formula="of:=100*[.I235]/[.H235]" office:value-type="float" office:value="7.17243633138028" calcext:value-type="float">
            <text:p>7.1724363314</text:p>
          </table:table-cell>
          <table:table-cell table:number-columns-repeated="21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G236]/10000" office:value-type="float" office:value="4.7872" calcext:value-type="float">
            <text:p>4.7872</text:p>
          </table:table-cell>
          <table:table-cell table:formula="of:=100*[.I236]/[.H236]" office:value-type="float" office:value="9.06949811249318" calcext:value-type="float">
            <text:p>9.0694981125</text:p>
          </table:table-cell>
          <table:table-cell table:number-columns-repeated="21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[.G237]/10000" office:value-type="float" office:value="4.3412" calcext:value-type="float">
            <text:p>4.3412</text:p>
          </table:table-cell>
          <table:table-cell table:formula="of:=100*[.I237]/[.H237]" office:value-type="float" office:value="9.99548369614308" calcext:value-type="float">
            <text:p>9.9954836961</text:p>
          </table:table-cell>
          <table:table-cell table:number-columns-repeated="21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238]/10000" office:value-type="float" office:value="7.9979" calcext:value-type="float">
            <text:p>7.9979</text:p>
          </table:table-cell>
          <table:table-cell table:formula="of:=100*[.I238]/[.H238]" office:value-type="float" office:value="4.61133193633969" calcext:value-type="float">
            <text:p>4.6113319363</text:p>
          </table:table-cell>
          <table:table-cell table:number-columns-repeated="21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G239]/10000" office:value-type="float" office:value="5.0383" calcext:value-type="float">
            <text:p>5.0383</text:p>
          </table:table-cell>
          <table:table-cell table:formula="of:=100*[.I239]/[.H239]" office:value-type="float" office:value="8.58909435356695" calcext:value-type="float">
            <text:p>8.5890943536</text:p>
          </table:table-cell>
          <table:table-cell table:number-columns-repeated="21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G240]/10000" office:value-type="float" office:value="4.126" calcext:value-type="float">
            <text:p>4.126</text:p>
          </table:table-cell>
          <table:table-cell table:formula="of:=100*[.I240]/[.H240]" office:value-type="float" office:value="11.754376937623" calcext:value-type="float">
            <text:p>11.7543769376</text:p>
          </table:table-cell>
          <table:table-cell table:number-columns-repeated="21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G241]/10000" office:value-type="float" office:value="3.7323" calcext:value-type="float">
            <text:p>3.7323</text:p>
          </table:table-cell>
          <table:table-cell table:formula="of:=100*[.I241]/[.H241]" office:value-type="float" office:value="13.459994834891" calcext:value-type="float">
            <text:p>13.4599948349</text:p>
          </table:table-cell>
          <table:table-cell table:number-columns-repeated="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25">00/00/0000</text:date>, <text:time style:data-style-name="N2" text:time-value="22:37:34.84582838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8-25T22:41:07.737419775</dc:date>
    <meta:generator>LibreOffice/4.2.4.2$Linux_X86_64 LibreOffice_project/420m0$Build-2</meta:generator>
    <meta:editing-duration>P0D</meta:editing-duration>
    <meta:editing-cycles>2</meta:editing-cycles>
    <meta:document-statistic meta:table-count="1" meta:cell-count="5844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333333" draw:fill-color="#333333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1.722cm" svg:height="10.201cm" xlink:href=".." xlink:type="simple" chart:class="chart:bar" chart:style-name="ch1">
        <chart:legend chart:legend-position="end" svg:x="18.341cm" svg:y="3.556cm" style:legend-expansion="high" chart:style-name="ch2"/>
        <chart:plot-area chart:style-name="ch3" table:cell-range-address="Sheet1.B246:Sheet1.G277" chart:data-source-has-labels="row" svg:x="0.884cm" svg:y="0.951cm" svg:width="16.589cm" svg:height="8.626cm">
          <chartooo:coordinate-region svg:x="1.505cm" svg:y="1.15cm" svg:width="15.968cm" svg:height="8.22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247:Sheet1.B277" chart:label-cell-address="Sheet1.B246:Sheet1.B246" chart:class="chart:bar">
            <chart:data-point chart:repeated="31"/>
          </chart:series>
          <chart:series chart:style-name="ch8" chart:values-cell-range-address="Sheet1.C247:Sheet1.C277" chart:label-cell-address="Sheet1.C246:Sheet1.C246" chart:class="chart:bar">
            <chart:data-point chart:repeated="31"/>
          </chart:series>
          <chart:series chart:style-name="ch9" chart:values-cell-range-address="Sheet1.D247:Sheet1.D277" chart:label-cell-address="Sheet1.D246:Sheet1.D246" chart:class="chart:bar">
            <chart:data-point chart:repeated="31"/>
          </chart:series>
          <chart:series chart:style-name="ch10" chart:values-cell-range-address="Sheet1.E247:Sheet1.E277" chart:label-cell-address="Sheet1.E246:Sheet1.E246" chart:class="chart:bar">
            <chart:data-point chart:repeated="31"/>
          </chart:series>
          <chart:series chart:style-name="ch11" chart:values-cell-range-address="Sheet1.F247:Sheet1.F277" chart:label-cell-address="Sheet1.F246:Sheet1.F246" chart:class="chart:bar">
            <chart:data-point chart:repeated="31"/>
          </chart:series>
          <chart:series chart:style-name="ch12" chart:values-cell-range-address="Sheet1.G247:Sheet1.G277" chart:label-cell-address="Sheet1.G246:Sheet1.G246" chart:class="chart:line">
            <chart:data-point chart:repeated="3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Issue Width</text:p>
                <draw:g>
                  <svg:desc>Sheet1.B246:Sheet1.B246</svg:desc>
                </draw:g>
              </table:table-cell>
              <table:table-cell office:value-type="string">
                <text:p> ALUs</text:p>
                <draw:g>
                  <svg:desc>Sheet1.C246:Sheet1.C246</svg:desc>
                </draw:g>
              </table:table-cell>
              <table:table-cell office:value-type="string">
                <text:p> MULs</text:p>
                <draw:g>
                  <svg:desc>Sheet1.D246:Sheet1.D246</svg:desc>
                </draw:g>
              </table:table-cell>
              <table:table-cell office:value-type="string">
                <text:p> LSUs</text:p>
                <draw:g>
                  <svg:desc>Sheet1.E246:Sheet1.E246</svg:desc>
                </draw:g>
              </table:table-cell>
              <table:table-cell office:value-type="string">
                <text:p> Banks</text:p>
                <draw:g>
                  <svg:desc>Sheet1.F246:Sheet1.F246</svg:desc>
                </draw:g>
              </table:table-cell>
              <table:table-cell office:value-type="string">
                <text:p> Cycles (10k)</text:p>
                <draw:g>
                  <svg:desc>Sheet1.G246:Sheet1.G24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B247:Sheet1.B277</svg:desc>
                </draw:g>
              </table:table-cell>
              <table:table-cell office:value-type="float" office:value="1">
                <text:p>1</text:p>
                <draw:g>
                  <svg:desc>Sheet1.C247:Sheet1.C277</svg:desc>
                </draw:g>
              </table:table-cell>
              <table:table-cell office:value-type="float" office:value="1">
                <text:p>1</text:p>
                <draw:g>
                  <svg:desc>Sheet1.D247:Sheet1.D277</svg:desc>
                </draw:g>
              </table:table-cell>
              <table:table-cell office:value-type="float" office:value="1">
                <text:p>1</text:p>
                <draw:g>
                  <svg:desc>Sheet1.E247:Sheet1.E277</svg:desc>
                </draw:g>
              </table:table-cell>
              <table:table-cell office:value-type="float" office:value="1">
                <text:p>1</text:p>
                <draw:g>
                  <svg:desc>Sheet1.F247:Sheet1.F277</svg:desc>
                </draw:g>
              </table:table-cell>
              <table:table-cell office:value-type="float" office:value="18.7075">
                <text:p>18.7075</text:p>
                <draw:g>
                  <svg:desc>Sheet1.G247:Sheet1.G27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7.3656">
                <text:p>17.365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1.2591">
                <text:p>21.259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6.3433">
                <text:p>16.34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7.2632">
                <text:p>17.263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1.1567">
                <text:p>21.15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6.2409">
                <text:p>16.240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7.2276">
                <text:p>17.227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1.3386">
                <text:p>21.338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5.8084">
                <text:p>15.808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6.9192">
                <text:p>16.919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1.2362">
                <text:p>21.236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5.706">
                <text:p>15.70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6.0827">
                <text:p>16.082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0.3842">
                <text:p>20.384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4.8541">
                <text:p>14.854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5.7739">
                <text:p>15.773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0.0754">
                <text:p>20.075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4.5453">
                <text:p>14.545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5.6603">
                <text:p>15.660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9.8598">
                <text:p>19.859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3.8177">
                <text:p>13.817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5.4539">
                <text:p>15.453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9.6534">
                <text:p>19.653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3.6113">
                <text:p>13.611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5.7495">
                <text:p>15.749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9.6418">
                <text:p>19.641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3.5997">
                <text:p>13.599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5.5431">
                <text:p>15.543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9.4354">
                <text:p>19.435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3.3933">
                <text:p>13.39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333333" draw:fill-color="#333333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1.676cm" svg:height="9.671cm" xlink:href=".." xlink:type="simple" chart:class="chart:bar" chart:style-name="ch1">
        <chart:legend chart:legend-position="end" svg:x="18.295cm" svg:y="3.291cm" style:legend-expansion="high" chart:style-name="ch2"/>
        <chart:plot-area chart:style-name="ch3" table:cell-range-address="Sheet1.B278:Sheet1.G330" chart:data-source-has-labels="row" svg:x="0.883cm" svg:y="0.907cm" svg:width="16.546cm" svg:height="8.151cm">
          <chartooo:coordinate-region svg:x="1.504cm" svg:y="1.106cm" svg:width="15.925cm" svg:height="7.75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279:Sheet1.B330" chart:label-cell-address="Sheet1.B278:Sheet1.B278" chart:class="chart:bar">
            <chart:data-point chart:repeated="52"/>
          </chart:series>
          <chart:series chart:style-name="ch8" chart:values-cell-range-address="Sheet1.C279:Sheet1.C330" chart:label-cell-address="Sheet1.C278:Sheet1.C278" chart:class="chart:bar">
            <chart:data-point chart:repeated="52"/>
          </chart:series>
          <chart:series chart:style-name="ch9" chart:values-cell-range-address="Sheet1.D279:Sheet1.D330" chart:label-cell-address="Sheet1.D278:Sheet1.D278" chart:class="chart:bar">
            <chart:data-point chart:repeated="52"/>
          </chart:series>
          <chart:series chart:style-name="ch10" chart:values-cell-range-address="Sheet1.E279:Sheet1.E330" chart:label-cell-address="Sheet1.E278:Sheet1.E278" chart:class="chart:bar">
            <chart:data-point chart:repeated="52"/>
          </chart:series>
          <chart:series chart:style-name="ch11" chart:values-cell-range-address="Sheet1.F279:Sheet1.F330" chart:label-cell-address="Sheet1.F278:Sheet1.F278" chart:class="chart:bar">
            <chart:data-point chart:repeated="52"/>
          </chart:series>
          <chart:series chart:style-name="ch12" chart:values-cell-range-address="Sheet1.G279:Sheet1.G330" chart:label-cell-address="Sheet1.G278:Sheet1.G278" chart:class="chart:line">
            <chart:data-point chart:repeated="5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Issue Width</text:p>
                <draw:g>
                  <svg:desc>Sheet1.B278:Sheet1.B278</svg:desc>
                </draw:g>
              </table:table-cell>
              <table:table-cell office:value-type="string">
                <text:p> ALUs</text:p>
                <draw:g>
                  <svg:desc>Sheet1.C278:Sheet1.C278</svg:desc>
                </draw:g>
              </table:table-cell>
              <table:table-cell office:value-type="string">
                <text:p> MULs</text:p>
                <draw:g>
                  <svg:desc>Sheet1.D278:Sheet1.D278</svg:desc>
                </draw:g>
              </table:table-cell>
              <table:table-cell office:value-type="string">
                <text:p> LSUs</text:p>
                <draw:g>
                  <svg:desc>Sheet1.E278:Sheet1.E278</svg:desc>
                </draw:g>
              </table:table-cell>
              <table:table-cell office:value-type="string">
                <text:p> Banks</text:p>
                <draw:g>
                  <svg:desc>Sheet1.F278:Sheet1.F278</svg:desc>
                </draw:g>
              </table:table-cell>
              <table:table-cell office:value-type="string">
                <text:p> Cycles (10k)</text:p>
                <draw:g>
                  <svg:desc>Sheet1.G278:Sheet1.G27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B279:Sheet1.B330</svg:desc>
                </draw:g>
              </table:table-cell>
              <table:table-cell office:value-type="float" office:value="1">
                <text:p>1</text:p>
                <draw:g>
                  <svg:desc>Sheet1.C279:Sheet1.C330</svg:desc>
                </draw:g>
              </table:table-cell>
              <table:table-cell office:value-type="float" office:value="1">
                <text:p>1</text:p>
                <draw:g>
                  <svg:desc>Sheet1.D279:Sheet1.D330</svg:desc>
                </draw:g>
              </table:table-cell>
              <table:table-cell office:value-type="float" office:value="1">
                <text:p>1</text:p>
                <draw:g>
                  <svg:desc>Sheet1.E279:Sheet1.E330</svg:desc>
                </draw:g>
              </table:table-cell>
              <table:table-cell office:value-type="float" office:value="1">
                <text:p>1</text:p>
                <draw:g>
                  <svg:desc>Sheet1.F279:Sheet1.F330</svg:desc>
                </draw:g>
              </table:table-cell>
              <table:table-cell office:value-type="float" office:value="12.002">
                <text:p>12.002</text:p>
                <draw:g>
                  <svg:desc>Sheet1.G279:Sheet1.G3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9.8551">
                <text:p>9.855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1.1571">
                <text:p>11.157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9.5163">
                <text:p>9.516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1.8548">
                <text:p>11.854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9.1036">
                <text:p>9.103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.4618">
                <text:p>8.461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1.1492">
                <text:p>11.149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9.4565">
                <text:p>9.456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1.7271">
                <text:p>11.727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9.0868">
                <text:p>9.086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.4134">
                <text:p>8.413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1.309">
                <text:p>11.30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9.4085">
                <text:p>9.408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1.7976">
                <text:p>11.797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.7637">
                <text:p>8.763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.2736">
                <text:p>8.273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1.1399">
                <text:p>11.139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9.2744">
                <text:p>9.274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1.8022">
                <text:p>11.802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.6817">
                <text:p>8.681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.2153">
                <text:p>8.215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0.6444">
                <text:p>10.644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.6588">
                <text:p>8.658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1.1152">
                <text:p>11.115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.3191">
                <text:p>8.319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7.7005">
                <text:p>7.700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0.5187">
                <text:p>10.518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.4908">
                <text:p>8.490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0.9608">
                <text:p>10.960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.2528">
                <text:p>8.252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7.4286">
                <text:p>7.428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0.4117">
                <text:p>10.411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.2954">
                <text:p>8.295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0.752">
                <text:p>10.75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7.9079">
                <text:p>7.907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7.2366">
                <text:p>7.236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0.3129">
                <text:p>10.312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.3133">
                <text:p>8.313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0.7978">
                <text:p>10.797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7.7653">
                <text:p>7.765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7.1611">
                <text:p>7.161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0.2904">
                <text:p>10.290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.3416">
                <text:p>8.341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0.6603">
                <text:p>10.660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7.6739">
                <text:p>7.673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7.1219">
                <text:p>7.121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0.1781">
                <text:p>10.178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.2254">
                <text:p>8.225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0.6707">
                <text:p>10.670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7.5976">
                <text:p>7.597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7.0605">
                <text:p>7.060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333333" draw:fill-color="#333333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1.723cm" svg:height="9.883cm" xlink:href=".." xlink:type="simple" chart:class="chart:bar" chart:style-name="ch1">
        <chart:legend chart:legend-position="end" svg:x="18.342cm" svg:y="3.397cm" style:legend-expansion="high" chart:style-name="ch2"/>
        <chart:plot-area chart:style-name="ch3" table:cell-range-address="Sheet1.B331:Sheet1.G404" chart:data-source-has-labels="row" svg:x="0.884cm" svg:y="0.923cm" svg:width="16.59cm" svg:height="8.343cm">
          <chartooo:coordinate-region svg:x="1.505cm" svg:y="1.122cm" svg:width="15.969cm" svg:height="7.94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332:Sheet1.B404" chart:label-cell-address="Sheet1.B331:Sheet1.B331" chart:class="chart:bar">
            <chart:data-point chart:repeated="73"/>
          </chart:series>
          <chart:series chart:style-name="ch8" chart:values-cell-range-address="Sheet1.C332:Sheet1.C404" chart:label-cell-address="Sheet1.C331:Sheet1.C331" chart:class="chart:bar">
            <chart:data-point chart:repeated="73"/>
          </chart:series>
          <chart:series chart:style-name="ch9" chart:values-cell-range-address="Sheet1.D332:Sheet1.D404" chart:label-cell-address="Sheet1.D331:Sheet1.D331" chart:class="chart:bar">
            <chart:data-point chart:repeated="73"/>
          </chart:series>
          <chart:series chart:style-name="ch10" chart:values-cell-range-address="Sheet1.E332:Sheet1.E404" chart:label-cell-address="Sheet1.E331:Sheet1.E331" chart:class="chart:bar">
            <chart:data-point chart:repeated="73"/>
          </chart:series>
          <chart:series chart:style-name="ch11" chart:values-cell-range-address="Sheet1.F332:Sheet1.F404" chart:label-cell-address="Sheet1.F331:Sheet1.F331" chart:class="chart:bar">
            <chart:data-point chart:repeated="73"/>
          </chart:series>
          <chart:series chart:style-name="ch12" chart:values-cell-range-address="Sheet1.G332:Sheet1.G404" chart:label-cell-address="Sheet1.G331:Sheet1.G331" chart:class="chart:line">
            <chart:data-point chart:repeated="7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Issue Width</text:p>
                <draw:g>
                  <svg:desc>Sheet1.B331:Sheet1.B331</svg:desc>
                </draw:g>
              </table:table-cell>
              <table:table-cell office:value-type="string">
                <text:p> ALUs</text:p>
                <draw:g>
                  <svg:desc>Sheet1.C331:Sheet1.C331</svg:desc>
                </draw:g>
              </table:table-cell>
              <table:table-cell office:value-type="string">
                <text:p> MULs</text:p>
                <draw:g>
                  <svg:desc>Sheet1.D331:Sheet1.D331</svg:desc>
                </draw:g>
              </table:table-cell>
              <table:table-cell office:value-type="string">
                <text:p> LSUs</text:p>
                <draw:g>
                  <svg:desc>Sheet1.E331:Sheet1.E331</svg:desc>
                </draw:g>
              </table:table-cell>
              <table:table-cell office:value-type="string">
                <text:p> Banks</text:p>
                <draw:g>
                  <svg:desc>Sheet1.F331:Sheet1.F331</svg:desc>
                </draw:g>
              </table:table-cell>
              <table:table-cell office:value-type="string">
                <text:p> Cycles (10k)</text:p>
                <draw:g>
                  <svg:desc>Sheet1.G331:Sheet1.G33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B332:Sheet1.B404</svg:desc>
                </draw:g>
              </table:table-cell>
              <table:table-cell office:value-type="float" office:value="1">
                <text:p>1</text:p>
                <draw:g>
                  <svg:desc>Sheet1.C332:Sheet1.C404</svg:desc>
                </draw:g>
              </table:table-cell>
              <table:table-cell office:value-type="float" office:value="1">
                <text:p>1</text:p>
                <draw:g>
                  <svg:desc>Sheet1.D332:Sheet1.D404</svg:desc>
                </draw:g>
              </table:table-cell>
              <table:table-cell office:value-type="float" office:value="1">
                <text:p>1</text:p>
                <draw:g>
                  <svg:desc>Sheet1.E332:Sheet1.E404</svg:desc>
                </draw:g>
              </table:table-cell>
              <table:table-cell office:value-type="float" office:value="1">
                <text:p>1</text:p>
                <draw:g>
                  <svg:desc>Sheet1.F332:Sheet1.F404</svg:desc>
                </draw:g>
              </table:table-cell>
              <table:table-cell office:value-type="float" office:value="8.5992">
                <text:p>8.5992</text:p>
                <draw:g>
                  <svg:desc>Sheet1.G332:Sheet1.G40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6.223">
                <text:p>6.22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5.4331">
                <text:p>5.433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8.5435">
                <text:p>8.543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6.1765">
                <text:p>6.176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5.3875">
                <text:p>5.38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8.4424">
                <text:p>8.442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5.717">
                <text:p>5.71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4.9727">
                <text:p>4.972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4.6634">
                <text:p>4.663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8.4514">
                <text:p>8.451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6.0794">
                <text:p>6.079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5.2864">
                <text:p>5.286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8.3938">
                <text:p>8.393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5.6642">
                <text:p>5.664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4.9036">
                <text:p>4.903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4.5927">
                <text:p>4.592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8.6121">
                <text:p>8.612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6.0795">
                <text:p>6.079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5.2937">
                <text:p>5.293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8.3489">
                <text:p>8.348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5.5608">
                <text:p>5.560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4.6741">
                <text:p>4.674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4.3355">
                <text:p>4.335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8.5595">
                <text:p>8.559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6.0284">
                <text:p>6.028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5.28">
                <text:p>5.2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8.3427">
                <text:p>8.342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5.5295">
                <text:p>5.529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4.6334">
                <text:p>4.633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4.3015">
                <text:p>4.301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8.3344">
                <text:p>8.334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5.8201">
                <text:p>5.820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5.0581">
                <text:p>5.058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8.1116">
                <text:p>8.111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5.1989">
                <text:p>5.198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4.3495">
                <text:p>4.349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3.997">
                <text:p>3.99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8.2688">
                <text:p>8.268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5.7641">
                <text:p>5.764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4.9635">
                <text:p>4.963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8.0307">
                <text:p>8.030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5.1618">
                <text:p>5.161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4.2759">
                <text:p>4.275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3.9194">
                <text:p>3.919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8.2377">
                <text:p>8.237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5.6534">
                <text:p>5.653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4.7853">
                <text:p>4.785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8.1639">
                <text:p>8.163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5.2526">
                <text:p>5.252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4.4017">
                <text:p>4.401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4.023">
                <text:p>4.02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8.1956">
                <text:p>8.195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5.6143">
                <text:p>5.614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4.6999">
                <text:p>4.699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8.1383">
                <text:p>8.138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5.2144">
                <text:p>5.214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4.3493">
                <text:p>4.349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3.9667">
                <text:p>3.966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8.2424">
                <text:p>8.242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5.6585">
                <text:p>5.658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4.7839">
                <text:p>4.783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8.1084">
                <text:p>8.108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5.2357">
                <text:p>5.235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4.3771">
                <text:p>4.377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4.002">
                <text:p>4.00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8.1988">
                <text:p>8.198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5.5866">
                <text:p>5.586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4.7164">
                <text:p>4.716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8.095">
                <text:p>8.09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5.1818">
                <text:p>5.181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4.304">
                <text:p>4.30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3.9326">
                <text:p>3.932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26cm" svg:y="4.201cm" style:legend-expansion="high" chart:style-name="ch2"/>
        <chart:plot-area chart:style-name="ch3" table:cell-range-address="Sheet1.AB247:Sheet1.AC249 Sheet1.AC246:Sheet1.AC246" chart:data-source-has-labels="both" svg:x="1.331cm" svg:y="0.855cm" svg:width="11.289cm" svg:height="6.984cm">
          <chartooo:coordinate-region svg:x="2.693cm" svg:y="1.054cm" svg:width="9.927cm" svg:height="6.138cm"/>
          <chart:axis chart:dimension="x" chart:name="primary-x" chart:style-name="ch4" chartooo:axis-type="auto">
            <chartooo:date-scale/>
            <chart:title svg:x="6.283cm" svg:y="8.019cm" chart:style-name="ch5">
              <text:p>Contexts</text:p>
            </chart:title>
            <chart:categories table:cell-range-address="Sheet1.AB247:Sheet1.AB249"/>
          </chart:axis>
          <chart:axis chart:dimension="y" chart:name="primary-y" chart:style-name="ch6">
            <chart:title svg:x="0.451cm" svg:y="4.894cm" chart:style-name="ch7">
              <text:p>Cycles</text:p>
            </chart:title>
            <chart:grid chart:style-name="ch8" chart:class="major"/>
          </chart:axis>
          <chart:series chart:style-name="ch9" chart:values-cell-range-address="Sheet1.AC247:Sheet1.AC249" chart:label-cell-address="Sheet1.AC246:Sheet1.AC246" chart:class="chart:bar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Total Cycles</text:p>
                <draw:g>
                  <svg:desc>Sheet1.AC246:Sheet1.AC246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AB247:Sheet1.AB249</svg:desc>
                </draw:g>
              </table:table-cell>
              <table:table-cell office:value-type="float" office:value="138177">
                <text:p>138177</text:p>
                <draw:g>
                  <svg:desc>Sheet1.AC247:Sheet1.AC249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72366">
                <text:p>72366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40230">
                <text:p>4023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